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tyles.xml" manifest:media-type="text/xml"/>
  <manifest:file-entry manifest:full-path="Object 18/" manifest:version="1.2" manifest:media-type="application/vnd.oasis.opendocument.spreadshee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0/content.xml" manifest:media-type="text/xml"/>
  <manifest:file-entry manifest:full-path="Object 30/settings.xml" manifest:media-type="text/xml"/>
  <manifest:file-entry manifest:full-path="Object 30/styles.xml" manifest:media-type="text/xml"/>
  <manifest:file-entry manifest:full-path="Object 30/" manifest:version="1.2" manifest:media-type="application/vnd.oasis.opendocument.spreadshee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manifest.rdf" manifest:media-type="application/rdf+xml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3/content.xml" manifest:media-type="text/xml"/>
  <manifest:file-entry manifest:full-path="Object 33/settings.xml" manifest:media-type="text/xml"/>
  <manifest:file-entry manifest:full-path="Object 33/styles.xml" manifest:media-type="text/xml"/>
  <manifest:file-entry manifest:full-path="Object 33/" manifest:version="1.2" manifest:media-type="application/vnd.oasis.opendocument.spreadshee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tyles.xml" manifest:media-type="text/xml"/>
  <manifest:file-entry manifest:full-path="Object 36/" manifest:version="1.2" manifest:media-type="application/vnd.oasis.opendocument.spreadshee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tyles.xml" manifest:media-type="text/xml"/>
  <manifest:file-entry manifest:full-path="Object 21/" manifest:version="1.2" manifest:media-type="application/vnd.oasis.opendocument.spreadshee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tyles.xml" manifest:media-type="text/xml"/>
  <manifest:file-entry manifest:full-path="Object 24/" manifest:version="1.2" manifest:media-type="application/vnd.oasis.opendocument.spreadshee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content.xml" manifest:media-type="text/xml"/>
  <manifest:file-entry manifest:full-path="Object 27/settings.xml" manifest:media-type="text/xml"/>
  <manifest:file-entry manifest:full-path="Object 27/styles.xml" manifest:media-type="text/xml"/>
  <manifest:file-entry manifest:full-path="Object 27/" manifest:version="1.2" manifest:media-type="application/vnd.oasis.opendocument.spreadshee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styles.xml" manifest:media-type="text/xml"/>
  <manifest:file-entry manifest:full-path="ObjectReplacements/Object 9" manifest:media-type="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layout-cache" manifest:media-type="application/binary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content.xml" manifest:media-type="text/xml"/>
  <manifest:file-entry manifest:full-path="Object 12/settings.xml" manifest:media-type="text/xml"/>
  <manifest:file-entry manifest:full-path="Object 12/styles.xml" manifest:media-type="text/xml"/>
  <manifest:file-entry manifest:full-path="Object 12/" manifest:version="1.2" manifest:media-type="application/vnd.oasis.opendocument.spreadshee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ettings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ettings.xml" manifest:media-type="text/xml"/>
  <manifest:file-entry manifest:full-path="Object 15/styles.xml" manifest:media-type="text/xml"/>
  <manifest:file-entry manifest:full-path="Object 15/" manifest:version="1.2" manifest:media-type="application/vnd.oasis.opendocument.spreadshee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8pt" fo:font-weight="bold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Arial" fo:font-size="12pt" fo:font-weight="bold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size-asian="18pt" style:font-weight-asian="normal" style:font-weight-complex="normal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ocumentação Trabalho Pratico 3</text:p>
      <text:p text:style-name="P1">Estevão Moraes de Andrade</text:p>
      <text:p text:style-name="P1">Gabriel Alves Fernand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Introdução</text:p>
      <text:p text:style-name="P5"><text:tab/></text:p>
      <text:p text:style-name="P6"><text:tab/><text:span text:style-name="T1">O problema proposto é desenvolver um simulador de memória virtual . Para tanto foram implementadas soluções que focam em testar e simular o funcionamento dos algoritmos de reposição sem focar a eficiencia quanto a implementação , mas buscando reduzir a complexidade do codigo de tal maneira que ele execute com um tempo reduzido.</text:span></text:p>
      <text:p text:style-name="P6"><text:span text:style-name="T1"><text:tab/>Para isso foi criado uma estrutura “page” que reflete as caracteristicas de uma pagina que será reposta. Ela é a principal variavel do programa porque define o endereço , o ultimo acesso e o tipo de acesso ( leitura / escrita ) .</text:span></text:p>
      <text:p text:style-name="P6"><text:span text:style-name="T1"><text:tab/>Para simular a tabela de paginas é criado um vetor que é alocado dinamicamente para o tamanho de paginas possíveis. Esse tamanho é calculado , baseado no tamanho da pagina , logo considerando 32bits , uma pagina que possua x bits , o tamanho da tabela de paginas é de 32bits – x . <text:s/>Nessa estrutura é armazenado o indice da pagina na memoria fisica . E o indice desse vetor identifica a pagina , essa escolha de implementação foi com proposito de reduzir a complexidade do acesso a pagina , para O(1) , tornando mais rapido o acesso aos dados na memória . </text:span></text:p>
      <text:p text:style-name="P6"><text:span text:style-name="T1"><text:tab/>Como dito antes , a memoria fisica é utilizada para armazenar as paginas , para isso , é criado um vetor do tipo “page” que recebe as paginas a serem colocadas na memória . Essa variavel é uma simulação da memória fisica , para isso , o indice do vetor de memoria é armazenado no vetor de tabelas de paginas , onde o indice é a pagina que será carregada . </text:span></text:p>
      <text:p text:style-name="P6"><text:span text:style-name="T1"><text:tab/>Para tratar do tipo de acesso e contabilizar page faults e paginas escritas . Existem duas variaveis globais chamadas page_faults e paginas_escritas. Page_faults é contabilizado a cada acesso na memória , caso a pagina não esteja alocada é incrementado essa variavel . Já paginas_escritas é incrementada a cada momento que uma pagina foi alterada na memória . Nesse caso , para considerar a alteração de uma pagina , toda vez que uma pagina com acesso “W” é retirada da memória fisica , a variavel paginas_escritas é incrementada , assim oferecendo a estatistica no final do programa.</text:span></text:p>
      <text:p text:style-name="P6"><text:span text:style-name="T1"><text:tab/>Quanto a estrutura do arquivo , para modularização do codigo , os arquivos são separados por sua estrutura ou funções basicas . Assim , existe a seguinte treefile</text:span></text:p>
      <text:p text:style-name="P6"><text:span text:style-name="T1"><text:tab/>Root</text:span></text:p>
      <text:list xml:id="list1340745789" text:style-name="L1">
        <text:list-item>
          <text:list>
            <text:list-item>
              <text:list>
                <text:list-item>
                  <text:p text:style-name="P7"><text:span text:style-name="T1">main.c : Arquivo contendo conteudo de execução do codigo</text:span></text:p>
                </text:list-item>
                <text:list-item>
                  <text:p text:style-name="P7"><text:span text:style-name="T1">page.h : Arquivo com a estrutura e funções relacionadas a paginas</text:span></text:p>
                </text:list-item>
                <text:list-item>
                  <text:p text:style-name="P7"><text:span text:style-name="T1">funcoes.c : Arquivo com as funções principais do codigo , inclusive metodos de reposição</text:span></text:p>
                </text:list-item>
                <text:list-item>
                  <text:p text:style-name="P7"><text:span text:style-name="T1">memoria.h : Arquivo contendo a variavel global MEMORIA e funções que trabalhem sobre ela.</text:span></text:p>
                </text:list-item>
                <text:list-item>
                  <text:p text:style-name="P7"><text:span text:style-name="T1">tabela.h : Arquivo contendo a variavel global TABELA_PAGINAS e as funções que trabalhem sobre ela</text:span></text:p>
                </text:list-item>
                <text:list-item>
                  <text:p text:style-name="P7"><text:span text:style-name="T1">globais.h : As variaveis globais de estatistica</text:span></text:p>
                </text:list-item>
              </text:list>
            </text:list-item>
          </text:list>
        </text:list-item>
      </text:list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oft-page-break/><text:span text:style-name="T1"/></text:p>
      <text:p text:style-name="P4"><text:span text:style-name="T1">Metodos de Reposição</text:span></text:p>
      <text:p text:style-name="P4"><text:span text:style-name="T1"><text:tab/></text:span></text:p>
      <text:p text:style-name="P6"><text:span text:style-name="T1"><text:tab/>Os metodos de reposição são baseados nos dois vetores já descritos anteriormente . O vetor de memória possui as estruturas page e para avaliar qual pagina deve ser retirado é utilizada um campo dentro da pagina . É um valor inteiro que é contabilizado a cada acesso ao arquivo de log, dessa maneira cada pagina recebe um tempo de acesso e assim é possível utilizar o metodo FIFO e LRU sem necessidade de implementar uma fila ou algo do tipo. </text:span></text:p>
      <text:p text:style-name="P6"><text:span text:style-name="T1"/></text:p>
      <text:p text:style-name="P4"><text:span text:style-name="T1"><text:tab/>FIFO</text:span></text:p>
      <text:p text:style-name="P4"><text:span text:style-name="T1"><text:tab/><text:tab/></text:span><text:span text:style-name="T3"> O metodo retira o primeiro item inserido , independente de hits postériores ou não , para tanto , a cada acesso a uma page , ela é verificada na tabela de paginas se está na memória e caso esteja a complexidade para buscar essa pagina é O(1) . Dessa maneira ocorre um hit ou no caso de page fault é feita uma pesquisa na memória e avaliado a pagina com tempo menor.</text:span></text:p>
      <text:p text:style-name="P4"><text:span text:style-name="T3"/></text:p>
      <text:p text:style-name="P4"><text:span text:style-name="T3"><text:tab/></text:span><text:span text:style-name="T2">LRU</text:span></text:p>
      <text:p text:style-name="P4"><text:span text:style-name="T2"><text:tab/><text:tab/></text:span><text:span text:style-name="T4">Esse metodo retira a pagina mais antiga , a diferença vital entre o FIFO é que a cada hit a pagina na memória tem o tempo atualizado , assim garantindo que o ultimo acessado realmente seja retirado .</text:span></text:p>
      <text:p text:style-name="P4"><text:span text:style-name="T4"><text:tab/></text:span></text:p>
      <text:p text:style-name="P4"><text:span text:style-name="T4"><text:tab/></text:span><text:span text:style-name="T2">RANDOM</text:span></text:p>
      <text:p text:style-name="P4"><text:span text:style-name="T2"><text:tab/><text:tab/></text:span><text:span text:style-name="T4">O metodo simplesmente seleciona um valor aleatório e retira da memória o indice que foi selecionado.</text:span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oft-page-break/><text:span text:style-name="T4"/></text:p>
      <text:p text:style-name="P3"><text:span text:style-name="T1">Resultados</text:span></text:p>
      <text:p text:style-name="P3"><text:span text:style-name="T1"><text:tab/></text:span><text:span text:style-name="T4">Os resultados para cada metodo de reposição serão mostrados em uma tabela com duas linhas , uma para as page faults e um para as paginas escritas . Dessa maneira serão 2 graficos para cada. Considerando que um grafico deve variar o tamanho da pagina na seguinte sequência ( 2,4,8,16,32,64 ) e o tamanho da memória fisica na seguinte sequência ( 128 , 256, 512 , 1024, 2048 , 4096 , 8192 , 16384 ). </text:span></text:p>
      <text:p text:style-name="P3"><text:span text:style-name="T4"><text:tab/>Para melhor identificar essa analise o grafico pode ser lido de duas maneiras , a curva da linha representa para cada tamanho de memoria a variação do tamanho da pagina . Porém caso a leitura seja interessada em visualizar o tamanho fixo de uma pagina relacionado ao crescimento do tamanho da memória , basta analisar os pontos naquele tamanho de pagina e verificar a altura de cada ponto.</text:span></text:p>
      <text:p text:style-name="P3"><text:span text:style-name="T4"><text:tab/>Analisando de uma maneira geral os graficos , foi possível identificar um padrão comum para todos os metodos de reposição , a medida que o tamanho de pagina crescia a quantidade de page faults e paginas escritas cresciam com eles . Porém esse crescimento era variavel a medida que a memória também crescia . </text:span></text:p>
      <text:p text:style-name="P3"><text:span text:style-name="T4"><text:tab/>Considerando assim para o caso de uma memória de 128 kb a curva com maior crescimento. </text:span></text:p>
      <text:p text:style-name="P3"><text:span text:style-name="T4"><text:tab/>Para os padrões de reposição , abaixo trataremos das especificidades apresentadas nos seus graficos em comparação aos demais.</text:span></text:p>
      <text:p text:style-name="P3"><text:span text:style-name="T4"><text:tab/></text:span></text:p>
      <text:p text:style-name="P3"><text:span text:style-name="T4"><text:tab/></text:span><text:span text:style-name="T5">FIFO</text:span></text:p>
      <text:p text:style-name="P3"><text:span text:style-name="T4"><text:tab/><text:tab/>Como já esperado esse metodo de reposição foi o que teve os piores resultados , apesar do metodo random configurar um padrão aleatório , até o mesmo possuiu resultados mais agradaveis do que o FIFO .</text:span></text:p>
      <text:p text:style-name="P3"><text:span text:style-name="T4"><text:tab/><text:tab/>Para o fifo a inclinação da curva foi bem maior do que os demais se avaliando cada alteração de tamanho de memória . <text:s/>E também aquele que possuiu a maior diferença de page faults quando haviam a alteração do tamanho da memoria fixando um tamanho de pagina . Especialmente essa curva aumentava bastante quando a memoria era alterada e o tamanho da pagina permanecia em 32KB.</text:span></text:p>
      <text:p text:style-name="P3"><text:span text:style-name="T4"><text:tab/><text:tab/>Um peculiaridade aconteceu , a conhecida anomalia de belamy foi encontrada em uma situação . Para o arquivo de matriz.log quando a tamanho da pagina foi fixada em 32kb , o tamanho de memoria 128kb teve menos page faults do que uma memoria de tamanho 256 kB.</text:span></text:p>
      <text:p text:style-name="P3"><text:span text:style-name="T4"><text:tab/><text:tab/>Outra fato observado é que para o programa compressor ao atingir uma memória de tamanho 16mb , 8mb e 4mb a medida que o tamanho da pagina é aumentado , ao inves de aumentar o número de pages faults , ele diminui , contrariando a logica de que menos paginas disponiveis , deveriamos haver mais page faults.</text:span></text:p>
      <text:p text:style-name="P3"><text:span text:style-name="T4"><text:s/></text:span></text:p>
      <text:p text:style-name="P3"><text:span text:style-name="T4"><text:tab/></text:span><text:span text:style-name="T5">LRU</text:span></text:p>
      <text:p text:style-name="P3"><text:span text:style-name="T4"><text:tab/><text:tab/>Também como esperado , o metodo de reposição LRU foi o mais eficiente , o programa que apresentou maior quantidade de page faults foi o matriz.log que possuiu por volta de 370 mil page fauls . Se comparado o mesmo grafico aos demais metodos de reposição foi evidentemente o mais eficiente , considerando que os demais tiveram valores na cada dos 470 mil . Para isso esse valores são considerados para tamanho de pagina 64kb e tamanho de memoria 128kb . Porém é possível estender esse resultado para os demais tamanhos de memória e paginas pois , como mostra nos graficos os crescimentos seguem um padrão comum , alterando somente sua taxa de variação baseado no tamanho da memoria . Ou seja memorias maiores possuem uma variação menor da curva de crescimento.</text:span></text:p>
      <text:p text:style-name="P3"><text:span text:style-name="T4"><text:tab/><text:tab/>Outro fato interessante é que em alguns casos as paginas escritas retiradas </text:span><text:soft-page-break/><text:span text:style-name="T4">da memoria foram nulas . Ou seja , aquelas que foram escritas inicialmente não sairam da fila de memória.</text:span></text:p>
      <text:p text:style-name="P3"><text:span text:style-name="T4"><text:tab/><text:tab/>Acompanhando um fato que ocorreu no FIFO , porem agora em outro programa, no simulador.log , para um tamanho de memória 16Mb ao aumentar o tamanho das paginas os page faults cairam , contrariando a expectativa. Esse fato ainda se repetiu no programa compressor e matriz , onde a memoria estando em 16Mb os valores de page fault cairam a medida que foir aumentado o tamanho das paginas. </text:span></text:p>
      <text:p text:style-name="P3"><text:span text:style-name="T4"/></text:p>
      <text:p text:style-name="P3"><text:span text:style-name="T4"><text:tab/></text:span><text:span text:style-name="T5">RANDOM</text:span></text:p>
      <text:p text:style-name="P3"><text:span text:style-name="T4"><text:tab/><text:tab/>Seguindo o padrão de crescimento dos outros metodos de reposição , apesar do metodo aleatorio não possuir uma expectativa anterior , ele seguiu um padrão estavel , se compararmos o grafico dos 4 programas é possível verificar que os maiores crescimentos de page faults foram realmente de tamanhos de memória entre 128Kb e 512Kb , a medida que o tamanho das paginas iam crescendo. </text:span></text:p>
      <text:p text:style-name="P3"><text:span text:style-name="T4"><text:tab/>Analisando esse fato é possível perceber que a medida que é acrescida a memoria , independente do tamanho da pagina a diferença entre os page faults é bem pequena . Porém , não um dado levantado , mas ao longo dos experimentos foi possível perceber que para memorias muito grandes o tempo de execução do programa realmente era maior , partindo desse ponto , é possível encontrar um ponto de equilibro entre o tempo de execução de um programa e a quantidade de memoria .</text:span></text:p>
      <text:p text:style-name="P3"><text:span text:style-name="T4"/></text:p>
      <text:p text:style-name="P4"><text:span text:style-name="T1">Conclusão geral</text:span></text:p>
      <text:p text:style-name="P3"><text:span text:style-name="T4"/></text:p>
      <text:p text:style-name="P3"><text:span text:style-name="T4"><text:tab/>Após a analise dos graficos abaixo e da serie de testes foi possível perceber que o metodo de reposição de paginas LRU é o mais eficiente , não apenas por questões de page faults , mas também pela retirada de paginas escritas . Se considerarmos que em alguns casos essas paginas escritas não foram retiradas da memória podemos considerar que há um problema no sentido de ter um disco com dados desatualizados , porém , para vias de testes , a não seleção dessas paginas demonstra que o programa le o maior número de informações diferentes, não que isso seja onus do simulador , mas sim do metodo de reposição .</text:span></text:p>
      <text:p text:style-name="P3"><text:span text:style-name="T4"><text:tab/>A relação tempo x tamanho de memória também foi percebido . Para programas que executaram em tamanhos de memória muito grandes como 16Mb o tempo de execução foi bem superior se comparado a execução de uma memória de 512 kb , entretando , em alguns casos , como no LRU e fixando o tamanho da pagina , foi possível perceber que a quantidade de pages faults era bem pequena , mostrando que o tamanho da memória não influenciava tanto assim no resultado . Dado esses fatos é possível presumir que para os arquivos de logs testado a melhor configuração , seria roda-los em uma memória de 2MB com tamanho de pagina de 8kb. Pois em todos os graficos foi possível perceber que a diferença de page faults para memorias maiores é bem próximo e para os tamanhos de pagina a mesma coisa . Consideramos assim , a configuração mais eficaz.</text:span></text:p>
      <text:p text:style-name="P3"><text:span text:style-name="T4"><text:tab/>Abaixo seguem os graficos que dão base a essa analise , lembrando que os valores estão escritos em uma tabela abaixo do grafico . Essa tabela retem os valores exatos de page faults e paginas escritas . As analises feitas nesse trabalho são baseados no comportamento das linhas nesses graficos e dos resultados descritos nessa tabela . Como o grafico não reflete bem o detalhe dos valores , por esses serem muito grandes , a tabela serve de auxilio para determina eventos de valores menores , mas ainda assim importantes.</text:span></text:p>
      <text:p text:style-name="P3"><text:span text:style-name="T4"/></text:p>
      <text:p text:style-name="P3"><text:span text:style-name="T4"/></text:p>
      <text:p text:style-name="P3"><text:span text:style-name="T4"/></text:p>
      <text:p text:style-name="P3"><text:soft-page-break/><text:span text:style-name="T4">FIFO</text:span></text:p>
      <text:p text:style-name="P3"><text:span text:style-name="T4">compilador.log</text:span></text:p>
      <text:p text:style-name="P3"><draw:frame draw:style-name="fr1" draw:name="Object2" text:anchor-type="paragraph" svg:x="0.818cm" svg:y="0.455cm" svg:width="16cm" svg:height="8.999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4"><text:tab/></text:span></text:p>
      <text:p text:style-name="P3"><draw:frame draw:style-name="fr3" draw:name="Object1" text:anchor-type="paragraph" svg:width="16cm" svg:height="8.999cm" draw:z-index="12"><draw:object xlink:href="./Object 1" xlink:type="simple" xlink:show="embed" xlink:actuate="onLoad"/><draw:image xlink:href="./ObjectReplacements/Object 1" xlink:type="simple" xlink:show="embed" xlink:actuate="onLoad"/></draw:frame><text:span text:style-name="T4"/></text:p>
      <text:p text:style-name="P3"><draw:frame draw:style-name="fr2" draw:name="Object3" text:anchor-type="paragraph" svg:width="16.261cm" svg:height="4.995cm" draw:z-index="13"><draw:object xlink:href="./Object 3" xlink:type="simple" xlink:show="embed" xlink:actuate="onLoad"/><draw:image xlink:href="./ObjectReplacements/Object 3" xlink:type="simple" xlink:show="embed" xlink:actuate="onLoad"/></draw:frame><text:span text:style-name="T4"/></text:p>
      <text:p text:style-name="P3"><text:soft-page-break/><text:span text:style-name="T4">simulador.log</text:span></text:p>
      <text:p text:style-name="P3"><draw:frame draw:style-name="fr1" draw:name="Object4" text:anchor-type="paragraph" svg:x="0.501cm" svg:y="0cm" svg:width="16cm" svg:height="8.999cm" draw:z-index="1"><draw:object xlink:href="./Object 4" xlink:type="simple" xlink:show="embed" xlink:actuate="onLoad"/><draw:image xlink:href="./ObjectReplacements/Object 4" xlink:type="simple" xlink:show="embed" xlink:actuate="onLoad"/></draw:frame><text:span text:style-name="T4"/></text:p>
      <text:p text:style-name="P3"><draw:frame draw:style-name="fr3" draw:name="Object5" text:anchor-type="paragraph" svg:width="16cm" svg:height="8.999cm" draw:z-index="14"><draw:object xlink:href="./Object 5" xlink:type="simple" xlink:show="embed" xlink:actuate="onLoad"/><draw:image xlink:href="./ObjectReplacements/Object 5" xlink:type="simple" xlink:show="embed" xlink:actuate="onLoad"/></draw:frame><text:span text:style-name="T4"/></text:p>
      <text:p text:style-name="P3"><draw:frame draw:style-name="fr2" draw:name="Object6" text:anchor-type="paragraph" svg:width="18.494cm" svg:height="6.147cm" draw:z-index="15"><draw:object xlink:href="./Object 6" xlink:type="simple" xlink:show="embed" xlink:actuate="onLoad"/><draw:image xlink:href="./ObjectReplacements/Object 6" xlink:type="simple" xlink:show="embed" xlink:actuate="onLoad"/></draw:frame><text:span text:style-name="T4"/></text:p>
      <text:p text:style-name="P3"><text:soft-page-break/><text:span text:style-name="T4">compressor.log</text:span></text:p>
      <text:p text:style-name="P3"><draw:frame draw:style-name="fr1" draw:name="Object7" text:anchor-type="paragraph" svg:x="0.501cm" svg:y="0.235cm" svg:width="16cm" svg:height="8.999cm" draw:z-index="2"><draw:object xlink:href="./Object 7" xlink:type="simple" xlink:show="embed" xlink:actuate="onLoad"/><draw:image xlink:href="./ObjectReplacements/Object 7" xlink:type="simple" xlink:show="embed" xlink:actuate="onLoad"/></draw:frame><text:span text:style-name="T4"/></text:p>
      <text:p text:style-name="P3"><draw:frame draw:style-name="fr3" draw:name="Object8" text:anchor-type="paragraph" svg:width="16cm" svg:height="8.999cm" draw:z-index="16"><draw:object xlink:href="./Object 8" xlink:type="simple" xlink:show="embed" xlink:actuate="onLoad"/><draw:image xlink:href="./ObjectReplacements/Object 8" xlink:type="simple" xlink:show="embed" xlink:actuate="onLoad"/></draw:frame><text:span text:style-name="T4"/></text:p>
      <text:p text:style-name="P3"><draw:frame draw:style-name="fr2" draw:name="Object9" text:anchor-type="paragraph" svg:width="17.41cm" svg:height="5.844cm" draw:z-index="17"><draw:object xlink:href="./Object 9" xlink:type="simple" xlink:show="embed" xlink:actuate="onLoad"/><draw:image xlink:href="./ObjectReplacements/Object 9" xlink:type="simple" xlink:show="embed" xlink:actuate="onLoad"/></draw:frame><text:span text:style-name="T4"/></text:p>
      <text:p text:style-name="P3"><text:soft-page-break/><text:span text:style-name="T4">matriz.log</text:span></text:p>
      <text:p text:style-name="P3"><draw:frame draw:style-name="fr2" draw:name="Object10" text:anchor-type="paragraph" svg:width="16cm" svg:height="8.999cm" draw:z-index="3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2" draw:name="Object11" text:anchor-type="paragraph" svg:width="16cm" svg:height="8.999cm" draw:z-index="18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draw:frame draw:style-name="fr2" draw:name="Object12" text:anchor-type="paragraph" svg:width="16.032cm" svg:height="5.117cm" draw:z-index="19"><draw:object xlink:href="./Object 12" xlink:type="simple" xlink:show="embed" xlink:actuate="onLoad"/><draw:image xlink:href="./ObjectReplacements/Object 12" xlink:type="simple" xlink:show="embed" xlink:actuate="onLoad"/></draw:frame><text:span text:style-name="T4">LRU</text:span></text:p>
      <text:p text:style-name="P3"><text:soft-page-break/><text:span text:style-name="T4">compilador.log</text:span></text:p>
      <text:p text:style-name="P3"><text:span text:style-name="T4"/></text:p>
      <text:p text:style-name="P3"><draw:frame draw:style-name="fr2" draw:name="Object13" text:anchor-type="paragraph" svg:width="16cm" svg:height="8.999cm" draw:z-index="4"><draw:object xlink:href="./Object 13" xlink:type="simple" xlink:show="embed" xlink:actuate="onLoad"/><draw:image xlink:href="./ObjectReplacements/Object 13" xlink:type="simple" xlink:show="embed" xlink:actuate="onLoad"/></draw:frame><text:span text:style-name="T4"/></text:p>
      <text:p text:style-name="P3"><draw:frame draw:style-name="fr2" draw:name="Object14" text:anchor-type="paragraph" svg:width="15.998cm" svg:height="8.999cm" draw:z-index="28"><draw:object xlink:href="./Object 14" xlink:type="simple" xlink:show="embed" xlink:actuate="onLoad"/><draw:image xlink:href="./ObjectReplacements/Object 14" xlink:type="simple" xlink:show="embed" xlink:actuate="onLoad"/></draw:frame><draw:frame draw:style-name="fr1" draw:name="Object15" text:anchor-type="paragraph" svg:x="0.501cm" svg:y="8.652cm" svg:width="15.939cm" svg:height="5.69cm" draw:z-index="29"><draw:object xlink:href="./Object 15" xlink:type="simple" xlink:show="embed" xlink:actuate="onLoad"/><draw:image xlink:href="./ObjectReplacements/Object 15" xlink:type="simple" xlink:show="embed" xlink:actuate="onLoad"/></draw:frame><text:span text:style-name="T4"/></text:p>
      <text:p text:style-name="P3"><text:soft-page-break/><text:span text:style-name="T4">simulador.log</text:span></text:p>
      <text:p text:style-name="P3"><text:span text:style-name="T4"/></text:p>
      <text:p text:style-name="P3"><draw:frame draw:style-name="fr1" draw:name="Object16" text:anchor-type="paragraph" svg:x="0.501cm" svg:y="0cm" svg:width="16cm" svg:height="8.999cm" draw:z-index="5"><draw:object xlink:href="./Object 16" xlink:type="simple" xlink:show="embed" xlink:actuate="onLoad"/><draw:image xlink:href="./ObjectReplacements/Object 16" xlink:type="simple" xlink:show="embed" xlink:actuate="onLoad"/></draw:frame><text:span text:style-name="T4"/></text:p>
      <text:p text:style-name="P3"><text:span text:style-name="T4"/></text:p>
      <text:p text:style-name="P3"><draw:frame draw:style-name="fr2" draw:name="Object17" text:anchor-type="paragraph" svg:width="16cm" svg:height="8.999cm" draw:z-index="30"><draw:object xlink:href="./Object 17" xlink:type="simple" xlink:show="embed" xlink:actuate="onLoad"/><draw:image xlink:href="./ObjectReplacements/Object 17" xlink:type="simple" xlink:show="embed" xlink:actuate="onLoad"/></draw:frame><text:span text:style-name="T4"/></text:p>
      <text:p text:style-name="P3"><text:span text:style-name="T4"/></text:p>
      <text:p text:style-name="P3"><draw:frame draw:style-name="fr2" draw:name="Object18" text:anchor-type="paragraph" svg:width="15.42cm" svg:height="4.669cm" draw:z-index="31"><draw:object xlink:href="./Object 18" xlink:type="simple" xlink:show="embed" xlink:actuate="onLoad"/><draw:image xlink:href="./ObjectReplacements/Object 18" xlink:type="simple" xlink:show="embed" xlink:actuate="onLoad"/></draw:frame><text:span text:style-name="T4"/></text:p>
      <text:p text:style-name="P3"><text:soft-page-break/><text:span text:style-name="T4">compressor.log</text:span></text:p>
      <text:p text:style-name="P3"><text:span text:style-name="T4"/></text:p>
      <text:p text:style-name="P3"><draw:frame draw:style-name="fr1" draw:name="Object19" text:anchor-type="paragraph" svg:x="0.501cm" svg:y="0cm" svg:width="16cm" svg:height="8.999cm" draw:z-index="6"><draw:object xlink:href="./Object 19" xlink:type="simple" xlink:show="embed" xlink:actuate="onLoad"/><draw:image xlink:href="./ObjectReplacements/Object 19" xlink:type="simple" xlink:show="embed" xlink:actuate="onLoad"/></draw:frame><text:span text:style-name="T4"/></text:p>
      <text:p text:style-name="P3"><text:span text:style-name="T4"/></text:p>
      <text:p text:style-name="P3"><draw:frame draw:style-name="fr2" draw:name="Object20" text:anchor-type="paragraph" svg:width="16cm" svg:height="8.999cm" draw:z-index="32"><draw:object xlink:href="./Object 20" xlink:type="simple" xlink:show="embed" xlink:actuate="onLoad"/><draw:image xlink:href="./ObjectReplacements/Object 20" xlink:type="simple" xlink:show="embed" xlink:actuate="onLoad"/></draw:frame><text:span text:style-name="T4"/></text:p>
      <text:p text:style-name="P3"><text:span text:style-name="T4"/></text:p>
      <text:p text:style-name="P3"><draw:frame draw:style-name="fr2" draw:name="Object21" text:anchor-type="paragraph" svg:width="15.586cm" svg:height="4.657cm" draw:z-index="33"><draw:object xlink:href="./Object 21" xlink:type="simple" xlink:show="embed" xlink:actuate="onLoad"/><draw:image xlink:href="./ObjectReplacements/Object 21" xlink:type="simple" xlink:show="embed" xlink:actuate="onLoad"/></draw:frame><text:span text:style-name="T4"/></text:p>
      <text:p text:style-name="P3"><text:soft-page-break/><text:span text:style-name="T4">matriz.log</text:span></text:p>
      <text:p text:style-name="P3"><text:span text:style-name="T4"/></text:p>
      <text:p text:style-name="P3"><draw:frame draw:style-name="fr2" draw:name="Object22" text:anchor-type="paragraph" svg:width="16cm" svg:height="8.999cm" draw:z-index="7"><draw:object xlink:href="./Object 22" xlink:type="simple" xlink:show="embed" xlink:actuate="onLoad"/><draw:image xlink:href="./ObjectReplacements/Object 22" xlink:type="simple" xlink:show="embed" xlink:actuate="onLoad"/></draw:frame><text:span text:style-name="T4"/></text:p>
      <text:p text:style-name="P3"><text:span text:style-name="T4"/></text:p>
      <text:p text:style-name="P3"><draw:frame draw:style-name="fr3" draw:name="Object23" text:anchor-type="paragraph" svg:width="16cm" svg:height="8.999cm" draw:z-index="34"><draw:object xlink:href="./Object 23" xlink:type="simple" xlink:show="embed" xlink:actuate="onLoad"/><draw:image xlink:href="./ObjectReplacements/Object 23" xlink:type="simple" xlink:show="embed" xlink:actuate="onLoad"/></draw:frame><text:span text:style-name="T4"/></text:p>
      <text:p text:style-name="P3"><draw:frame draw:style-name="fr1" draw:name="Object24" text:anchor-type="paragraph" svg:x="0.644cm" svg:y="0.873cm" svg:width="15.714cm" svg:height="5.906cm" draw:z-index="35"><draw:object xlink:href="./Object 24" xlink:type="simple" xlink:show="embed" xlink:actuate="onLoad"/><draw:image xlink:href="./ObjectReplacements/Object 24" xlink:type="simple" xlink:show="embed" xlink:actuate="onLoad"/></draw:frame><text:span text:style-name="T4"/></text:p>
      <text:p text:style-name="P3"><text:span text:style-name="T4"/></text:p>
      <text:p text:style-name="P3"><text:soft-page-break/><text:span text:style-name="T4">RANDOM</text:span></text:p>
      <text:p text:style-name="P3"><text:span text:style-name="T4">compilador.log</text:span></text:p>
      <text:p text:style-name="P3"><text:span text:style-name="T4"/></text:p>
      <text:p text:style-name="P3"><draw:frame draw:style-name="fr2" draw:name="Object25" text:anchor-type="paragraph" svg:width="16cm" svg:height="8.999cm" draw:z-index="8"><draw:object xlink:href="./Object 25" xlink:type="simple" xlink:show="embed" xlink:actuate="onLoad"/><draw:image xlink:href="./ObjectReplacements/Object 25" xlink:type="simple" xlink:show="embed" xlink:actuate="onLoad"/></draw:frame><text:span text:style-name="T4"/></text:p>
      <text:p text:style-name="P3"><text:span text:style-name="T4"/></text:p>
      <text:p text:style-name="P3"><draw:frame draw:style-name="fr2" draw:name="Object26" text:anchor-type="paragraph" svg:width="16cm" svg:height="8.999cm" draw:z-index="2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Object27" text:anchor-type="paragraph" svg:x="-0.046cm" svg:y="8.737cm" svg:width="16.856cm" svg:height="5.193cm" draw:z-index="21"><draw:object xlink:href="./Object 27" xlink:type="simple" xlink:show="embed" xlink:actuate="onLoad"/><draw:image xlink:href="./ObjectReplacements/Object 27" xlink:type="simple" xlink:show="embed" xlink:actuate="onLoad"/></draw:frame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4">simulador.log</text:span></text:p>
      <text:p text:style-name="P3"><draw:frame draw:style-name="fr2" draw:name="Object28" text:anchor-type="paragraph" svg:width="16cm" svg:height="8.999cm" draw:z-index="9"><draw:object xlink:href="./Object 28" xlink:type="simple" xlink:show="embed" xlink:actuate="onLoad"/><draw:image xlink:href="./ObjectReplacements/Object 28" xlink:type="simple" xlink:show="embed" xlink:actuate="onLoad"/></draw:frame><text:span text:style-name="T4"/></text:p>
      <text:p text:style-name="P3"><text:span text:style-name="T4"/></text:p>
      <text:p text:style-name="P3"><draw:frame draw:style-name="fr2" draw:name="Object29" text:anchor-type="paragraph" svg:width="16cm" svg:height="8.999cm" draw:z-index="22"><draw:object xlink:href="./Object 29" xlink:type="simple" xlink:show="embed" xlink:actuate="onLoad"/><draw:image xlink:href="./ObjectReplacements/Object 29" xlink:type="simple" xlink:show="embed" xlink:actuate="onLoad"/></draw:frame><draw:frame draw:style-name="fr1" draw:name="Object30" text:anchor-type="paragraph" svg:x="0.113cm" svg:y="8.798cm" svg:width="16.184cm" svg:height="5.763cm" draw:z-index="23"><draw:object xlink:href="./Object 30" xlink:type="simple" xlink:show="embed" xlink:actuate="onLoad"/><draw:image xlink:href="./ObjectReplacements/Object 30" xlink:type="simple" xlink:show="embed" xlink:actuate="onLoad"/></draw:frame><text:span text:style-name="T4"/></text:p>
      <text:p text:style-name="P3"><text:soft-page-break/><text:span text:style-name="T4">compressor.log</text:span></text:p>
      <text:p text:style-name="P3"><text:span text:style-name="T4"/></text:p>
      <text:p text:style-name="P3"><draw:frame draw:style-name="fr2" draw:name="Object31" text:anchor-type="paragraph" svg:width="16cm" svg:height="8.999cm" draw:z-index="10"><draw:object xlink:href="./Object 31" xlink:type="simple" xlink:show="embed" xlink:actuate="onLoad"/><draw:image xlink:href="./ObjectReplacements/Object 31" xlink:type="simple" xlink:show="embed" xlink:actuate="onLoad"/></draw:frame><text:span text:style-name="T4"/></text:p>
      <text:p text:style-name="P3"><text:span text:style-name="T4"/></text:p>
      <text:p text:style-name="P3"><draw:frame draw:style-name="fr3" draw:name="Object32" text:anchor-type="paragraph" svg:width="16cm" svg:height="8.999cm" draw:z-index="24"><draw:object xlink:href="./Object 32" xlink:type="simple" xlink:show="embed" xlink:actuate="onLoad"/><draw:image xlink:href="./ObjectReplacements/Object 32" xlink:type="simple" xlink:show="embed" xlink:actuate="onLoad"/></draw:frame><draw:frame draw:style-name="fr1" draw:name="Object33" text:anchor-type="paragraph" svg:x="0cm" svg:y="8.583cm" svg:width="16.528cm" svg:height="5.895cm" draw:z-index="25"><draw:object xlink:href="./Object 33" xlink:type="simple" xlink:show="embed" xlink:actuate="onLoad"/><draw:image xlink:href="./ObjectReplacements/Object 33" xlink:type="simple" xlink:show="embed" xlink:actuate="onLoad"/></draw:frame><text:span text:style-name="T4"/></text:p>
      <text:p text:style-name="P3"><text:span text:style-name="T4"/></text:p>
      <text:p text:style-name="P3"><text:soft-page-break/><text:span text:style-name="T4">matriz.log</text:span></text:p>
      <text:p text:style-name="P3"><text:span text:style-name="T4"/></text:p>
      <text:p text:style-name="P3"><draw:frame draw:style-name="fr2" draw:name="Object34" text:anchor-type="paragraph" svg:width="16cm" svg:height="8.999cm" draw:z-index="11"><draw:object xlink:href="./Object 34" xlink:type="simple" xlink:show="embed" xlink:actuate="onLoad"/><draw:image xlink:href="./ObjectReplacements/Object 34" xlink:type="simple" xlink:show="embed" xlink:actuate="onLoad"/></draw:frame><text:span text:style-name="T4"/></text:p>
      <text:p text:style-name="P3"><text:span text:style-name="T4"/></text:p>
      <text:p text:style-name="P3"><draw:frame draw:style-name="fr2" draw:name="Object35" text:anchor-type="paragraph" svg:width="16cm" svg:height="8.999cm" draw:z-index="26"><draw:object xlink:href="./Object 35" xlink:type="simple" xlink:show="embed" xlink:actuate="onLoad"/><draw:image xlink:href="./ObjectReplacements/Object 35" xlink:type="simple" xlink:show="embed" xlink:actuate="onLoad"/></draw:frame><draw:frame draw:style-name="fr1" draw:name="Object36" text:anchor-type="paragraph" svg:x="-0.416cm" svg:y="8.846cm" svg:width="17.279cm" svg:height="5.584cm" draw:z-index="27"><draw:object xlink:href="./Object 36" xlink:type="simple" xlink:show="embed" xlink:actuate="onLoad"/><draw:image xlink:href="./ObjectReplacements/Object 36" xlink:type="simple" xlink:show="embed" xlink:actuate="onLoad"/></draw:frame><text:span text:style-name="T4"/></text:p>
      <text:p text:style-name="P3"><text:span text:style-name="T4"/></text:p>
      <text:p text:style-name="P3"><text:soft-page-break/><text:span text:style-name="T4"/></text:p>
      <text:p text:style-name="P3"><text:span text:style-name="T1">BUG e Decisões de Projeto</text:span></text:p>
      <text:p text:style-name="P3"><text:span text:style-name="T1"><text:tab/></text:span><text:span text:style-name="T3">Aparentemente não foram encontrados bugs no programa. Porém o programa em si não trata falha de linhas de execução sem parametro. Ele trata apenas a falta do parametro para debug , nesse caso não é apresentado as linhas de debug.</text:span></text:p>
      <text:p text:style-name="P3"><text:span text:style-name="T3"><text:tab/>Aproveitando , para debugar o programa é simples , basta adicionar um parametro ao final da linha de execução utilizando 0 ou 1 . No caso 0 indica sem debug , 1 indica o debug . Esse mostra qual registro vai ser inserido e como é o status da memória , nesse caso quais paginas estão alocadas na memória , qual o tempo que ela foi alocada e qual é o tipo de permissão de acesso ( “R” ou “W” ) . </text:span></text:p>
      <text:p text:style-name="P3"><text:span text:style-name="T3"><text:tab/>Em caso de ativação do modo debug o programa que executa em segundos tem um aumento drastico para horas , isso porque para cada inserção é mostrado o vetor da memória , e percorre-lo todo é custosso. </text:span></text:p>
      <text:p text:style-name="P3"><text:span text:style-name="T3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stevao </meta:initial-creator>
    <meta:creation-date>2013-06-23T21:12:01</meta:creation-date>
    <dc:date>2013-06-26T12:00:46</dc:date>
    <dc:creator>estevao </dc:creator>
    <meta:editing-duration>P2DT14H33M34S</meta:editing-duration>
    <meta:editing-cycles>15</meta:editing-cycles>
    <meta:generator>LibreOffice/3.5$Linux_x86 LibreOffice_project/350m1$Build-2</meta:generator>
    <meta:document-statistic meta:table-count="0" meta:image-count="0" meta:object-count="36" meta:page-count="18" meta:paragraph-count="73" meta:word-count="2049" meta:character-count="11574" meta:non-whitespace-character-count="95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65cm" svg:y="0.315cm" chart:style-name="ch2">
          <text:p>COMPILADOR FIFO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896">
                <text:p>8896</text:p>
              </table:table-cell>
              <table:table-cell office:value-type="float" office:value="6112">
                <text:p>6112</text:p>
              </table:table-cell>
              <table:table-cell office:value-type="float" office:value="4235">
                <text:p>4235</text:p>
              </table:table-cell>
              <table:table-cell office:value-type="float" office:value="2426">
                <text:p>2426</text:p>
              </table:table-cell>
              <table:table-cell office:value-type="float" office:value="1331">
                <text:p>1331</text:p>
              </table:table-cell>
              <table:table-cell office:value-type="float" office:value="631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025">
                <text:p>11025</text:p>
              </table:table-cell>
              <table:table-cell office:value-type="float" office:value="7512">
                <text:p>7512</text:p>
              </table:table-cell>
              <table:table-cell office:value-type="float" office:value="5081">
                <text:p>5081</text:p>
              </table:table-cell>
              <table:table-cell office:value-type="float" office:value="3422">
                <text:p>3422</text:p>
              </table:table-cell>
              <table:table-cell office:value-type="float" office:value="1821">
                <text:p>1821</text:p>
              </table:table-cell>
              <table:table-cell office:value-type="float" office:value="878">
                <text:p>878</text:p>
              </table:table-cell>
              <table:table-cell office:value-type="float" office:value="418">
                <text:p>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271">
                <text:p>16271</text:p>
              </table:table-cell>
              <table:table-cell office:value-type="float" office:value="10718">
                <text:p>10718</text:p>
              </table:table-cell>
              <table:table-cell office:value-type="float" office:value="7236">
                <text:p>7236</text:p>
              </table:table-cell>
              <table:table-cell office:value-type="float" office:value="4807">
                <text:p>4807</text:p>
              </table:table-cell>
              <table:table-cell office:value-type="float" office:value="2966">
                <text:p>2966</text:p>
              </table:table-cell>
              <table:table-cell office:value-type="float" office:value="1496">
                <text:p>1496</text:p>
              </table:table-cell>
              <table:table-cell office:value-type="float" office:value="676">
                <text:p>676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517">
                <text:p>25517</text:p>
              </table:table-cell>
              <table:table-cell office:value-type="float" office:value="15415">
                <text:p>15415</text:p>
              </table:table-cell>
              <table:table-cell office:value-type="float" office:value="9907">
                <text:p>9907</text:p>
              </table:table-cell>
              <table:table-cell office:value-type="float" office:value="6447">
                <text:p>6447</text:p>
              </table:table-cell>
              <table:table-cell office:value-type="float" office:value="4253">
                <text:p>4253</text:p>
              </table:table-cell>
              <table:table-cell office:value-type="float" office:value="2426">
                <text:p>2426</text:p>
              </table:table-cell>
              <table:table-cell office:value-type="float" office:value="1108">
                <text:p>110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8152">
                <text:p>38152</text:p>
              </table:table-cell>
              <table:table-cell office:value-type="float" office:value="23359">
                <text:p>23359</text:p>
              </table:table-cell>
              <table:table-cell office:value-type="float" office:value="13723">
                <text:p>13723</text:p>
              </table:table-cell>
              <table:table-cell office:value-type="float" office:value="8344">
                <text:p>8344</text:p>
              </table:table-cell>
              <table:table-cell office:value-type="float" office:value="5228">
                <text:p>5228</text:p>
              </table:table-cell>
              <table:table-cell office:value-type="float" office:value="3301">
                <text:p>3301</text:p>
              </table:table-cell>
              <table:table-cell office:value-type="float" office:value="1632">
                <text:p>1632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1107">
                <text:p>61107</text:p>
              </table:table-cell>
              <table:table-cell office:value-type="float" office:value="35426">
                <text:p>35426</text:p>
              </table:table-cell>
              <table:table-cell office:value-type="float" office:value="21218">
                <text:p>21218</text:p>
              </table:table-cell>
              <table:table-cell office:value-type="float" office:value="12150">
                <text:p>12150</text:p>
              </table:table-cell>
              <table:table-cell office:value-type="float" office:value="7110">
                <text:p>7110</text:p>
              </table:table-cell>
              <table:table-cell office:value-type="float" office:value="4353">
                <text:p>4353</text:p>
              </table:table-cell>
              <table:table-cell office:value-type="float" office:value="2511">
                <text:p>2511</text:p>
              </table:table-cell>
              <table:table-cell office:value-type="float" office:value="1132">
                <text:p>11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27cm" svg:y="0.315cm" chart:style-name="ch2">
          <text:p>MATRIZ FIFO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36893">
                <text:p>36893</text:p>
              </table:table-cell>
              <table:table-cell office:value-type="float" office:value="20441">
                <text:p>20441</text:p>
              </table:table-cell>
              <table:table-cell office:value-type="float" office:value="10669">
                <text:p>10669</text:p>
              </table:table-cell>
              <table:table-cell office:value-type="float" office:value="6097">
                <text:p>6097</text:p>
              </table:table-cell>
              <table:table-cell office:value-type="float" office:value="4027">
                <text:p>4027</text:p>
              </table:table-cell>
              <table:table-cell office:value-type="float" office:value="3367">
                <text:p>3367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1638">
                <text:p>81638</text:p>
              </table:table-cell>
              <table:table-cell office:value-type="float" office:value="30422">
                <text:p>30422</text:p>
              </table:table-cell>
              <table:table-cell office:value-type="float" office:value="17523">
                <text:p>17523</text:p>
              </table:table-cell>
              <table:table-cell office:value-type="float" office:value="8551">
                <text:p>8551</text:p>
              </table:table-cell>
              <table:table-cell office:value-type="float" office:value="4850">
                <text:p>4850</text:p>
              </table:table-cell>
              <table:table-cell office:value-type="float" office:value="3261">
                <text:p>3261</text:p>
              </table:table-cell>
              <table:table-cell office:value-type="float" office:value="2798">
                <text:p>2798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11346">
                <text:p>211346</text:p>
              </table:table-cell>
              <table:table-cell office:value-type="float" office:value="77190">
                <text:p>77190</text:p>
              </table:table-cell>
              <table:table-cell office:value-type="float" office:value="27104">
                <text:p>27104</text:p>
              </table:table-cell>
              <table:table-cell office:value-type="float" office:value="15410">
                <text:p>15410</text:p>
              </table:table-cell>
              <table:table-cell office:value-type="float" office:value="6672">
                <text:p>6672</text:p>
              </table:table-cell>
              <table:table-cell office:value-type="float" office:value="3840">
                <text:p>3840</text:p>
              </table:table-cell>
              <table:table-cell office:value-type="float" office:value="2778">
                <text:p>277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24507">
                <text:p>324507</text:p>
              </table:table-cell>
              <table:table-cell office:value-type="float" office:value="205727">
                <text:p>205727</text:p>
              </table:table-cell>
              <table:table-cell office:value-type="float" office:value="70151">
                <text:p>70151</text:p>
              </table:table-cell>
              <table:table-cell office:value-type="float" office:value="22815">
                <text:p>22815</text:p>
              </table:table-cell>
              <table:table-cell office:value-type="float" office:value="12021">
                <text:p>12021</text:p>
              </table:table-cell>
              <table:table-cell office:value-type="float" office:value="4910">
                <text:p>4910</text:p>
              </table:table-cell>
              <table:table-cell office:value-type="float" office:value="3027">
                <text:p>3027</text:p>
              </table:table-cell>
              <table:table-cell office:value-type="float" office:value="2294">
                <text:p>229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4797">
                <text:p>304797</text:p>
              </table:table-cell>
              <table:table-cell office:value-type="float" office:value="314398">
                <text:p>314398</text:p>
              </table:table-cell>
              <table:table-cell office:value-type="float" office:value="188541">
                <text:p>188541</text:p>
              </table:table-cell>
              <table:table-cell office:value-type="float" office:value="59061">
                <text:p>59061</text:p>
              </table:table-cell>
              <table:table-cell office:value-type="float" office:value="19309">
                <text:p>19309</text:p>
              </table:table-cell>
              <table:table-cell office:value-type="float" office:value="9506">
                <text:p>9506</text:p>
              </table:table-cell>
              <table:table-cell office:value-type="float" office:value="4013">
                <text:p>4013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58585">
                <text:p>458585</text:p>
              </table:table-cell>
              <table:table-cell office:value-type="float" office:value="350270">
                <text:p>350270</text:p>
              </table:table-cell>
              <table:table-cell office:value-type="float" office:value="271380">
                <text:p>271380</text:p>
              </table:table-cell>
              <table:table-cell office:value-type="float" office:value="137751">
                <text:p>137751</text:p>
              </table:table-cell>
              <table:table-cell office:value-type="float" office:value="40262">
                <text:p>40262</text:p>
              </table:table-cell>
              <table:table-cell office:value-type="float" office:value="14861">
                <text:p>14861</text:p>
              </table:table-cell>
              <table:table-cell office:value-type="float" office:value="6848">
                <text:p>6848</text:p>
              </table:table-cell>
              <table:table-cell office:value-type="float" office:value="3175">
                <text:p>31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27cm" svg:y="0.315cm" chart:style-name="ch2">
          <text:p>MATRIZ FIFO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6965">
                <text:p>6965</text:p>
              </table:table-cell>
              <table:table-cell office:value-type="float" office:value="3962">
                <text:p>3962</text:p>
              </table:table-cell>
              <table:table-cell office:value-type="float" office:value="2300">
                <text:p>2300</text:p>
              </table:table-cell>
              <table:table-cell office:value-type="float" office:value="1455">
                <text:p>1455</text:p>
              </table:table-cell>
              <table:table-cell office:value-type="float" office:value="957">
                <text:p>957</text:p>
              </table:table-cell>
              <table:table-cell office:value-type="float" office:value="470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845">
                <text:p>15845</text:p>
              </table:table-cell>
              <table:table-cell office:value-type="float" office:value="6059">
                <text:p>6059</text:p>
              </table:table-cell>
              <table:table-cell office:value-type="float" office:value="3589">
                <text:p>3589</text:p>
              </table:table-cell>
              <table:table-cell office:value-type="float" office:value="1985">
                <text:p>1985</text:p>
              </table:table-cell>
              <table:table-cell office:value-type="float" office:value="1184">
                <text:p>1184</text:p>
              </table:table-cell>
              <table:table-cell office:value-type="float" office:value="724">
                <text:p>724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1805">
                <text:p>41805</text:p>
              </table:table-cell>
              <table:table-cell office:value-type="float" office:value="15031">
                <text:p>15031</text:p>
              </table:table-cell>
              <table:table-cell office:value-type="float" office:value="5365">
                <text:p>5365</text:p>
              </table:table-cell>
              <table:table-cell office:value-type="float" office:value="3178">
                <text:p>3178</text:p>
              </table:table-cell>
              <table:table-cell office:value-type="float" office:value="1561">
                <text:p>1561</text:p>
              </table:table-cell>
              <table:table-cell office:value-type="float" office:value="978">
                <text:p>978</text:p>
              </table:table-cell>
              <table:table-cell office:value-type="float" office:value="592">
                <text:p>59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3210">
                <text:p>53210</text:p>
              </table:table-cell>
              <table:table-cell office:value-type="float" office:value="41023">
                <text:p>41023</text:p>
              </table:table-cell>
              <table:table-cell office:value-type="float" office:value="13801">
                <text:p>13801</text:p>
              </table:table-cell>
              <table:table-cell office:value-type="float" office:value="4578">
                <text:p>4578</text:p>
              </table:table-cell>
              <table:table-cell office:value-type="float" office:value="2602">
                <text:p>2602</text:p>
              </table:table-cell>
              <table:table-cell office:value-type="float" office:value="1199">
                <text:p>1199</text:p>
              </table:table-cell>
              <table:table-cell office:value-type="float" office:value="771">
                <text:p>7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019">
                <text:p>55019</text:p>
              </table:table-cell>
              <table:table-cell office:value-type="float" office:value="52752">
                <text:p>52752</text:p>
              </table:table-cell>
              <table:table-cell office:value-type="float" office:value="38229">
                <text:p>38229</text:p>
              </table:table-cell>
              <table:table-cell office:value-type="float" office:value="11478">
                <text:p>11478</text:p>
              </table:table-cell>
              <table:table-cell office:value-type="float" office:value="3834">
                <text:p>3834</text:p>
              </table:table-cell>
              <table:table-cell office:value-type="float" office:value="2109">
                <text:p>2109</text:p>
              </table:table-cell>
              <table:table-cell office:value-type="float" office:value="991">
                <text:p>99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7748">
                <text:p>57748</text:p>
              </table:table-cell>
              <table:table-cell office:value-type="float" office:value="54482">
                <text:p>54482</text:p>
              </table:table-cell>
              <table:table-cell office:value-type="float" office:value="51987">
                <text:p>51987</text:p>
              </table:table-cell>
              <table:table-cell office:value-type="float" office:value="29304">
                <text:p>29304</text:p>
              </table:table-cell>
              <table:table-cell office:value-type="float" office:value="7482">
                <text:p>7482</text:p>
              </table:table-cell>
              <table:table-cell office:value-type="float" office:value="2975">
                <text:p>2975</text:p>
              </table:table-cell>
              <table:table-cell office:value-type="float" office:value="1573">
                <text:p>1573</text:p>
              </table:table-cell>
              <table:table-cell office:value-type="float" office:value="797">
                <text:p>79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MATRIZ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FIFO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6893">
            <text:p>36893</text:p>
          </table:table-cell>
          <table:table-cell office:value-type="float" office:value="20441">
            <text:p>20441</text:p>
          </table:table-cell>
          <table:table-cell office:value-type="float" office:value="10669">
            <text:p>10669</text:p>
          </table:table-cell>
          <table:table-cell office:value-type="float" office:value="6097">
            <text:p>6097</text:p>
          </table:table-cell>
          <table:table-cell office:value-type="float" office:value="4027">
            <text:p>4027</text:p>
          </table:table-cell>
          <table:table-cell office:value-type="float" office:value="3367">
            <text:p>3367</text:p>
          </table:table-cell>
          <table:table-cell table:number-columns-repeated="2" office:value-type="float" office:value="2994">
            <text:p>29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638">
            <text:p>81638</text:p>
          </table:table-cell>
          <table:table-cell office:value-type="float" office:value="30422">
            <text:p>30422</text:p>
          </table:table-cell>
          <table:table-cell office:value-type="float" office:value="17523">
            <text:p>17523</text:p>
          </table:table-cell>
          <table:table-cell office:value-type="float" office:value="8551">
            <text:p>8551</text:p>
          </table:table-cell>
          <table:table-cell office:value-type="float" office:value="4850">
            <text:p>4850</text:p>
          </table:table-cell>
          <table:table-cell office:value-type="float" office:value="3264">
            <text:p>3264</text:p>
          </table:table-cell>
          <table:table-cell office:value-type="float" office:value="2798">
            <text:p>2798</text:p>
          </table:table-cell>
          <table:table-cell office:value-type="float" office:value="2543">
            <text:p>25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11346">
            <text:p>211346</text:p>
          </table:table-cell>
          <table:table-cell office:value-type="float" office:value="77190">
            <text:p>77190</text:p>
          </table:table-cell>
          <table:table-cell office:value-type="float" office:value="27104">
            <text:p>27104</text:p>
          </table:table-cell>
          <table:table-cell office:value-type="float" office:value="15410">
            <text:p>15410</text:p>
          </table:table-cell>
          <table:table-cell office:value-type="float" office:value="6672">
            <text:p>6672</text:p>
          </table:table-cell>
          <table:table-cell office:value-type="float" office:value="3840">
            <text:p>3840</text:p>
          </table:table-cell>
          <table:table-cell office:value-type="float" office:value="2778">
            <text:p>2778</text:p>
          </table:table-cell>
          <table:table-cell office:value-type="float" office:value="2326">
            <text:p>232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4507">
            <text:p>324507</text:p>
          </table:table-cell>
          <table:table-cell office:value-type="float" office:value="205727">
            <text:p>205727</text:p>
          </table:table-cell>
          <table:table-cell office:value-type="float" office:value="70151">
            <text:p>70151</text:p>
          </table:table-cell>
          <table:table-cell office:value-type="float" office:value="22815">
            <text:p>22815</text:p>
          </table:table-cell>
          <table:table-cell office:value-type="float" office:value="12021">
            <text:p>12021</text:p>
          </table:table-cell>
          <table:table-cell office:value-type="float" office:value="4910">
            <text:p>4910</text:p>
          </table:table-cell>
          <table:table-cell office:value-type="float" office:value="3027">
            <text:p>3027</text:p>
          </table:table-cell>
          <table:table-cell office:value-type="float" office:value="2294">
            <text:p>229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03797">
            <text:p>403797</text:p>
          </table:table-cell>
          <table:table-cell office:value-type="float" office:value="314398">
            <text:p>314398</text:p>
          </table:table-cell>
          <table:table-cell office:value-type="float" office:value="188541">
            <text:p>188541</text:p>
          </table:table-cell>
          <table:table-cell office:value-type="float" office:value="59061">
            <text:p>59061</text:p>
          </table:table-cell>
          <table:table-cell office:value-type="float" office:value="19309">
            <text:p>19309</text:p>
          </table:table-cell>
          <table:table-cell office:value-type="float" office:value="9506">
            <text:p>9506</text:p>
          </table:table-cell>
          <table:table-cell office:value-type="float" office:value="4013">
            <text:p>4013</text:p>
          </table:table-cell>
          <table:table-cell office:value-type="float" office:value="2461">
            <text:p>246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58585">
            <text:p>458585</text:p>
          </table:table-cell>
          <table:table-cell office:value-type="float" office:value="350270">
            <text:p>350270</text:p>
          </table:table-cell>
          <table:table-cell office:value-type="float" office:value="271380">
            <text:p>271380</text:p>
          </table:table-cell>
          <table:table-cell office:value-type="float" office:value="137751">
            <text:p>137751</text:p>
          </table:table-cell>
          <table:table-cell office:value-type="float" office:value="40262">
            <text:p>40262</text:p>
          </table:table-cell>
          <table:table-cell office:value-type="float" office:value="14861">
            <text:p>14861</text:p>
          </table:table-cell>
          <table:table-cell office:value-type="float" office:value="6848">
            <text:p>6848</text:p>
          </table:table-cell>
          <table:table-cell office:value-type="float" office:value="3175">
            <text:p>3175</text:p>
          </table:table-cell>
        </table:table-row>
        <table:table-row table:style-name="ro2">
          <table:table-cell office:value-type="string">
            <text:p>FIFO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965">
            <text:p>6965</text:p>
          </table:table-cell>
          <table:table-cell office:value-type="float" office:value="3962">
            <text:p>3962</text:p>
          </table:table-cell>
          <table:table-cell office:value-type="float" office:value="2300">
            <text:p>2300</text:p>
          </table:table-cell>
          <table:table-cell office:value-type="float" office:value="1455">
            <text:p>1455</text:p>
          </table:table-cell>
          <table:table-cell office:value-type="float" office:value="957">
            <text:p>957</text:p>
          </table:table-cell>
          <table:table-cell office:value-type="float" office:value="470">
            <text:p>47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845">
            <text:p>15845</text:p>
          </table:table-cell>
          <table:table-cell office:value-type="float" office:value="6059">
            <text:p>6059</text:p>
          </table:table-cell>
          <table:table-cell office:value-type="float" office:value="3589">
            <text:p>3589</text:p>
          </table:table-cell>
          <table:table-cell office:value-type="float" office:value="1985">
            <text:p>1985</text:p>
          </table:table-cell>
          <table:table-cell office:value-type="float" office:value="1184">
            <text:p>1184</text:p>
          </table:table-cell>
          <table:table-cell office:value-type="float" office:value="724">
            <text:p>724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1805">
            <text:p>41805</text:p>
          </table:table-cell>
          <table:table-cell office:value-type="float" office:value="15031">
            <text:p>15031</text:p>
          </table:table-cell>
          <table:table-cell office:value-type="float" office:value="5365">
            <text:p>5365</text:p>
          </table:table-cell>
          <table:table-cell office:value-type="float" office:value="3178">
            <text:p>3178</text:p>
          </table:table-cell>
          <table:table-cell office:value-type="float" office:value="1561">
            <text:p>1561</text:p>
          </table:table-cell>
          <table:table-cell office:value-type="float" office:value="978">
            <text:p>978</text:p>
          </table:table-cell>
          <table:table-cell office:value-type="float" office:value="592">
            <text:p>592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3210">
            <text:p>53210</text:p>
          </table:table-cell>
          <table:table-cell office:value-type="float" office:value="41023">
            <text:p>41023</text:p>
          </table:table-cell>
          <table:table-cell office:value-type="float" office:value="13801">
            <text:p>13801</text:p>
          </table:table-cell>
          <table:table-cell office:value-type="float" office:value="4578">
            <text:p>4578</text:p>
          </table:table-cell>
          <table:table-cell office:value-type="float" office:value="2602">
            <text:p>2602</text:p>
          </table:table-cell>
          <table:table-cell office:value-type="float" office:value="1199">
            <text:p>1199</text:p>
          </table:table-cell>
          <table:table-cell office:value-type="float" office:value="771">
            <text:p>771</text:p>
          </table:table-cell>
          <table:table-cell office:value-type="float" office:value="446">
            <text:p>446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5019">
            <text:p>55019</text:p>
          </table:table-cell>
          <table:table-cell office:value-type="float" office:value="52752">
            <text:p>52752</text:p>
          </table:table-cell>
          <table:table-cell office:value-type="float" office:value="38229">
            <text:p>38229</text:p>
          </table:table-cell>
          <table:table-cell office:value-type="float" office:value="11478">
            <text:p>11478</text:p>
          </table:table-cell>
          <table:table-cell office:value-type="float" office:value="3834">
            <text:p>3834</text:p>
          </table:table-cell>
          <table:table-cell office:value-type="float" office:value="2109">
            <text:p>2109</text:p>
          </table:table-cell>
          <table:table-cell office:value-type="float" office:value="991">
            <text:p>991</text:p>
          </table:table-cell>
          <table:table-cell office:value-type="float" office:value="613">
            <text:p>61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7748">
            <text:p>57748</text:p>
          </table:table-cell>
          <table:table-cell office:value-type="float" office:value="54482">
            <text:p>54482</text:p>
          </table:table-cell>
          <table:table-cell office:value-type="float" office:value="51987">
            <text:p>51987</text:p>
          </table:table-cell>
          <table:table-cell office:value-type="float" office:value="29304">
            <text:p>29304</text:p>
          </table:table-cell>
          <table:table-cell office:value-type="float" office:value="7482">
            <text:p>7482</text:p>
          </table:table-cell>
          <table:table-cell office:value-type="float" office:value="2975">
            <text:p>2975</text:p>
          </table:table-cell>
          <table:table-cell office:value-type="float" office:value="1573">
            <text:p>1573</text:p>
          </table:table-cell>
          <table:table-cell office:value-type="float" office:value="797">
            <text:p>797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31cm" svg:y="0.315cm" chart:style-name="ch2">
          <text:p>COMPILADOR LRU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3200">
                <text:p>73200</text:p>
              </table:table-cell>
              <table:table-cell office:value-type="float" office:value="50674">
                <text:p>50674</text:p>
              </table:table-cell>
              <table:table-cell office:value-type="float" office:value="32556">
                <text:p>32556</text:p>
              </table:table-cell>
              <table:table-cell office:value-type="float" office:value="15330">
                <text:p>15330</text:p>
              </table:table-cell>
              <table:table-cell office:value-type="float" office:value="7074">
                <text:p>7074</text:p>
              </table:table-cell>
              <table:table-cell office:value-type="float" office:value="3828">
                <text:p>3828</text:p>
              </table:table-cell>
              <table:table-cell office:value-type="float" office:value="3621">
                <text:p>3621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4401">
                <text:p>84401</text:p>
              </table:table-cell>
              <table:table-cell office:value-type="float" office:value="59089">
                <text:p>59089</text:p>
              </table:table-cell>
              <table:table-cell office:value-type="float" office:value="40821">
                <text:p>40821</text:p>
              </table:table-cell>
              <table:table-cell office:value-type="float" office:value="25308">
                <text:p>25308</text:p>
              </table:table-cell>
              <table:table-cell office:value-type="float" office:value="10425">
                <text:p>10425</text:p>
              </table:table-cell>
              <table:table-cell office:value-type="float" office:value="4391">
                <text:p>4391</text:p>
              </table:table-cell>
              <table:table-cell office:value-type="float" office:value="2904">
                <text:p>2904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0909">
                <text:p>110909</text:p>
              </table:table-cell>
              <table:table-cell office:value-type="float" office:value="79010">
                <text:p>79010</text:p>
              </table:table-cell>
              <table:table-cell office:value-type="float" office:value="54286">
                <text:p>54286</text:p>
              </table:table-cell>
              <table:table-cell office:value-type="float" office:value="36707">
                <text:p>36707</text:p>
              </table:table-cell>
              <table:table-cell office:value-type="float" office:value="21091">
                <text:p>21091</text:p>
              </table:table-cell>
              <table:table-cell office:value-type="float" office:value="7632">
                <text:p>7632</text:p>
              </table:table-cell>
              <table:table-cell office:value-type="float" office:value="3107">
                <text:p>3107</text:p>
              </table:table-cell>
              <table:table-cell office:value-type="float" office:value="2391">
                <text:p>23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6690">
                <text:p>156690</text:p>
              </table:table-cell>
              <table:table-cell office:value-type="float" office:value="102959">
                <text:p>102959</text:p>
              </table:table-cell>
              <table:table-cell office:value-type="float" office:value="71099">
                <text:p>71099</text:p>
              </table:table-cell>
              <table:table-cell office:value-type="float" office:value="47424">
                <text:p>47424</text:p>
              </table:table-cell>
              <table:table-cell office:value-type="float" office:value="30686">
                <text:p>30686</text:p>
              </table:table-cell>
              <table:table-cell office:value-type="float" office:value="15873">
                <text:p>15873</text:p>
              </table:table-cell>
              <table:table-cell office:value-type="float" office:value="5084">
                <text:p>5084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10633">
                <text:p>210633</text:p>
              </table:table-cell>
              <table:table-cell office:value-type="float" office:value="140671">
                <text:p>140671</text:p>
              </table:table-cell>
              <table:table-cell office:value-type="float" office:value="91213">
                <text:p>91213</text:p>
              </table:table-cell>
              <table:table-cell office:value-type="float" office:value="60336">
                <text:p>60336</text:p>
              </table:table-cell>
              <table:table-cell office:value-type="float" office:value="38641">
                <text:p>38641</text:p>
              </table:table-cell>
              <table:table-cell office:value-type="float" office:value="23928">
                <text:p>23928</text:p>
              </table:table-cell>
              <table:table-cell office:value-type="float" office:value="10295">
                <text:p>10295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08261">
                <text:p>308261</text:p>
              </table:table-cell>
              <table:table-cell office:value-type="float" office:value="179986">
                <text:p>179986</text:p>
              </table:table-cell>
              <table:table-cell office:value-type="float" office:value="120815">
                <text:p>120815</text:p>
              </table:table-cell>
              <table:table-cell office:value-type="float" office:value="77837">
                <text:p>77837</text:p>
              </table:table-cell>
              <table:table-cell office:value-type="float" office:value="49571">
                <text:p>49571</text:p>
              </table:table-cell>
              <table:table-cell office:value-type="float" office:value="30416">
                <text:p>30416</text:p>
              </table:table-cell>
              <table:table-cell office:value-type="float" office:value="17265">
                <text:p>17265</text:p>
              </table:table-cell>
              <table:table-cell office:value-type="float" office:value="6270">
                <text:p>627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title svg:x="5.931cm" svg:y="0.315cm" chart:style-name="ch2">
          <text:p>COMPILADOR LRU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cm" svg:height="5.525cm">
          <chartooo:coordinate-region svg:x="2.507cm" svg:y="2.513cm" svg:width="10.396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7326">
                <text:p>7326</text:p>
              </table:table-cell>
              <table:table-cell office:value-type="float" office:value="5041">
                <text:p>5041</text:p>
              </table:table-cell>
              <table:table-cell office:value-type="float" office:value="3475">
                <text:p>3475</text:p>
              </table:table-cell>
              <table:table-cell office:value-type="float" office:value="1935">
                <text:p>1935</text:p>
              </table:table-cell>
              <table:table-cell office:value-type="float" office:value="1101">
                <text:p>1101</text:p>
              </table:table-cell>
              <table:table-cell office:value-type="float" office:value="549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647">
                <text:p>8647</text:p>
              </table:table-cell>
              <table:table-cell office:value-type="float" office:value="6082">
                <text:p>6082</text:p>
              </table:table-cell>
              <table:table-cell office:value-type="float" office:value="4131">
                <text:p>4131</text:p>
              </table:table-cell>
              <table:table-cell office:value-type="float" office:value="2776">
                <text:p>2776</text:p>
              </table:table-cell>
              <table:table-cell office:value-type="float" office:value="1389">
                <text:p>1389</text:p>
              </table:table-cell>
              <table:table-cell office:value-type="float" office:value="693">
                <text:p>693</text:p>
              </table:table-cell>
              <table:table-cell office:value-type="float" office:value="375">
                <text:p>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911">
                <text:p>10911</text:p>
              </table:table-cell>
              <table:table-cell office:value-type="float" office:value="8368">
                <text:p>8368</text:p>
              </table:table-cell>
              <table:table-cell office:value-type="float" office:value="5767">
                <text:p>5767</text:p>
              </table:table-cell>
              <table:table-cell office:value-type="float" office:value="3860">
                <text:p>3860</text:p>
              </table:table-cell>
              <table:table-cell office:value-type="float" office:value="2476">
                <text:p>2476</text:p>
              </table:table-cell>
              <table:table-cell office:value-type="float" office:value="1122">
                <text:p>1122</text:p>
              </table:table-cell>
              <table:table-cell office:value-type="float" office:value="520">
                <text:p>52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147">
                <text:p>18147</text:p>
              </table:table-cell>
              <table:table-cell office:value-type="float" office:value="10410">
                <text:p>10410</text:p>
              </table:table-cell>
              <table:table-cell office:value-type="float" office:value="7761">
                <text:p>7761</text:p>
              </table:table-cell>
              <table:table-cell office:value-type="float" office:value="5162">
                <text:p>5162</text:p>
              </table:table-cell>
              <table:table-cell office:value-type="float" office:value="3298">
                <text:p>3298</text:p>
              </table:table-cell>
              <table:table-cell office:value-type="float" office:value="1882">
                <text:p>1882</text:p>
              </table:table-cell>
              <table:table-cell office:value-type="float" office:value="829">
                <text:p>82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0179">
                <text:p>30179</text:p>
              </table:table-cell>
              <table:table-cell office:value-type="float" office:value="16430">
                <text:p>16430</text:p>
              </table:table-cell>
              <table:table-cell office:value-type="float" office:value="9226">
                <text:p>9226</text:p>
              </table:table-cell>
              <table:table-cell office:value-type="float" office:value="6496">
                <text:p>6496</text:p>
              </table:table-cell>
              <table:table-cell office:value-type="float" office:value="3978">
                <text:p>3978</text:p>
              </table:table-cell>
              <table:table-cell office:value-type="float" office:value="2403">
                <text:p>2403</text:p>
              </table:table-cell>
              <table:table-cell office:value-type="float" office:value="1222">
                <text:p>122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9936">
                <text:p>59936</text:p>
              </table:table-cell>
              <table:table-cell office:value-type="float" office:value="27598">
                <text:p>27598</text:p>
              </table:table-cell>
              <table:table-cell office:value-type="float" office:value="14601">
                <text:p>14601</text:p>
              </table:table-cell>
              <table:table-cell office:value-type="float" office:value="8176">
                <text:p>8176</text:p>
              </table:table-cell>
              <table:table-cell office:value-type="float" office:value="5424">
                <text:p>5424</text:p>
              </table:table-cell>
              <table:table-cell office:value-type="float" office:value="3138">
                <text:p>3138</text:p>
              </table:table-cell>
              <table:table-cell office:value-type="float" office:value="1806">
                <text:p>1806</text:p>
              </table:table-cell>
              <table:table-cell office:value-type="float" office:value="816">
                <text:p>81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COMPILAD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200">
            <text:p>73200</text:p>
          </table:table-cell>
          <table:table-cell office:value-type="float" office:value="50674">
            <text:p>50674</text:p>
          </table:table-cell>
          <table:table-cell office:value-type="float" office:value="32556">
            <text:p>32556</text:p>
          </table:table-cell>
          <table:table-cell office:value-type="float" office:value="15330">
            <text:p>15330</text:p>
          </table:table-cell>
          <table:table-cell office:value-type="float" office:value="7074">
            <text:p>7074</text:p>
          </table:table-cell>
          <table:table-cell office:value-type="float" office:value="3828">
            <text:p>3828</text:p>
          </table:table-cell>
          <table:table-cell table:number-columns-repeated="2" office:value-type="float" office:value="3621">
            <text:p>36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4401">
            <text:p>84401</text:p>
          </table:table-cell>
          <table:table-cell office:value-type="float" office:value="59089">
            <text:p>59089</text:p>
          </table:table-cell>
          <table:table-cell office:value-type="float" office:value="40821">
            <text:p>40821</text:p>
          </table:table-cell>
          <table:table-cell office:value-type="float" office:value="25308">
            <text:p>25308</text:p>
          </table:table-cell>
          <table:table-cell office:value-type="float" office:value="10425">
            <text:p>10425</text:p>
          </table:table-cell>
          <table:table-cell office:value-type="float" office:value="4391">
            <text:p>4391</text:p>
          </table:table-cell>
          <table:table-cell office:value-type="float" office:value="2904">
            <text:p>2904</text:p>
          </table:table-cell>
          <table:table-cell office:value-type="float" office:value="2852">
            <text:p>28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10909">
            <text:p>110909</text:p>
          </table:table-cell>
          <table:table-cell office:value-type="float" office:value="79010">
            <text:p>79010</text:p>
          </table:table-cell>
          <table:table-cell office:value-type="float" office:value="54286">
            <text:p>54286</text:p>
          </table:table-cell>
          <table:table-cell office:value-type="float" office:value="36707">
            <text:p>36707</text:p>
          </table:table-cell>
          <table:table-cell office:value-type="float" office:value="21091">
            <text:p>21091</text:p>
          </table:table-cell>
          <table:table-cell office:value-type="float" office:value="7632">
            <text:p>7632</text:p>
          </table:table-cell>
          <table:table-cell office:value-type="float" office:value="3107">
            <text:p>3107</text:p>
          </table:table-cell>
          <table:table-cell office:value-type="float" office:value="2391">
            <text:p>23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6690">
            <text:p>156690</text:p>
          </table:table-cell>
          <table:table-cell office:value-type="float" office:value="102959">
            <text:p>102959</text:p>
          </table:table-cell>
          <table:table-cell office:value-type="float" office:value="71099">
            <text:p>71099</text:p>
          </table:table-cell>
          <table:table-cell office:value-type="float" office:value="47424">
            <text:p>47424</text:p>
          </table:table-cell>
          <table:table-cell office:value-type="float" office:value="30686">
            <text:p>30686</text:p>
          </table:table-cell>
          <table:table-cell office:value-type="float" office:value="15873">
            <text:p>15873</text:p>
          </table:table-cell>
          <table:table-cell office:value-type="float" office:value="5084">
            <text:p>5084</text:p>
          </table:table-cell>
          <table:table-cell office:value-type="float" office:value="2215">
            <text:p>221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10633">
            <text:p>210633</text:p>
          </table:table-cell>
          <table:table-cell office:value-type="float" office:value="140671">
            <text:p>140671</text:p>
          </table:table-cell>
          <table:table-cell office:value-type="float" office:value="91213">
            <text:p>91213</text:p>
          </table:table-cell>
          <table:table-cell office:value-type="float" office:value="60336">
            <text:p>60336</text:p>
          </table:table-cell>
          <table:table-cell office:value-type="float" office:value="38641">
            <text:p>38641</text:p>
          </table:table-cell>
          <table:table-cell office:value-type="float" office:value="23928">
            <text:p>23928</text:p>
          </table:table-cell>
          <table:table-cell office:value-type="float" office:value="10295">
            <text:p>10295</text:p>
          </table:table-cell>
          <table:table-cell office:value-type="float" office:value="3204">
            <text:p>320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08261">
            <text:p>308261</text:p>
          </table:table-cell>
          <table:table-cell office:value-type="float" office:value="179986">
            <text:p>179986</text:p>
          </table:table-cell>
          <table:table-cell office:value-type="float" office:value="120815">
            <text:p>120815</text:p>
          </table:table-cell>
          <table:table-cell office:value-type="float" office:value="77837">
            <text:p>77837</text:p>
          </table:table-cell>
          <table:table-cell office:value-type="float" office:value="49571">
            <text:p>49571</text:p>
          </table:table-cell>
          <table:table-cell office:value-type="float" office:value="30416">
            <text:p>30416</text:p>
          </table:table-cell>
          <table:table-cell office:value-type="float" office:value="17265">
            <text:p>17265</text:p>
          </table:table-cell>
          <table:table-cell office:value-type="float" office:value="6270">
            <text:p>6270</text:p>
          </table:table-cell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26">
            <text:p>7326</text:p>
          </table:table-cell>
          <table:table-cell office:value-type="float" office:value="5041">
            <text:p>5041</text:p>
          </table:table-cell>
          <table:table-cell office:value-type="float" office:value="3475">
            <text:p>3475</text:p>
          </table:table-cell>
          <table:table-cell office:value-type="float" office:value="1935">
            <text:p>1935</text:p>
          </table:table-cell>
          <table:table-cell office:value-type="float" office:value="1101">
            <text:p>1101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647">
            <text:p>8647</text:p>
          </table:table-cell>
          <table:table-cell office:value-type="float" office:value="6082">
            <text:p>6082</text:p>
          </table:table-cell>
          <table:table-cell office:value-type="float" office:value="4131">
            <text:p>4131</text:p>
          </table:table-cell>
          <table:table-cell office:value-type="float" office:value="2776">
            <text:p>2776</text:p>
          </table:table-cell>
          <table:table-cell office:value-type="float" office:value="1389">
            <text:p>1389</text:p>
          </table:table-cell>
          <table:table-cell office:value-type="float" office:value="693">
            <text:p>693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911">
            <text:p>10911</text:p>
          </table:table-cell>
          <table:table-cell office:value-type="float" office:value="8368">
            <text:p>8368</text:p>
          </table:table-cell>
          <table:table-cell office:value-type="float" office:value="5767">
            <text:p>5767</text:p>
          </table:table-cell>
          <table:table-cell office:value-type="float" office:value="3860">
            <text:p>3860</text:p>
          </table:table-cell>
          <table:table-cell office:value-type="float" office:value="2476">
            <text:p>2476</text:p>
          </table:table-cell>
          <table:table-cell office:value-type="float" office:value="1122">
            <text:p>1122</text:p>
          </table:table-cell>
          <table:table-cell office:value-type="float" office:value="520">
            <text:p>520</text:p>
          </table:table-cell>
          <table:table-cell office:value-type="float" office:value="251">
            <text:p>25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147">
            <text:p>18147</text:p>
          </table:table-cell>
          <table:table-cell office:value-type="float" office:value="10410">
            <text:p>10410</text:p>
          </table:table-cell>
          <table:table-cell office:value-type="float" office:value="7761">
            <text:p>7761</text:p>
          </table:table-cell>
          <table:table-cell office:value-type="float" office:value="5162">
            <text:p>5162</text:p>
          </table:table-cell>
          <table:table-cell office:value-type="float" office:value="3298">
            <text:p>3298</text:p>
          </table:table-cell>
          <table:table-cell office:value-type="float" office:value="1882">
            <text:p>1882</text:p>
          </table:table-cell>
          <table:table-cell office:value-type="float" office:value="829">
            <text:p>829</text:p>
          </table:table-cell>
          <table:table-cell office:value-type="float" office:value="365">
            <text:p>36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0179">
            <text:p>30179</text:p>
          </table:table-cell>
          <table:table-cell office:value-type="float" office:value="16430">
            <text:p>16430</text:p>
          </table:table-cell>
          <table:table-cell office:value-type="float" office:value="9226">
            <text:p>9226</text:p>
          </table:table-cell>
          <table:table-cell office:value-type="float" office:value="6496">
            <text:p>6496</text:p>
          </table:table-cell>
          <table:table-cell office:value-type="float" office:value="3978">
            <text:p>3978</text:p>
          </table:table-cell>
          <table:table-cell office:value-type="float" office:value="2403">
            <text:p>2403</text:p>
          </table:table-cell>
          <table:table-cell office:value-type="float" office:value="1222">
            <text:p>1222</text:p>
          </table:table-cell>
          <table:table-cell office:value-type="float" office:value="534">
            <text:p>53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9936">
            <text:p>59936</text:p>
          </table:table-cell>
          <table:table-cell office:value-type="float" office:value="27598">
            <text:p>27598</text:p>
          </table:table-cell>
          <table:table-cell office:value-type="float" office:value="14601">
            <text:p>14601</text:p>
          </table:table-cell>
          <table:table-cell office:value-type="float" office:value="8176">
            <text:p>8176</text:p>
          </table:table-cell>
          <table:table-cell office:value-type="float" office:value="5424">
            <text:p>5424</text:p>
          </table:table-cell>
          <table:table-cell office:value-type="float" office:value="3138">
            <text:p>3138</text:p>
          </table:table-cell>
          <table:table-cell office:value-type="float" office:value="1806">
            <text:p>1806</text:p>
          </table:table-cell>
          <table:table-cell office:value-type="float" office:value="816">
            <text:p>816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03cm" svg:y="0.315cm" chart:style-name="ch2">
          <text:p>SIMULADOR LRU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4cm" svg:width="10.212cm" svg:height="4.678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52359">
                <text:p>52359</text:p>
              </table:table-cell>
              <table:table-cell office:value-type="float" office:value="27355">
                <text:p>27355</text:p>
              </table:table-cell>
              <table:table-cell office:value-type="float" office:value="15219">
                <text:p>15219</text:p>
              </table:table-cell>
              <table:table-cell office:value-type="float" office:value="8364">
                <text:p>8364</text:p>
              </table:table-cell>
              <table:table-cell office:value-type="float" office:value="6250">
                <text:p>6250</text:p>
              </table:table-cell>
              <table:table-cell office:value-type="float" office:value="5415">
                <text:p>5415</text:p>
              </table:table-cell>
              <table:table-cell office:value-type="float" office:value="5152">
                <text:p>5152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7747">
                <text:p>67747</text:p>
              </table:table-cell>
              <table:table-cell office:value-type="float" office:value="41186">
                <text:p>41186</text:p>
              </table:table-cell>
              <table:table-cell office:value-type="float" office:value="21090">
                <text:p>21090</text:p>
              </table:table-cell>
              <table:table-cell office:value-type="float" office:value="11240">
                <text:p>11240</text:p>
              </table:table-cell>
              <table:table-cell office:value-type="float" office:value="5823">
                <text:p>5823</text:p>
              </table:table-cell>
              <table:table-cell office:value-type="float" office:value="4468">
                <text:p>4468</text:p>
              </table:table-cell>
              <table:table-cell office:value-type="float" office:value="3951">
                <text:p>3951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0880">
                <text:p>100880</text:p>
              </table:table-cell>
              <table:table-cell office:value-type="float" office:value="61335">
                <text:p>61335</text:p>
              </table:table-cell>
              <table:table-cell office:value-type="float" office:value="33827">
                <text:p>33827</text:p>
              </table:table-cell>
              <table:table-cell office:value-type="float" office:value="16479">
                <text:p>16479</text:p>
              </table:table-cell>
              <table:table-cell office:value-type="float" office:value="8556">
                <text:p>8556</text:p>
              </table:table-cell>
              <table:table-cell office:value-type="float" office:value="4732">
                <text:p>4732</text:p>
              </table:table-cell>
              <table:table-cell office:value-type="float" office:value="3784">
                <text:p>3784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55689">
                <text:p>155689</text:p>
              </table:table-cell>
              <table:table-cell office:value-type="float" office:value="90243">
                <text:p>90243</text:p>
              </table:table-cell>
              <table:table-cell office:value-type="float" office:value="55174">
                <text:p>55174</text:p>
              </table:table-cell>
              <table:table-cell office:value-type="float" office:value="29547">
                <text:p>29547</text:p>
              </table:table-cell>
              <table:table-cell office:value-type="float" office:value="12822">
                <text:p>12822</text:p>
              </table:table-cell>
              <table:table-cell office:value-type="float" office:value="6520">
                <text:p>6520</text:p>
              </table:table-cell>
              <table:table-cell office:value-type="float" office:value="3924">
                <text:p>3924</text:p>
              </table:table-cell>
              <table:table-cell office:value-type="float" office:value="3155">
                <text:p>31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06695">
                <text:p>206695</text:p>
              </table:table-cell>
              <table:table-cell office:value-type="float" office:value="133374">
                <text:p>133374</text:p>
              </table:table-cell>
              <table:table-cell office:value-type="float" office:value="79053">
                <text:p>79053</text:p>
              </table:table-cell>
              <table:table-cell office:value-type="float" office:value="48088">
                <text:p>48088</text:p>
              </table:table-cell>
              <table:table-cell office:value-type="float" office:value="22126">
                <text:p>22126</text:p>
              </table:table-cell>
              <table:table-cell office:value-type="float" office:value="9348">
                <text:p>9348</text:p>
              </table:table-cell>
              <table:table-cell office:value-type="float" office:value="4517">
                <text:p>4517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0820">
                <text:p>360820</text:p>
              </table:table-cell>
              <table:table-cell office:value-type="float" office:value="182456">
                <text:p>182456</text:p>
              </table:table-cell>
              <table:table-cell office:value-type="float" office:value="116031">
                <text:p>116031</text:p>
              </table:table-cell>
              <table:table-cell office:value-type="float" office:value="61829">
                <text:p>61829</text:p>
              </table:table-cell>
              <table:table-cell office:value-type="float" office:value="36761">
                <text:p>36761</text:p>
              </table:table-cell>
              <table:table-cell office:value-type="float" office:value="12665">
                <text:p>12665</text:p>
              </table:table-cell>
              <table:table-cell office:value-type="float" office:value="5510">
                <text:p>5510</text:p>
              </table:table-cell>
              <table:table-cell office:value-type="float" office:value="2786">
                <text:p>27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03cm" svg:y="0.315cm" chart:style-name="ch2">
          <text:p>SIMULADOR LRU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872">
                <text:p>8872</text:p>
              </table:table-cell>
              <table:table-cell office:value-type="float" office:value="6317">
                <text:p>6317</text:p>
              </table:table-cell>
              <table:table-cell office:value-type="float" office:value="4333">
                <text:p>4333</text:p>
              </table:table-cell>
              <table:table-cell office:value-type="float" office:value="2930">
                <text:p>2930</text:p>
              </table:table-cell>
              <table:table-cell office:value-type="float" office:value="2314">
                <text:p>2314</text:p>
              </table:table-cell>
              <table:table-cell office:value-type="float" office:value="1821">
                <text:p>1821</text:p>
              </table:table-cell>
              <table:table-cell office:value-type="float" office:value="630">
                <text:p>6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553">
                <text:p>11553</text:p>
              </table:table-cell>
              <table:table-cell office:value-type="float" office:value="7646">
                <text:p>7646</text:p>
              </table:table-cell>
              <table:table-cell office:value-type="float" office:value="5138">
                <text:p>5138</text:p>
              </table:table-cell>
              <table:table-cell office:value-type="float" office:value="3325">
                <text:p>3325</text:p>
              </table:table-cell>
              <table:table-cell office:value-type="float" office:value="2121">
                <text:p>2121</text:p>
              </table:table-cell>
              <table:table-cell office:value-type="float" office:value="1652">
                <text:p>1652</text:p>
              </table:table-cell>
              <table:table-cell office:value-type="float" office:value="1261">
                <text:p>1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032">
                <text:p>16032</text:p>
              </table:table-cell>
              <table:table-cell office:value-type="float" office:value="10703">
                <text:p>10703</text:p>
              </table:table-cell>
              <table:table-cell office:value-type="float" office:value="6974">
                <text:p>6974</text:p>
              </table:table-cell>
              <table:table-cell office:value-type="float" office:value="4347">
                <text:p>4347</text:p>
              </table:table-cell>
              <table:table-cell office:value-type="float" office:value="2822">
                <text:p>2822</text:p>
              </table:table-cell>
              <table:table-cell office:value-type="float" office:value="1829">
                <text:p>1829</text:p>
              </table:table-cell>
              <table:table-cell office:value-type="float" office:value="1425">
                <text:p>1425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006">
                <text:p>27006</text:p>
              </table:table-cell>
              <table:table-cell office:value-type="float" office:value="14788">
                <text:p>14788</text:p>
              </table:table-cell>
              <table:table-cell office:value-type="float" office:value="9725">
                <text:p>9725</text:p>
              </table:table-cell>
              <table:table-cell office:value-type="float" office:value="6343">
                <text:p>6343</text:p>
              </table:table-cell>
              <table:table-cell office:value-type="float" office:value="3749">
                <text:p>3749</text:p>
              </table:table-cell>
              <table:table-cell office:value-type="float" office:value="2390">
                <text:p>2390</text:p>
              </table:table-cell>
              <table:table-cell office:value-type="float" office:value="1571">
                <text:p>157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7345">
                <text:p>47345</text:p>
              </table:table-cell>
              <table:table-cell office:value-type="float" office:value="23357">
                <text:p>23357</text:p>
              </table:table-cell>
              <table:table-cell office:value-type="float" office:value="12887">
                <text:p>12887</text:p>
              </table:table-cell>
              <table:table-cell office:value-type="float" office:value="8365">
                <text:p>8365</text:p>
              </table:table-cell>
              <table:table-cell office:value-type="float" office:value="5306">
                <text:p>5306</text:p>
              </table:table-cell>
              <table:table-cell office:value-type="float" office:value="2938">
                <text:p>2938</text:p>
              </table:table-cell>
              <table:table-cell office:value-type="float" office:value="1820">
                <text:p>1820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1966">
                <text:p>101966</text:p>
              </table:table-cell>
              <table:table-cell office:value-type="float" office:value="40527">
                <text:p>40527</text:p>
              </table:table-cell>
              <table:table-cell office:value-type="float" office:value="18826">
                <text:p>18826</text:p>
              </table:table-cell>
              <table:table-cell office:value-type="float" office:value="9391">
                <text:p>9391</text:p>
              </table:table-cell>
              <table:table-cell office:value-type="float" office:value="5675">
                <text:p>5675</text:p>
              </table:table-cell>
              <table:table-cell office:value-type="float" office:value="3389">
                <text:p>3389</text:p>
              </table:table-cell>
              <table:table-cell office:value-type="float" office:value="1886">
                <text:p>1886</text:p>
              </table:table-cell>
              <table:table-cell office:value-type="float" office:value="1169">
                <text:p>1169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SIMULAD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359">
            <text:p>52359</text:p>
          </table:table-cell>
          <table:table-cell office:value-type="float" office:value="27355">
            <text:p>27355</text:p>
          </table:table-cell>
          <table:table-cell office:value-type="float" office:value="15219">
            <text:p>15219</text:p>
          </table:table-cell>
          <table:table-cell office:value-type="float" office:value="8364">
            <text:p>8364</text:p>
          </table:table-cell>
          <table:table-cell office:value-type="float" office:value="6250">
            <text:p>6250</text:p>
          </table:table-cell>
          <table:table-cell office:value-type="float" office:value="5415">
            <text:p>5415</text:p>
          </table:table-cell>
          <table:table-cell office:value-type="float" office:value="5152">
            <text:p>5152</text:p>
          </table:table-cell>
          <table:table-cell office:value-type="float" office:value="5144">
            <text:p>514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7747">
            <text:p>67747</text:p>
          </table:table-cell>
          <table:table-cell office:value-type="float" office:value="41186">
            <text:p>41186</text:p>
          </table:table-cell>
          <table:table-cell office:value-type="float" office:value="21090">
            <text:p>21090</text:p>
          </table:table-cell>
          <table:table-cell office:value-type="float" office:value="11240">
            <text:p>11240</text:p>
          </table:table-cell>
          <table:table-cell office:value-type="float" office:value="5823">
            <text:p>5823</text:p>
          </table:table-cell>
          <table:table-cell office:value-type="float" office:value="4468">
            <text:p>4468</text:p>
          </table:table-cell>
          <table:table-cell office:value-type="float" office:value="3951">
            <text:p>3951</text:p>
          </table:table-cell>
          <table:table-cell office:value-type="float" office:value="3890">
            <text:p>38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0880">
            <text:p>100880</text:p>
          </table:table-cell>
          <table:table-cell office:value-type="float" office:value="61335">
            <text:p>61335</text:p>
          </table:table-cell>
          <table:table-cell office:value-type="float" office:value="33827">
            <text:p>33827</text:p>
          </table:table-cell>
          <table:table-cell office:value-type="float" office:value="16479">
            <text:p>16479</text:p>
          </table:table-cell>
          <table:table-cell office:value-type="float" office:value="8556">
            <text:p>8556</text:p>
          </table:table-cell>
          <table:table-cell office:value-type="float" office:value="4732">
            <text:p>4732</text:p>
          </table:table-cell>
          <table:table-cell office:value-type="float" office:value="3784">
            <text:p>3784</text:p>
          </table:table-cell>
          <table:table-cell office:value-type="float" office:value="3405">
            <text:p>340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55689">
            <text:p>155689</text:p>
          </table:table-cell>
          <table:table-cell office:value-type="float" office:value="90243">
            <text:p>90243</text:p>
          </table:table-cell>
          <table:table-cell office:value-type="float" office:value="55174">
            <text:p>55174</text:p>
          </table:table-cell>
          <table:table-cell office:value-type="float" office:value="29547">
            <text:p>29547</text:p>
          </table:table-cell>
          <table:table-cell office:value-type="float" office:value="12822">
            <text:p>12822</text:p>
          </table:table-cell>
          <table:table-cell office:value-type="float" office:value="6520">
            <text:p>6520</text:p>
          </table:table-cell>
          <table:table-cell office:value-type="float" office:value="3924">
            <text:p>3924</text:p>
          </table:table-cell>
          <table:table-cell office:value-type="float" office:value="3155">
            <text:p>315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06695">
            <text:p>206695</text:p>
          </table:table-cell>
          <table:table-cell office:value-type="float" office:value="133374">
            <text:p>133374</text:p>
          </table:table-cell>
          <table:table-cell office:value-type="float" office:value="79053">
            <text:p>79053</text:p>
          </table:table-cell>
          <table:table-cell office:value-type="float" office:value="48088">
            <text:p>48088</text:p>
          </table:table-cell>
          <table:table-cell office:value-type="float" office:value="22126">
            <text:p>22126</text:p>
          </table:table-cell>
          <table:table-cell office:value-type="float" office:value="9348">
            <text:p>9348</text:p>
          </table:table-cell>
          <table:table-cell office:value-type="float" office:value="4517">
            <text:p>4517</text:p>
          </table:table-cell>
          <table:table-cell office:value-type="float" office:value="2997">
            <text:p>299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60820">
            <text:p>360820</text:p>
          </table:table-cell>
          <table:table-cell office:value-type="float" office:value="182456">
            <text:p>182456</text:p>
          </table:table-cell>
          <table:table-cell office:value-type="float" office:value="116031">
            <text:p>116031</text:p>
          </table:table-cell>
          <table:table-cell office:value-type="float" office:value="61829">
            <text:p>61829</text:p>
          </table:table-cell>
          <table:table-cell office:value-type="float" office:value="36761">
            <text:p>36761</text:p>
          </table:table-cell>
          <table:table-cell office:value-type="float" office:value="12665">
            <text:p>12665</text:p>
          </table:table-cell>
          <table:table-cell office:value-type="float" office:value="5510">
            <text:p>5510</text:p>
          </table:table-cell>
          <table:table-cell office:value-type="float" office:value="2786">
            <text:p>2786</text:p>
          </table:table-cell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872">
            <text:p>8872</text:p>
          </table:table-cell>
          <table:table-cell office:value-type="float" office:value="6317">
            <text:p>6317</text:p>
          </table:table-cell>
          <table:table-cell office:value-type="float" office:value="4333">
            <text:p>4333</text:p>
          </table:table-cell>
          <table:table-cell office:value-type="float" office:value="2930">
            <text:p>2930</text:p>
          </table:table-cell>
          <table:table-cell office:value-type="float" office:value="2314">
            <text:p>2314</text:p>
          </table:table-cell>
          <table:table-cell office:value-type="float" office:value="1821">
            <text:p>1821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553">
            <text:p>11553</text:p>
          </table:table-cell>
          <table:table-cell office:value-type="float" office:value="7646">
            <text:p>7646</text:p>
          </table:table-cell>
          <table:table-cell office:value-type="float" office:value="5138">
            <text:p>5138</text:p>
          </table:table-cell>
          <table:table-cell office:value-type="float" office:value="3325">
            <text:p>3325</text:p>
          </table:table-cell>
          <table:table-cell office:value-type="float" office:value="2121">
            <text:p>2121</text:p>
          </table:table-cell>
          <table:table-cell office:value-type="float" office:value="1652">
            <text:p>1652</text:p>
          </table:table-cell>
          <table:table-cell office:value-type="float" office:value="1261">
            <text:p>126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032">
            <text:p>16032</text:p>
          </table:table-cell>
          <table:table-cell office:value-type="float" office:value="10703">
            <text:p>10703</text:p>
          </table:table-cell>
          <table:table-cell office:value-type="float" office:value="6974">
            <text:p>6974</text:p>
          </table:table-cell>
          <table:table-cell office:value-type="float" office:value="4347">
            <text:p>4347</text:p>
          </table:table-cell>
          <table:table-cell office:value-type="float" office:value="2822">
            <text:p>2822</text:p>
          </table:table-cell>
          <table:table-cell office:value-type="float" office:value="1829">
            <text:p>1829</text:p>
          </table:table-cell>
          <table:table-cell office:value-type="float" office:value="1425">
            <text:p>1425</text:p>
          </table:table-cell>
          <table:table-cell office:value-type="float" office:value="930">
            <text:p>93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006">
            <text:p>27006</text:p>
          </table:table-cell>
          <table:table-cell office:value-type="float" office:value="14788">
            <text:p>14788</text:p>
          </table:table-cell>
          <table:table-cell office:value-type="float" office:value="9725">
            <text:p>9725</text:p>
          </table:table-cell>
          <table:table-cell office:value-type="float" office:value="6343">
            <text:p>6343</text:p>
          </table:table-cell>
          <table:table-cell office:value-type="float" office:value="3749">
            <text:p>3749</text:p>
          </table:table-cell>
          <table:table-cell office:value-type="float" office:value="2390">
            <text:p>2390</text:p>
          </table:table-cell>
          <table:table-cell office:value-type="float" office:value="1571">
            <text:p>1571</text:p>
          </table:table-cell>
          <table:table-cell office:value-type="float" office:value="1177">
            <text:p>117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7345">
            <text:p>47345</text:p>
          </table:table-cell>
          <table:table-cell office:value-type="float" office:value="23357">
            <text:p>23357</text:p>
          </table:table-cell>
          <table:table-cell office:value-type="float" office:value="12887">
            <text:p>12887</text:p>
          </table:table-cell>
          <table:table-cell office:value-type="float" office:value="8365">
            <text:p>8365</text:p>
          </table:table-cell>
          <table:table-cell office:value-type="float" office:value="5306">
            <text:p>5306</text:p>
          </table:table-cell>
          <table:table-cell office:value-type="float" office:value="2938">
            <text:p>2938</text:p>
          </table:table-cell>
          <table:table-cell office:value-type="float" office:value="1820">
            <text:p>1820</text:p>
          </table:table-cell>
          <table:table-cell office:value-type="float" office:value="1197">
            <text:p>119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1966">
            <text:p>101966</text:p>
          </table:table-cell>
          <table:table-cell office:value-type="float" office:value="40527">
            <text:p>40527</text:p>
          </table:table-cell>
          <table:table-cell office:value-type="float" office:value="18826">
            <text:p>18826</text:p>
          </table:table-cell>
          <table:table-cell office:value-type="float" office:value="9391">
            <text:p>9391</text:p>
          </table:table-cell>
          <table:table-cell office:value-type="float" office:value="5675">
            <text:p>5675</text:p>
          </table:table-cell>
          <table:table-cell office:value-type="float" office:value="3389">
            <text:p>3389</text:p>
          </table:table-cell>
          <table:table-cell office:value-type="float" office:value="1886">
            <text:p>1886</text:p>
          </table:table-cell>
          <table:table-cell office:value-type="float" office:value="1169">
            <text:p>1169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26cm" svg:y="0.315cm" chart:style-name="ch2">
          <text:p>COMPRESSOR LRU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688">
                <text:p>1688</text:p>
              </table:table-cell>
              <table:table-cell office:value-type="float" office:value="1134">
                <text:p>1134</text:p>
              </table:table-cell>
              <table:table-cell office:value-type="float" office:value="642">
                <text:p>642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133">
                <text:p>2133</text:p>
              </table:table-cell>
              <table:table-cell office:value-type="float" office:value="1264">
                <text:p>1264</text:p>
              </table:table-cell>
              <table:table-cell office:value-type="float" office:value="771">
                <text:p>771</text:p>
              </table:table-cell>
              <table:table-cell office:value-type="float" office:value="397">
                <text:p>39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757">
                <text:p>2757</text:p>
              </table:table-cell>
              <table:table-cell office:value-type="float" office:value="1558">
                <text:p>1558</text:p>
              </table:table-cell>
              <table:table-cell office:value-type="float" office:value="934">
                <text:p>934</text:p>
              </table:table-cell>
              <table:table-cell office:value-type="float" office:value="533">
                <text:p>533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033">
                <text:p>7033</text:p>
              </table:table-cell>
              <table:table-cell office:value-type="float" office:value="2302">
                <text:p>2302</text:p>
              </table:table-cell>
              <table:table-cell office:value-type="float" office:value="1259">
                <text:p>1259</text:p>
              </table:table-cell>
              <table:table-cell office:value-type="float" office:value="729">
                <text:p>729</text:p>
              </table:table-cell>
              <table:table-cell office:value-type="float" office:value="366">
                <text:p>366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77734">
                <text:p>77734</text:p>
              </table:table-cell>
              <table:table-cell office:value-type="float" office:value="6524">
                <text:p>6524</text:p>
              </table:table-cell>
              <table:table-cell office:value-type="float" office:value="1811">
                <text:p>1811</text:p>
              </table:table-cell>
              <table:table-cell office:value-type="float" office:value="911">
                <text:p>911</text:p>
              </table:table-cell>
              <table:table-cell office:value-type="float" office:value="515">
                <text:p>515</text:p>
              </table:table-cell>
              <table:table-cell office:value-type="float" office:value="231">
                <text:p>231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45977">
                <text:p>145977</text:p>
              </table:table-cell>
              <table:table-cell office:value-type="float" office:value="74278">
                <text:p>74278</text:p>
              </table:table-cell>
              <table:table-cell office:value-type="float" office:value="6248">
                <text:p>6248</text:p>
              </table:table-cell>
              <table:table-cell office:value-type="float" office:value="1566">
                <text:p>1566</text:p>
              </table:table-cell>
              <table:table-cell office:value-type="float" office:value="718">
                <text:p>718</text:p>
              </table:table-cell>
              <table:table-cell office:value-type="float" office:value="357">
                <text:p>357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222cm" svg:y="0.315cm" chart:style-name="ch2">
          <text:p>Compilador FIFO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4cm" svg:width="10.212cm" svg:height="4.678cm"/>
          <chart:axis chart:dimension="x" chart:name="primary-x" chart:style-name="ch6" chartooo:axis-type="auto">
            <chartooo:date-scale/>
            <chart:title svg:x="5.684cm" svg:y="8.018cm" chart:style-name="ch7">
              <text:p>Tamanho da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4419">
                <text:p>84419</text:p>
              </table:table-cell>
              <table:table-cell office:value-type="float" office:value="59035">
                <text:p>59035</text:p>
              </table:table-cell>
              <table:table-cell office:value-type="float" office:value="40341">
                <text:p>40341</text:p>
              </table:table-cell>
              <table:table-cell office:value-type="float" office:value="21639">
                <text:p>21639</text:p>
              </table:table-cell>
              <table:table-cell office:value-type="float" office:value="10190">
                <text:p>10190</text:p>
              </table:table-cell>
              <table:table-cell office:value-type="float" office:value="4849">
                <text:p>4849</text:p>
              </table:table-cell>
              <table:table-cell office:value-type="float" office:value="3621">
                <text:p>3621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8067">
                <text:p>98067</text:p>
              </table:table-cell>
              <table:table-cell office:value-type="float" office:value="70315">
                <text:p>70315</text:p>
              </table:table-cell>
              <table:table-cell office:value-type="float" office:value="48526">
                <text:p>48526</text:p>
              </table:table-cell>
              <table:table-cell office:value-type="float" office:value="31698">
                <text:p>31698</text:p>
              </table:table-cell>
              <table:table-cell office:value-type="float" office:value="15609">
                <text:p>15609</text:p>
              </table:table-cell>
              <table:table-cell office:value-type="float" office:value="6673">
                <text:p>6673</text:p>
              </table:table-cell>
              <table:table-cell office:value-type="float" office:value="3432">
                <text:p>3432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2386">
                <text:p>132386</text:p>
              </table:table-cell>
              <table:table-cell office:value-type="float" office:value="92279">
                <text:p>92279</text:p>
              </table:table-cell>
              <table:table-cell office:value-type="float" office:value="65270">
                <text:p>65270</text:p>
              </table:table-cell>
              <table:table-cell office:value-type="float" office:value="44465">
                <text:p>44465</text:p>
              </table:table-cell>
              <table:table-cell office:value-type="float" office:value="26928">
                <text:p>26928</text:p>
              </table:table-cell>
              <table:table-cell office:value-type="float" office:value="11951">
                <text:p>11951</text:p>
              </table:table-cell>
              <table:table-cell office:value-type="float" office:value="4825">
                <text:p>4825</text:p>
              </table:table-cell>
              <table:table-cell office:value-type="float" office:value="2494">
                <text:p>249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89322">
                <text:p>189322</text:p>
              </table:table-cell>
              <table:table-cell office:value-type="float" office:value="123455">
                <text:p>123455</text:p>
              </table:table-cell>
              <table:table-cell office:value-type="float" office:value="83950">
                <text:p>83950</text:p>
              </table:table-cell>
              <table:table-cell office:value-type="float" office:value="57600">
                <text:p>57600</text:p>
              </table:table-cell>
              <table:table-cell office:value-type="float" office:value="38430">
                <text:p>38430</text:p>
              </table:table-cell>
              <table:table-cell office:value-type="float" office:value="21527">
                <text:p>21527</text:p>
              </table:table-cell>
              <table:table-cell office:value-type="float" office:value="8198">
                <text:p>8198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63907">
                <text:p>263907</text:p>
              </table:table-cell>
              <table:table-cell office:value-type="float" office:value="170963">
                <text:p>170963</text:p>
              </table:table-cell>
              <table:table-cell office:value-type="float" office:value="109458">
                <text:p>109458</text:p>
              </table:table-cell>
              <table:table-cell office:value-type="float" office:value="72140">
                <text:p>72140</text:p>
              </table:table-cell>
              <table:table-cell office:value-type="float" office:value="47785">
                <text:p>47785</text:p>
              </table:table-cell>
              <table:table-cell office:value-type="float" office:value="30752">
                <text:p>30752</text:p>
              </table:table-cell>
              <table:table-cell office:value-type="float" office:value="14172">
                <text:p>14172</text:p>
              </table:table-cell>
              <table:table-cell office:value-type="float" office:value="5223">
                <text:p>522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70856">
                <text:p>370856</text:p>
              </table:table-cell>
              <table:table-cell office:value-type="float" office:value="227915">
                <text:p>227915</text:p>
              </table:table-cell>
              <table:table-cell office:value-type="float" office:value="147332">
                <text:p>147332</text:p>
              </table:table-cell>
              <table:table-cell office:value-type="float" office:value="93778">
                <text:p>93778</text:p>
              </table:table-cell>
              <table:table-cell office:value-type="float" office:value="60369">
                <text:p>60369</text:p>
              </table:table-cell>
              <table:table-cell office:value-type="float" office:value="38496">
                <text:p>38496</text:p>
              </table:table-cell>
              <table:table-cell office:value-type="float" office:value="22804">
                <text:p>22804</text:p>
              </table:table-cell>
              <table:table-cell office:value-type="float" office:value="9859">
                <text:p>98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26cm" svg:y="0.315cm" chart:style-name="ch2">
          <text:p>COMPRESSOR LRU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385">
                <text:p>385</text:p>
              </table:table-cell>
              <table:table-cell office:value-type="float" office:value="250">
                <text:p>250</text:p>
              </table:table-cell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4">
                <text:p>484</text:p>
              </table:table-cell>
              <table:table-cell office:value-type="float" office:value="302">
                <text:p>302</text:p>
              </table:table-cell>
              <table:table-cell office:value-type="float" office:value="165">
                <text:p>16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10">
                <text:p>610</text:p>
              </table:table-cell>
              <table:table-cell office:value-type="float" office:value="369">
                <text:p>369</text:p>
              </table:table-cell>
              <table:table-cell office:value-type="float" office:value="225">
                <text:p>2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32">
                <text:p>732</text:p>
              </table:table-cell>
              <table:table-cell office:value-type="float" office:value="502">
                <text:p>502</text:p>
              </table:table-cell>
              <table:table-cell office:value-type="float" office:value="309">
                <text:p>309</text:p>
              </table:table-cell>
              <table:table-cell office:value-type="float" office:value="185">
                <text:p>185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7456">
                <text:p>17456</text:p>
              </table:table-cell>
              <table:table-cell office:value-type="float" office:value="654">
                <text:p>654</text:p>
              </table:table-cell>
              <table:table-cell office:value-type="float" office:value="375">
                <text:p>375</text:p>
              </table:table-cell>
              <table:table-cell office:value-type="float" office:value="215">
                <text:p>215</text:p>
              </table:table-cell>
              <table:table-cell office:value-type="float" office:value="119">
                <text:p>119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6467">
                <text:p>26467</text:p>
              </table:table-cell>
              <table:table-cell office:value-type="float" office:value="14205">
                <text:p>14205</text:p>
              </table:table-cell>
              <table:table-cell office:value-type="float" office:value="595">
                <text:p>595</text:p>
              </table:table-cell>
              <table:table-cell office:value-type="float" office:value="332">
                <text:p>332</text:p>
              </table:table-cell>
              <table:table-cell office:value-type="float" office:value="176">
                <text:p>176</text:p>
              </table:table-cell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COMPRESS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88">
            <text:p>1688</text:p>
          </table:table-cell>
          <table:table-cell office:value-type="float" office:value="1134">
            <text:p>1134</text:p>
          </table:table-cell>
          <table:table-cell office:value-type="float" office:value="642">
            <text:p>642</text:p>
          </table:table-cell>
          <table:table-cell table:number-columns-repeated="5" office:value-type="float" office:value="419">
            <text:p>4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133">
            <text:p>2133</text:p>
          </table:table-cell>
          <table:table-cell office:value-type="float" office:value="1264">
            <text:p>1264</text:p>
          </table:table-cell>
          <table:table-cell office:value-type="float" office:value="771">
            <text:p>771</text:p>
          </table:table-cell>
          <table:table-cell office:value-type="float" office:value="397">
            <text:p>397</text:p>
          </table:table-cell>
          <table:table-cell table:number-columns-repeated="4" office:value-type="float" office:value="317">
            <text:p>3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757">
            <text:p>2757</text:p>
          </table:table-cell>
          <table:table-cell office:value-type="float" office:value="1558">
            <text:p>1558</text:p>
          </table:table-cell>
          <table:table-cell office:value-type="float" office:value="934">
            <text:p>934</text:p>
          </table:table-cell>
          <table:table-cell office:value-type="float" office:value="533">
            <text:p>533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033">
            <text:p>7033</text:p>
          </table:table-cell>
          <table:table-cell office:value-type="float" office:value="2302">
            <text:p>2302</text:p>
          </table:table-cell>
          <table:table-cell office:value-type="float" office:value="1259">
            <text:p>1259</text:p>
          </table:table-cell>
          <table:table-cell office:value-type="float" office:value="729">
            <text:p>729</text:p>
          </table:table-cell>
          <table:table-cell office:value-type="float" office:value="366">
            <text:p>366</text:p>
          </table:table-cell>
          <table:table-cell table:number-columns-repeated="3" office:value-type="float" office:value="209">
            <text:p>20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77734">
            <text:p>77734</text:p>
          </table:table-cell>
          <table:table-cell office:value-type="float" office:value="6524">
            <text:p>6524</text:p>
          </table:table-cell>
          <table:table-cell office:value-type="float" office:value="1811">
            <text:p>1811</text:p>
          </table:table-cell>
          <table:table-cell office:value-type="float" office:value="911">
            <text:p>911</text:p>
          </table:table-cell>
          <table:table-cell office:value-type="float" office:value="515">
            <text:p>515</text:p>
          </table:table-cell>
          <table:table-cell office:value-type="float" office:value="231">
            <text:p>231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45977">
            <text:p>145977</text:p>
          </table:table-cell>
          <table:table-cell office:value-type="float" office:value="74278">
            <text:p>74278</text:p>
          </table:table-cell>
          <table:table-cell office:value-type="float" office:value="6248">
            <text:p>6248</text:p>
          </table:table-cell>
          <table:table-cell office:value-type="float" office:value="1566">
            <text:p>1566</text:p>
          </table:table-cell>
          <table:table-cell office:value-type="float" office:value="718">
            <text:p>718</text:p>
          </table:table-cell>
          <table:table-cell office:value-type="float" office:value="357">
            <text:p>357</text:p>
          </table:table-cell>
          <table:table-cell table:number-columns-repeated="2" office:value-type="float" office:value="137">
            <text:p>137</text:p>
          </table:table-cell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50">
            <text:p>250</text:p>
          </table:table-cell>
          <table:table-cell office:value-type="float" office:value="102">
            <text:p>10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4">
            <text:p>484</text:p>
          </table:table-cell>
          <table:table-cell office:value-type="float" office:value="302">
            <text:p>302</text:p>
          </table:table-cell>
          <table:table-cell office:value-type="float" office:value="165">
            <text:p>16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10">
            <text:p>610</text:p>
          </table:table-cell>
          <table:table-cell office:value-type="float" office:value="369">
            <text:p>36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2">
            <text:p>732</text:p>
          </table:table-cell>
          <table:table-cell office:value-type="float" office:value="502">
            <text:p>502</text:p>
          </table:table-cell>
          <table:table-cell office:value-type="float" office:value="309">
            <text:p>309</text:p>
          </table:table-cell>
          <table:table-cell office:value-type="float" office:value="185">
            <text:p>185</text:p>
          </table:table-cell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7456">
            <text:p>17456</text:p>
          </table:table-cell>
          <table:table-cell office:value-type="float" office:value="654">
            <text:p>654</text:p>
          </table:table-cell>
          <table:table-cell office:value-type="float" office:value="375">
            <text:p>375</text:p>
          </table:table-cell>
          <table:table-cell office:value-type="float" office:value="215">
            <text:p>215</text:p>
          </table:table-cell>
          <table:table-cell office:value-type="float" office:value="119">
            <text:p>119</text:p>
          </table:table-cell>
          <table:table-cell office:value-type="float" office:value="36">
            <text:p>3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6467">
            <text:p>26467</text:p>
          </table:table-cell>
          <table:table-cell office:value-type="float" office:value="14205">
            <text:p>14205</text:p>
          </table:table-cell>
          <table:table-cell office:value-type="float" office:value="595">
            <text:p>595</text:p>
          </table:table-cell>
          <table:table-cell office:value-type="float" office:value="332">
            <text:p>332</text:p>
          </table:table-cell>
          <table:table-cell office:value-type="float" office:value="176">
            <text:p>176</text:p>
          </table:table-cell>
          <table:table-cell office:value-type="float" office:value="84">
            <text:p>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93cm" svg:y="0.315cm" chart:style-name="ch2">
          <text:p>MATRIZ LRU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4cm" svg:width="10.212cm" svg:height="4.678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26003">
                <text:p>26003</text:p>
              </table:table-cell>
              <table:table-cell office:value-type="float" office:value="16791">
                <text:p>16791</text:p>
              </table:table-cell>
              <table:table-cell office:value-type="float" office:value="7172">
                <text:p>7172</text:p>
              </table:table-cell>
              <table:table-cell office:value-type="float" office:value="4744">
                <text:p>4744</text:p>
              </table:table-cell>
              <table:table-cell office:value-type="float" office:value="3373">
                <text:p>3373</text:p>
              </table:table-cell>
              <table:table-cell office:value-type="float" office:value="3061">
                <text:p>3061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8254">
                <text:p>48254</text:p>
              </table:table-cell>
              <table:table-cell office:value-type="float" office:value="21656">
                <text:p>21656</text:p>
              </table:table-cell>
              <table:table-cell office:value-type="float" office:value="13250">
                <text:p>13250</text:p>
              </table:table-cell>
              <table:table-cell office:value-type="float" office:value="5673">
                <text:p>5673</text:p>
              </table:table-cell>
              <table:table-cell office:value-type="float" office:value="3632">
                <text:p>3632</text:p>
              </table:table-cell>
              <table:table-cell office:value-type="float" office:value="2803">
                <text:p>2803</text:p>
              </table:table-cell>
              <table:table-cell office:value-type="float" office:value="2576">
                <text:p>2576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69540">
                <text:p>169540</text:p>
              </table:table-cell>
              <table:table-cell office:value-type="float" office:value="44904">
                <text:p>44904</text:p>
              </table:table-cell>
              <table:table-cell office:value-type="float" office:value="19141">
                <text:p>19141</text:p>
              </table:table-cell>
              <table:table-cell office:value-type="float" office:value="10928">
                <text:p>10928</text:p>
              </table:table-cell>
              <table:table-cell office:value-type="float" office:value="4745">
                <text:p>4745</text:p>
              </table:table-cell>
              <table:table-cell office:value-type="float" office:value="2950">
                <text:p>2950</text:p>
              </table:table-cell>
              <table:table-cell office:value-type="float" office:value="2398">
                <text:p>2398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79236">
                <text:p>279236</text:p>
              </table:table-cell>
              <table:table-cell office:value-type="float" office:value="165115">
                <text:p>165115</text:p>
              </table:table-cell>
              <table:table-cell office:value-type="float" office:value="39728">
                <text:p>39728</text:p>
              </table:table-cell>
              <table:table-cell office:value-type="float" office:value="15904">
                <text:p>15904</text:p>
              </table:table-cell>
              <table:table-cell office:value-type="float" office:value="7876">
                <text:p>7876</text:p>
              </table:table-cell>
              <table:table-cell office:value-type="float" office:value="3828">
                <text:p>3828</text:p>
              </table:table-cell>
              <table:table-cell office:value-type="float" office:value="2380">
                <text:p>2380</text:p>
              </table:table-cell>
              <table:table-cell office:value-type="float" office:value="2011">
                <text:p>201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32851">
                <text:p>332851</text:p>
              </table:table-cell>
              <table:table-cell office:value-type="float" office:value="270086">
                <text:p>270086</text:p>
              </table:table-cell>
              <table:table-cell office:value-type="float" office:value="153176">
                <text:p>153176</text:p>
              </table:table-cell>
              <table:table-cell office:value-type="float" office:value="32282">
                <text:p>32282</text:p>
              </table:table-cell>
              <table:table-cell office:value-type="float" office:value="13230">
                <text:p>13230</text:p>
              </table:table-cell>
              <table:table-cell office:value-type="float" office:value="5974">
                <text:p>5974</text:p>
              </table:table-cell>
              <table:table-cell office:value-type="float" office:value="2961">
                <text:p>2961</text:p>
              </table:table-cell>
              <table:table-cell office:value-type="float" office:value="1950">
                <text:p>195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76284">
                <text:p>376284</text:p>
              </table:table-cell>
              <table:table-cell office:value-type="float" office:value="284027">
                <text:p>284027</text:p>
              </table:table-cell>
              <table:table-cell office:value-type="float" office:value="234688">
                <text:p>234688</text:p>
              </table:table-cell>
              <table:table-cell office:value-type="float" office:value="115886">
                <text:p>115886</text:p>
              </table:table-cell>
              <table:table-cell office:value-type="float" office:value="21930">
                <text:p>21930</text:p>
              </table:table-cell>
              <table:table-cell office:value-type="float" office:value="9963">
                <text:p>9963</text:p>
              </table:table-cell>
              <table:table-cell office:value-type="float" office:value="4328">
                <text:p>4328</text:p>
              </table:table-cell>
              <table:table-cell office:value-type="float" office:value="2331">
                <text:p>2331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593cm" svg:y="0.315cm" chart:style-name="ch2">
          <text:p>MATRIZ LRU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5162">
                <text:p>5162</text:p>
              </table:table-cell>
              <table:table-cell office:value-type="float" office:value="3420">
                <text:p>3420</text:p>
              </table:table-cell>
              <table:table-cell office:value-type="float" office:value="1859">
                <text:p>1859</text:p>
              </table:table-cell>
              <table:table-cell office:value-type="float" office:value="1260">
                <text:p>1260</text:p>
              </table:table-cell>
              <table:table-cell office:value-type="float" office:value="892">
                <text:p>892</text:p>
              </table:table-cell>
              <table:table-cell office:value-type="float" office:value="468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668">
                <text:p>8668</text:p>
              </table:table-cell>
              <table:table-cell office:value-type="float" office:value="4511">
                <text:p>4511</text:p>
              </table:table-cell>
              <table:table-cell office:value-type="float" office:value="2939">
                <text:p>2939</text:p>
              </table:table-cell>
              <table:table-cell office:value-type="float" office:value="1539">
                <text:p>1539</text:p>
              </table:table-cell>
              <table:table-cell office:value-type="float" office:value="1009">
                <text:p>1009</text:p>
              </table:table-cell>
              <table:table-cell office:value-type="float" office:value="693">
                <text:p>69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4252">
                <text:p>44252</text:p>
              </table:table-cell>
              <table:table-cell office:value-type="float" office:value="8084">
                <text:p>8084</text:p>
              </table:table-cell>
              <table:table-cell office:value-type="float" office:value="3924">
                <text:p>3924</text:p>
              </table:table-cell>
              <table:table-cell office:value-type="float" office:value="2516">
                <text:p>2516</text:p>
              </table:table-cell>
              <table:table-cell office:value-type="float" office:value="1348">
                <text:p>1348</text:p>
              </table:table-cell>
              <table:table-cell office:value-type="float" office:value="848">
                <text:p>848</text:p>
              </table:table-cell>
              <table:table-cell office:value-type="float" office:value="530">
                <text:p>5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2232">
                <text:p>52232</text:p>
              </table:table-cell>
              <table:table-cell office:value-type="float" office:value="43824">
                <text:p>43824</text:p>
              </table:table-cell>
              <table:table-cell office:value-type="float" office:value="7194">
                <text:p>7194</text:p>
              </table:table-cell>
              <table:table-cell office:value-type="float" office:value="3342">
                <text:p>3342</text:p>
              </table:table-cell>
              <table:table-cell office:value-type="float" office:value="1982">
                <text:p>1982</text:p>
              </table:table-cell>
              <table:table-cell office:value-type="float" office:value="1098">
                <text:p>1098</text:p>
              </table:table-cell>
              <table:table-cell office:value-type="float" office:value="689">
                <text:p>689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3682">
                <text:p>53682</text:p>
              </table:table-cell>
              <table:table-cell office:value-type="float" office:value="51969">
                <text:p>51969</text:p>
              </table:table-cell>
              <table:table-cell office:value-type="float" office:value="42709">
                <text:p>42709</text:p>
              </table:table-cell>
              <table:table-cell office:value-type="float" office:value="5523">
                <text:p>5523</text:p>
              </table:table-cell>
              <table:table-cell office:value-type="float" office:value="2809">
                <text:p>2809</text:p>
              </table:table-cell>
              <table:table-cell office:value-type="float" office:value="1570">
                <text:p>1570</text:p>
              </table:table-cell>
              <table:table-cell office:value-type="float" office:value="822">
                <text:p>82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7154">
                <text:p>57154</text:p>
              </table:table-cell>
              <table:table-cell office:value-type="float" office:value="53250">
                <text:p>53250</text:p>
              </table:table-cell>
              <table:table-cell office:value-type="float" office:value="51597">
                <text:p>51597</text:p>
              </table:table-cell>
              <table:table-cell office:value-type="float" office:value="34924">
                <text:p>34924</text:p>
              </table:table-cell>
              <table:table-cell office:value-type="float" office:value="3361">
                <text:p>3361</text:p>
              </table:table-cell>
              <table:table-cell office:value-type="float" office:value="2125">
                <text:p>2125</text:p>
              </table:table-cell>
              <table:table-cell office:value-type="float" office:value="1195">
                <text:p>1195</text:p>
              </table:table-cell>
              <table:table-cell office:value-type="float" office:value="653">
                <text:p>65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MATRIZ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6003">
            <text:p>26003</text:p>
          </table:table-cell>
          <table:table-cell office:value-type="float" office:value="16791">
            <text:p>16791</text:p>
          </table:table-cell>
          <table:table-cell office:value-type="float" office:value="7172">
            <text:p>7172</text:p>
          </table:table-cell>
          <table:table-cell office:value-type="float" office:value="4744">
            <text:p>4744</text:p>
          </table:table-cell>
          <table:table-cell office:value-type="float" office:value="3373">
            <text:p>3373</text:p>
          </table:table-cell>
          <table:table-cell office:value-type="float" office:value="3061">
            <text:p>3061</text:p>
          </table:table-cell>
          <table:table-cell table:number-columns-repeated="2" office:value-type="float" office:value="2994">
            <text:p>29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8254">
            <text:p>48254</text:p>
          </table:table-cell>
          <table:table-cell office:value-type="float" office:value="21656">
            <text:p>21656</text:p>
          </table:table-cell>
          <table:table-cell office:value-type="float" office:value="13250">
            <text:p>13250</text:p>
          </table:table-cell>
          <table:table-cell office:value-type="float" office:value="5673">
            <text:p>5673</text:p>
          </table:table-cell>
          <table:table-cell office:value-type="float" office:value="3632">
            <text:p>3632</text:p>
          </table:table-cell>
          <table:table-cell office:value-type="float" office:value="2803">
            <text:p>2803</text:p>
          </table:table-cell>
          <table:table-cell office:value-type="float" office:value="2576">
            <text:p>2576</text:p>
          </table:table-cell>
          <table:table-cell office:value-type="float" office:value="2543">
            <text:p>25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9540">
            <text:p>169540</text:p>
          </table:table-cell>
          <table:table-cell office:value-type="float" office:value="44904">
            <text:p>44904</text:p>
          </table:table-cell>
          <table:table-cell office:value-type="float" office:value="19141">
            <text:p>19141</text:p>
          </table:table-cell>
          <table:table-cell office:value-type="float" office:value="10928">
            <text:p>10928</text:p>
          </table:table-cell>
          <table:table-cell office:value-type="float" office:value="4745">
            <text:p>4745</text:p>
          </table:table-cell>
          <table:table-cell office:value-type="float" office:value="2950">
            <text:p>2950</text:p>
          </table:table-cell>
          <table:table-cell office:value-type="float" office:value="2398">
            <text:p>2398</text:p>
          </table:table-cell>
          <table:table-cell office:value-type="float" office:value="2214">
            <text:p>22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79236">
            <text:p>279236</text:p>
          </table:table-cell>
          <table:table-cell office:value-type="float" office:value="165115">
            <text:p>165115</text:p>
          </table:table-cell>
          <table:table-cell office:value-type="float" office:value="39728">
            <text:p>39728</text:p>
          </table:table-cell>
          <table:table-cell office:value-type="float" office:value="15904">
            <text:p>15904</text:p>
          </table:table-cell>
          <table:table-cell office:value-type="float" office:value="7876">
            <text:p>7876</text:p>
          </table:table-cell>
          <table:table-cell office:value-type="float" office:value="3828">
            <text:p>3828</text:p>
          </table:table-cell>
          <table:table-cell office:value-type="float" office:value="2380">
            <text:p>2380</text:p>
          </table:table-cell>
          <table:table-cell office:value-type="float" office:value="2011">
            <text:p>201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32851">
            <text:p>332851</text:p>
          </table:table-cell>
          <table:table-cell office:value-type="float" office:value="270086">
            <text:p>270086</text:p>
          </table:table-cell>
          <table:table-cell office:value-type="float" office:value="153176">
            <text:p>153176</text:p>
          </table:table-cell>
          <table:table-cell office:value-type="float" office:value="32282">
            <text:p>32282</text:p>
          </table:table-cell>
          <table:table-cell office:value-type="float" office:value="13230">
            <text:p>13230</text:p>
          </table:table-cell>
          <table:table-cell office:value-type="float" office:value="5974">
            <text:p>5974</text:p>
          </table:table-cell>
          <table:table-cell office:value-type="float" office:value="2961">
            <text:p>2961</text:p>
          </table:table-cell>
          <table:table-cell office:value-type="float" office:value="1950">
            <text:p>195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76284">
            <text:p>376284</text:p>
          </table:table-cell>
          <table:table-cell office:value-type="float" office:value="284027">
            <text:p>284027</text:p>
          </table:table-cell>
          <table:table-cell office:value-type="float" office:value="234688">
            <text:p>234688</text:p>
          </table:table-cell>
          <table:table-cell office:value-type="float" office:value="115886">
            <text:p>115886</text:p>
          </table:table-cell>
          <table:table-cell office:value-type="float" office:value="21930">
            <text:p>21930</text:p>
          </table:table-cell>
          <table:table-cell office:value-type="float" office:value="9963">
            <text:p>9963</text:p>
          </table:table-cell>
          <table:table-cell office:value-type="float" office:value="4328">
            <text:p>4328</text:p>
          </table:table-cell>
          <table:table-cell office:value-type="float" office:value="2331">
            <text:p>2331</text:p>
          </table:table-cell>
        </table:table-row>
        <table:table-row table:style-name="ro2">
          <table:table-cell office:value-type="string">
            <text:p>LRU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162">
            <text:p>5162</text:p>
          </table:table-cell>
          <table:table-cell office:value-type="float" office:value="3420">
            <text:p>3420</text:p>
          </table:table-cell>
          <table:table-cell office:value-type="float" office:value="1859">
            <text:p>1859</text:p>
          </table:table-cell>
          <table:table-cell office:value-type="float" office:value="1260">
            <text:p>1260</text:p>
          </table:table-cell>
          <table:table-cell office:value-type="float" office:value="892">
            <text:p>892</text:p>
          </table:table-cell>
          <table:table-cell office:value-type="float" office:value="468">
            <text:p>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668">
            <text:p>8668</text:p>
          </table:table-cell>
          <table:table-cell office:value-type="float" office:value="4511">
            <text:p>4511</text:p>
          </table:table-cell>
          <table:table-cell office:value-type="float" office:value="2939">
            <text:p>2939</text:p>
          </table:table-cell>
          <table:table-cell office:value-type="float" office:value="1539">
            <text:p>1539</text:p>
          </table:table-cell>
          <table:table-cell office:value-type="float" office:value="1009">
            <text:p>1009</text:p>
          </table:table-cell>
          <table:table-cell office:value-type="float" office:value="693">
            <text:p>693</text:p>
          </table:table-cell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4252">
            <text:p>44252</text:p>
          </table:table-cell>
          <table:table-cell office:value-type="float" office:value="8084">
            <text:p>8084</text:p>
          </table:table-cell>
          <table:table-cell office:value-type="float" office:value="3924">
            <text:p>3924</text:p>
          </table:table-cell>
          <table:table-cell office:value-type="float" office:value="2516">
            <text:p>2516</text:p>
          </table:table-cell>
          <table:table-cell office:value-type="float" office:value="1348">
            <text:p>1348</text:p>
          </table:table-cell>
          <table:table-cell office:value-type="float" office:value="848">
            <text:p>848</text:p>
          </table:table-cell>
          <table:table-cell office:value-type="float" office:value="530">
            <text:p>530</text:p>
          </table:table-cell>
          <table:table-cell office:value-type="float" office:value="73">
            <text:p>7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232">
            <text:p>52232</text:p>
          </table:table-cell>
          <table:table-cell office:value-type="float" office:value="43824">
            <text:p>43824</text:p>
          </table:table-cell>
          <table:table-cell office:value-type="float" office:value="7194">
            <text:p>7194</text:p>
          </table:table-cell>
          <table:table-cell office:value-type="float" office:value="3342">
            <text:p>3342</text:p>
          </table:table-cell>
          <table:table-cell office:value-type="float" office:value="1982">
            <text:p>1982</text:p>
          </table:table-cell>
          <table:table-cell office:value-type="float" office:value="1098">
            <text:p>1098</text:p>
          </table:table-cell>
          <table:table-cell office:value-type="float" office:value="689">
            <text:p>689</text:p>
          </table:table-cell>
          <table:table-cell office:value-type="float" office:value="401">
            <text:p>40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3682">
            <text:p>53682</text:p>
          </table:table-cell>
          <table:table-cell office:value-type="float" office:value="51969">
            <text:p>51969</text:p>
          </table:table-cell>
          <table:table-cell office:value-type="float" office:value="42709">
            <text:p>42709</text:p>
          </table:table-cell>
          <table:table-cell office:value-type="float" office:value="5523">
            <text:p>5523</text:p>
          </table:table-cell>
          <table:table-cell office:value-type="float" office:value="2809">
            <text:p>2809</text:p>
          </table:table-cell>
          <table:table-cell office:value-type="float" office:value="1570">
            <text:p>1570</text:p>
          </table:table-cell>
          <table:table-cell office:value-type="float" office:value="822">
            <text:p>822</text:p>
          </table:table-cell>
          <table:table-cell office:value-type="float" office:value="536">
            <text:p>53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7154">
            <text:p>57154</text:p>
          </table:table-cell>
          <table:table-cell office:value-type="float" office:value="53250">
            <text:p>53250</text:p>
          </table:table-cell>
          <table:table-cell office:value-type="float" office:value="51597">
            <text:p>51597</text:p>
          </table:table-cell>
          <table:table-cell office:value-type="float" office:value="34924">
            <text:p>34924</text:p>
          </table:table-cell>
          <table:table-cell office:value-type="float" office:value="3361">
            <text:p>3361</text:p>
          </table:table-cell>
          <table:table-cell office:value-type="float" office:value="2125">
            <text:p>2125</text:p>
          </table:table-cell>
          <table:table-cell office:value-type="float" office:value="1195">
            <text:p>1195</text:p>
          </table:table-cell>
          <table:table-cell office:value-type="float" office:value="653">
            <text:p>653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389cm" svg:y="0.315cm" chart:style-name="ch2">
          <text:p>COMPILADOR RANDOM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4cm" svg:width="10.212cm" svg:height="4.678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1118">
                <text:p>91118</text:p>
              </table:table-cell>
              <table:table-cell office:value-type="float" office:value="63697">
                <text:p>63697</text:p>
              </table:table-cell>
              <table:table-cell office:value-type="float" office:value="41368">
                <text:p>41368</text:p>
              </table:table-cell>
              <table:table-cell office:value-type="float" office:value="22624">
                <text:p>22624</text:p>
              </table:table-cell>
              <table:table-cell office:value-type="float" office:value="10871">
                <text:p>10871</text:p>
              </table:table-cell>
              <table:table-cell office:value-type="float" office:value="5182">
                <text:p>5182</text:p>
              </table:table-cell>
              <table:table-cell office:value-type="float" office:value="3621">
                <text:p>3621</text:p>
              </table:table-cell>
              <table:table-cell office:value-type="float" office:value="3621">
                <text:p>36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6522">
                <text:p>106522</text:p>
              </table:table-cell>
              <table:table-cell office:value-type="float" office:value="75116">
                <text:p>75116</text:p>
              </table:table-cell>
              <table:table-cell office:value-type="float" office:value="51496">
                <text:p>51496</text:p>
              </table:table-cell>
              <table:table-cell office:value-type="float" office:value="32022">
                <text:p>32022</text:p>
              </table:table-cell>
              <table:table-cell office:value-type="float" office:value="16291">
                <text:p>16291</text:p>
              </table:table-cell>
              <table:table-cell office:value-type="float" office:value="7151">
                <text:p>7151</text:p>
              </table:table-cell>
              <table:table-cell office:value-type="float" office:value="3422">
                <text:p>3422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4007">
                <text:p>144007</text:p>
              </table:table-cell>
              <table:table-cell office:value-type="float" office:value="100470">
                <text:p>100470</text:p>
              </table:table-cell>
              <table:table-cell office:value-type="float" office:value="69677">
                <text:p>69677</text:p>
              </table:table-cell>
              <table:table-cell office:value-type="float" office:value="46247">
                <text:p>46247</text:p>
              </table:table-cell>
              <table:table-cell office:value-type="float" office:value="27178">
                <text:p>27178</text:p>
              </table:table-cell>
              <table:table-cell office:value-type="float" office:value="12605">
                <text:p>12605</text:p>
              </table:table-cell>
              <table:table-cell office:value-type="float" office:value="5123">
                <text:p>5123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0908">
                <text:p>200908</text:p>
              </table:table-cell>
              <table:table-cell office:value-type="float" office:value="134197">
                <text:p>134197</text:p>
              </table:table-cell>
              <table:table-cell office:value-type="float" office:value="91899">
                <text:p>91899</text:p>
              </table:table-cell>
              <table:table-cell office:value-type="float" office:value="61856">
                <text:p>61856</text:p>
              </table:table-cell>
              <table:table-cell office:value-type="float" office:value="39198">
                <text:p>39198</text:p>
              </table:table-cell>
              <table:table-cell office:value-type="float" office:value="20817">
                <text:p>20817</text:p>
              </table:table-cell>
              <table:table-cell office:value-type="float" office:value="8676">
                <text:p>867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6743">
                <text:p>276743</text:p>
              </table:table-cell>
              <table:table-cell office:value-type="float" office:value="181763">
                <text:p>181763</text:p>
              </table:table-cell>
              <table:table-cell office:value-type="float" office:value="119875">
                <text:p>119875</text:p>
              </table:table-cell>
              <table:table-cell office:value-type="float" office:value="79584">
                <text:p>79584</text:p>
              </table:table-cell>
              <table:table-cell office:value-type="float" office:value="51441">
                <text:p>51441</text:p>
              </table:table-cell>
              <table:table-cell office:value-type="float" office:value="30893">
                <text:p>30893</text:p>
              </table:table-cell>
              <table:table-cell office:value-type="float" office:value="14673">
                <text:p>14673</text:p>
              </table:table-cell>
              <table:table-cell office:value-type="float" office:value="5545">
                <text:p>554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78345">
                <text:p>378345</text:p>
              </table:table-cell>
              <table:table-cell office:value-type="float" office:value="239465">
                <text:p>239465</text:p>
              </table:table-cell>
              <table:table-cell office:value-type="float" office:value="156045">
                <text:p>156045</text:p>
              </table:table-cell>
              <table:table-cell office:value-type="float" office:value="102135">
                <text:p>102135</text:p>
              </table:table-cell>
              <table:table-cell office:value-type="float" office:value="66083">
                <text:p>66083</text:p>
              </table:table-cell>
              <table:table-cell office:value-type="float" office:value="41335">
                <text:p>41335</text:p>
              </table:table-cell>
              <table:table-cell office:value-type="float" office:value="23629">
                <text:p>23629</text:p>
              </table:table-cell>
              <table:table-cell office:value-type="float" office:value="10411">
                <text:p>10411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389cm" svg:y="0.315cm" chart:style-name="ch2">
          <text:p>COMPILADOR RANDOM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9581">
                <text:p>9581</text:p>
              </table:table-cell>
              <table:table-cell office:value-type="float" office:value="6593">
                <text:p>6593</text:p>
              </table:table-cell>
              <table:table-cell office:value-type="float" office:value="4316">
                <text:p>4316</text:p>
              </table:table-cell>
              <table:table-cell office:value-type="float" office:value="2514">
                <text:p>2514</text:p>
              </table:table-cell>
              <table:table-cell office:value-type="float" office:value="1385">
                <text:p>1385</text:p>
              </table:table-cell>
              <table:table-cell office:value-type="float" office:value="641">
                <text:p>6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820">
                <text:p>11820</text:p>
              </table:table-cell>
              <table:table-cell office:value-type="float" office:value="8001">
                <text:p>8001</text:p>
              </table:table-cell>
              <table:table-cell office:value-type="float" office:value="5374">
                <text:p>5374</text:p>
              </table:table-cell>
              <table:table-cell office:value-type="float" office:value="3452">
                <text:p>3452</text:p>
              </table:table-cell>
              <table:table-cell office:value-type="float" office:value="1916">
                <text:p>1916</text:p>
              </table:table-cell>
              <table:table-cell office:value-type="float" office:value="944">
                <text:p>944</text:p>
              </table:table-cell>
              <table:table-cell office:value-type="float" office:value="289">
                <text:p>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7433">
                <text:p>17433</text:p>
              </table:table-cell>
              <table:table-cell office:value-type="float" office:value="11438">
                <text:p>11438</text:p>
              </table:table-cell>
              <table:table-cell office:value-type="float" office:value="7644">
                <text:p>7644</text:p>
              </table:table-cell>
              <table:table-cell office:value-type="float" office:value="5028">
                <text:p>5028</text:p>
              </table:table-cell>
              <table:table-cell office:value-type="float" office:value="3073">
                <text:p>3073</text:p>
              </table:table-cell>
              <table:table-cell office:value-type="float" office:value="1593">
                <text:p>1593</text:p>
              </table:table-cell>
              <table:table-cell office:value-type="float" office:value="708">
                <text:p>70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6550">
                <text:p>26550</text:p>
              </table:table-cell>
              <table:table-cell office:value-type="float" office:value="16498">
                <text:p>16498</text:p>
              </table:table-cell>
              <table:table-cell office:value-type="float" office:value="10634">
                <text:p>10634</text:p>
              </table:table-cell>
              <table:table-cell office:value-type="float" office:value="7028">
                <text:p>7028</text:p>
              </table:table-cell>
              <table:table-cell office:value-type="float" office:value="4354">
                <text:p>4354</text:p>
              </table:table-cell>
              <table:table-cell office:value-type="float" office:value="2412">
                <text:p>2412</text:p>
              </table:table-cell>
              <table:table-cell office:value-type="float" office:value="1159">
                <text:p>115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915">
                <text:p>39915</text:p>
              </table:table-cell>
              <table:table-cell office:value-type="float" office:value="24352">
                <text:p>24352</text:p>
              </table:table-cell>
              <table:table-cell office:value-type="float" office:value="14876">
                <text:p>14876</text:p>
              </table:table-cell>
              <table:table-cell office:value-type="float" office:value="9236">
                <text:p>9236</text:p>
              </table:table-cell>
              <table:table-cell office:value-type="float" office:value="5606">
                <text:p>5606</text:p>
              </table:table-cell>
              <table:table-cell office:value-type="float" office:value="3312">
                <text:p>3312</text:p>
              </table:table-cell>
              <table:table-cell office:value-type="float" office:value="1689">
                <text:p>1689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61213">
                <text:p>61213</text:p>
              </table:table-cell>
              <table:table-cell office:value-type="float" office:value="36911">
                <text:p>36911</text:p>
              </table:table-cell>
              <table:table-cell office:value-type="float" office:value="22158">
                <text:p>22158</text:p>
              </table:table-cell>
              <table:table-cell office:value-type="float" office:value="13170">
                <text:p>13170</text:p>
              </table:table-cell>
              <table:table-cell office:value-type="float" office:value="7887">
                <text:p>7887</text:p>
              </table:table-cell>
              <table:table-cell office:value-type="float" office:value="4665">
                <text:p>4665</text:p>
              </table:table-cell>
              <table:table-cell office:value-type="float" office:value="2566">
                <text:p>2566</text:p>
              </table:table-cell>
              <table:table-cell office:value-type="float" office:value="1157">
                <text:p>115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COMPILAD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1118">
            <text:p>91118</text:p>
          </table:table-cell>
          <table:table-cell office:value-type="float" office:value="63697">
            <text:p>63697</text:p>
          </table:table-cell>
          <table:table-cell office:value-type="float" office:value="41368">
            <text:p>41368</text:p>
          </table:table-cell>
          <table:table-cell office:value-type="float" office:value="22624">
            <text:p>22624</text:p>
          </table:table-cell>
          <table:table-cell office:value-type="float" office:value="10871">
            <text:p>10871</text:p>
          </table:table-cell>
          <table:table-cell office:value-type="float" office:value="5182">
            <text:p>5182</text:p>
          </table:table-cell>
          <table:table-cell table:number-columns-repeated="2" office:value-type="float" office:value="3621">
            <text:p>36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06522">
            <text:p>106522</text:p>
          </table:table-cell>
          <table:table-cell office:value-type="float" office:value="75116">
            <text:p>75116</text:p>
          </table:table-cell>
          <table:table-cell office:value-type="float" office:value="51496">
            <text:p>51496</text:p>
          </table:table-cell>
          <table:table-cell office:value-type="float" office:value="32022">
            <text:p>32022</text:p>
          </table:table-cell>
          <table:table-cell office:value-type="float" office:value="16291">
            <text:p>16291</text:p>
          </table:table-cell>
          <table:table-cell office:value-type="float" office:value="7151">
            <text:p>7151</text:p>
          </table:table-cell>
          <table:table-cell office:value-type="float" office:value="3422">
            <text:p>3422</text:p>
          </table:table-cell>
          <table:table-cell office:value-type="float" office:value="2852">
            <text:p>28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44007">
            <text:p>144007</text:p>
          </table:table-cell>
          <table:table-cell office:value-type="float" office:value="100470">
            <text:p>100470</text:p>
          </table:table-cell>
          <table:table-cell office:value-type="float" office:value="69677">
            <text:p>69677</text:p>
          </table:table-cell>
          <table:table-cell office:value-type="float" office:value="46247">
            <text:p>46247</text:p>
          </table:table-cell>
          <table:table-cell office:value-type="float" office:value="27178">
            <text:p>27178</text:p>
          </table:table-cell>
          <table:table-cell office:value-type="float" office:value="12605">
            <text:p>12605</text:p>
          </table:table-cell>
          <table:table-cell office:value-type="float" office:value="5123">
            <text:p>5123</text:p>
          </table:table-cell>
          <table:table-cell office:value-type="float" office:value="2529">
            <text:p>252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0908">
            <text:p>200908</text:p>
          </table:table-cell>
          <table:table-cell office:value-type="float" office:value="134197">
            <text:p>134197</text:p>
          </table:table-cell>
          <table:table-cell office:value-type="float" office:value="91899">
            <text:p>91899</text:p>
          </table:table-cell>
          <table:table-cell office:value-type="float" office:value="61856">
            <text:p>61856</text:p>
          </table:table-cell>
          <table:table-cell office:value-type="float" office:value="39198">
            <text:p>39198</text:p>
          </table:table-cell>
          <table:table-cell office:value-type="float" office:value="20817">
            <text:p>20817</text:p>
          </table:table-cell>
          <table:table-cell office:value-type="float" office:value="8676">
            <text:p>8676</text:p>
          </table:table-cell>
          <table:table-cell office:value-type="float" office:value="3441">
            <text:p>344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6743">
            <text:p>276743</text:p>
          </table:table-cell>
          <table:table-cell office:value-type="float" office:value="181763">
            <text:p>181763</text:p>
          </table:table-cell>
          <table:table-cell office:value-type="float" office:value="119875">
            <text:p>119875</text:p>
          </table:table-cell>
          <table:table-cell office:value-type="float" office:value="79584">
            <text:p>79584</text:p>
          </table:table-cell>
          <table:table-cell office:value-type="float" office:value="51441">
            <text:p>51441</text:p>
          </table:table-cell>
          <table:table-cell office:value-type="float" office:value="30893">
            <text:p>30893</text:p>
          </table:table-cell>
          <table:table-cell office:value-type="float" office:value="14673">
            <text:p>14673</text:p>
          </table:table-cell>
          <table:table-cell office:value-type="float" office:value="5545">
            <text:p>554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78345">
            <text:p>378345</text:p>
          </table:table-cell>
          <table:table-cell office:value-type="float" office:value="239465">
            <text:p>239465</text:p>
          </table:table-cell>
          <table:table-cell office:value-type="float" office:value="156045">
            <text:p>156045</text:p>
          </table:table-cell>
          <table:table-cell office:value-type="float" office:value="102135">
            <text:p>102135</text:p>
          </table:table-cell>
          <table:table-cell office:value-type="float" office:value="66083">
            <text:p>66083</text:p>
          </table:table-cell>
          <table:table-cell office:value-type="float" office:value="41335">
            <text:p>41335</text:p>
          </table:table-cell>
          <table:table-cell office:value-type="float" office:value="23629">
            <text:p>23629</text:p>
          </table:table-cell>
          <table:table-cell office:value-type="float" office:value="10411">
            <text:p>10411</text:p>
          </table:table-cell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9581">
            <text:p>9581</text:p>
          </table:table-cell>
          <table:table-cell office:value-type="float" office:value="6593">
            <text:p>6593</text:p>
          </table:table-cell>
          <table:table-cell office:value-type="float" office:value="4316">
            <text:p>4316</text:p>
          </table:table-cell>
          <table:table-cell office:value-type="float" office:value="2514">
            <text:p>2514</text:p>
          </table:table-cell>
          <table:table-cell office:value-type="float" office:value="1385">
            <text:p>1385</text:p>
          </table:table-cell>
          <table:table-cell office:value-type="float" office:value="641">
            <text:p>64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820">
            <text:p>11820</text:p>
          </table:table-cell>
          <table:table-cell office:value-type="float" office:value="8001">
            <text:p>8001</text:p>
          </table:table-cell>
          <table:table-cell office:value-type="float" office:value="5374">
            <text:p>5374</text:p>
          </table:table-cell>
          <table:table-cell office:value-type="float" office:value="3452">
            <text:p>3452</text:p>
          </table:table-cell>
          <table:table-cell office:value-type="float" office:value="1916">
            <text:p>1916</text:p>
          </table:table-cell>
          <table:table-cell office:value-type="float" office:value="944">
            <text:p>944</text:p>
          </table:table-cell>
          <table:table-cell office:value-type="float" office:value="289">
            <text:p>289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433">
            <text:p>17433</text:p>
          </table:table-cell>
          <table:table-cell office:value-type="float" office:value="11438">
            <text:p>11438</text:p>
          </table:table-cell>
          <table:table-cell office:value-type="float" office:value="7644">
            <text:p>7644</text:p>
          </table:table-cell>
          <table:table-cell office:value-type="float" office:value="5028">
            <text:p>5028</text:p>
          </table:table-cell>
          <table:table-cell office:value-type="float" office:value="3073">
            <text:p>3073</text:p>
          </table:table-cell>
          <table:table-cell office:value-type="float" office:value="1593">
            <text:p>1593</text:p>
          </table:table-cell>
          <table:table-cell office:value-type="float" office:value="708">
            <text:p>708</text:p>
          </table:table-cell>
          <table:table-cell office:value-type="float" office:value="108">
            <text:p>10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6550">
            <text:p>26550</text:p>
          </table:table-cell>
          <table:table-cell office:value-type="float" office:value="16498">
            <text:p>16498</text:p>
          </table:table-cell>
          <table:table-cell office:value-type="float" office:value="10634">
            <text:p>10634</text:p>
          </table:table-cell>
          <table:table-cell office:value-type="float" office:value="7028">
            <text:p>7028</text:p>
          </table:table-cell>
          <table:table-cell office:value-type="float" office:value="4354">
            <text:p>4354</text:p>
          </table:table-cell>
          <table:table-cell office:value-type="float" office:value="2412">
            <text:p>2412</text:p>
          </table:table-cell>
          <table:table-cell office:value-type="float" office:value="1159">
            <text:p>1159</text:p>
          </table:table-cell>
          <table:table-cell office:value-type="float" office:value="463">
            <text:p>463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9915">
            <text:p>39915</text:p>
          </table:table-cell>
          <table:table-cell office:value-type="float" office:value="24352">
            <text:p>24352</text:p>
          </table:table-cell>
          <table:table-cell office:value-type="float" office:value="14876">
            <text:p>14876</text:p>
          </table:table-cell>
          <table:table-cell office:value-type="float" office:value="9236">
            <text:p>9236</text:p>
          </table:table-cell>
          <table:table-cell office:value-type="float" office:value="5606">
            <text:p>5606</text:p>
          </table:table-cell>
          <table:table-cell office:value-type="float" office:value="3312">
            <text:p>3312</text:p>
          </table:table-cell>
          <table:table-cell office:value-type="float" office:value="1689">
            <text:p>1689</text:p>
          </table:table-cell>
          <table:table-cell office:value-type="float" office:value="743">
            <text:p>74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213">
            <text:p>61213</text:p>
          </table:table-cell>
          <table:table-cell office:value-type="float" office:value="36911">
            <text:p>36911</text:p>
          </table:table-cell>
          <table:table-cell office:value-type="float" office:value="22158">
            <text:p>22158</text:p>
          </table:table-cell>
          <table:table-cell office:value-type="float" office:value="13170">
            <text:p>13170</text:p>
          </table:table-cell>
          <table:table-cell office:value-type="float" office:value="7887">
            <text:p>7887</text:p>
          </table:table-cell>
          <table:table-cell office:value-type="float" office:value="4665">
            <text:p>4665</text:p>
          </table:table-cell>
          <table:table-cell office:value-type="float" office:value="2566">
            <text:p>2566</text:p>
          </table:table-cell>
          <table:table-cell office:value-type="float" office:value="1157">
            <text:p>1157</text:p>
          </table:table-cell>
        </table:table-row>
      </table:table>
      <table:named-expressions/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61cm" svg:y="0.315cm" chart:style-name="ch2">
          <text:p>SIMULADOR RANDOM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62797">
                <text:p>62797</text:p>
              </table:table-cell>
              <table:table-cell office:value-type="float" office:value="36907">
                <text:p>36907</text:p>
              </table:table-cell>
              <table:table-cell office:value-type="float" office:value="21264">
                <text:p>21264</text:p>
              </table:table-cell>
              <table:table-cell office:value-type="float" office:value="12433">
                <text:p>12433</text:p>
              </table:table-cell>
              <table:table-cell office:value-type="float" office:value="8318">
                <text:p>8318</text:p>
              </table:table-cell>
              <table:table-cell office:value-type="float" office:value="6344">
                <text:p>6344</text:p>
              </table:table-cell>
              <table:table-cell office:value-type="float" office:value="5307">
                <text:p>5307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8596">
                <text:p>88596</text:p>
              </table:table-cell>
              <table:table-cell office:value-type="float" office:value="51830">
                <text:p>51830</text:p>
              </table:table-cell>
              <table:table-cell office:value-type="float" office:value="28950">
                <text:p>28950</text:p>
              </table:table-cell>
              <table:table-cell office:value-type="float" office:value="15779">
                <text:p>15779</text:p>
              </table:table-cell>
              <table:table-cell office:value-type="float" office:value="8952">
                <text:p>8952</text:p>
              </table:table-cell>
              <table:table-cell office:value-type="float" office:value="5913">
                <text:p>5913</text:p>
              </table:table-cell>
              <table:table-cell office:value-type="float" office:value="4515">
                <text:p>4515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6696">
                <text:p>136696</text:p>
              </table:table-cell>
              <table:table-cell office:value-type="float" office:value="80917">
                <text:p>80917</text:p>
              </table:table-cell>
              <table:table-cell office:value-type="float" office:value="45065">
                <text:p>45065</text:p>
              </table:table-cell>
              <table:table-cell office:value-type="float" office:value="23931">
                <text:p>23931</text:p>
              </table:table-cell>
              <table:table-cell office:value-type="float" office:value="12482">
                <text:p>12482</text:p>
              </table:table-cell>
              <table:table-cell office:value-type="float" office:value="7019">
                <text:p>7019</text:p>
              </table:table-cell>
              <table:table-cell office:value-type="float" office:value="4844">
                <text:p>4844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8203">
                <text:p>208203</text:p>
              </table:table-cell>
              <table:table-cell office:value-type="float" office:value="124207">
                <text:p>124207</text:p>
              </table:table-cell>
              <table:table-cell office:value-type="float" office:value="72655">
                <text:p>72655</text:p>
              </table:table-cell>
              <table:table-cell office:value-type="float" office:value="39849">
                <text:p>39849</text:p>
              </table:table-cell>
              <table:table-cell office:value-type="float" office:value="19729">
                <text:p>19729</text:p>
              </table:table-cell>
              <table:table-cell office:value-type="float" office:value="9995">
                <text:p>9995</text:p>
              </table:table-cell>
              <table:table-cell office:value-type="float" office:value="5711">
                <text:p>5711</text:p>
              </table:table-cell>
              <table:table-cell office:value-type="float" office:value="3960">
                <text:p>396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8326">
                <text:p>278326</text:p>
              </table:table-cell>
              <table:table-cell office:value-type="float" office:value="174522">
                <text:p>174522</text:p>
              </table:table-cell>
              <table:table-cell office:value-type="float" office:value="106342">
                <text:p>106342</text:p>
              </table:table-cell>
              <table:table-cell office:value-type="float" office:value="62165">
                <text:p>62165</text:p>
              </table:table-cell>
              <table:table-cell office:value-type="float" office:value="32736">
                <text:p>32736</text:p>
              </table:table-cell>
              <table:table-cell office:value-type="float" office:value="15131">
                <text:p>15131</text:p>
              </table:table-cell>
              <table:table-cell office:value-type="float" office:value="7354">
                <text:p>7354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33261">
                <text:p>433261</text:p>
              </table:table-cell>
              <table:table-cell office:value-type="float" office:value="252032">
                <text:p>252032</text:p>
              </table:table-cell>
              <table:table-cell office:value-type="float" office:value="152415">
                <text:p>152415</text:p>
              </table:table-cell>
              <table:table-cell office:value-type="float" office:value="85620">
                <text:p>85620</text:p>
              </table:table-cell>
              <table:table-cell office:value-type="float" office:value="46913">
                <text:p>46913</text:p>
              </table:table-cell>
              <table:table-cell office:value-type="float" office:value="21676">
                <text:p>21676</text:p>
              </table:table-cell>
              <table:table-cell office:value-type="float" office:value="8851">
                <text:p>8851</text:p>
              </table:table-cell>
              <table:table-cell office:value-type="float" office:value="4337">
                <text:p>4337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561cm" svg:y="0.315cm" chart:style-name="ch2">
          <text:p>SIMULADOR RANDOM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1701">
                <text:p>11701</text:p>
              </table:table-cell>
              <table:table-cell office:value-type="float" office:value="7780">
                <text:p>7780</text:p>
              </table:table-cell>
              <table:table-cell office:value-type="float" office:value="5249">
                <text:p>5249</text:p>
              </table:table-cell>
              <table:table-cell office:value-type="float" office:value="3593">
                <text:p>3593</text:p>
              </table:table-cell>
              <table:table-cell office:value-type="float" office:value="2650">
                <text:p>2650</text:p>
              </table:table-cell>
              <table:table-cell office:value-type="float" office:value="1871">
                <text:p>1871</text:p>
              </table:table-cell>
              <table:table-cell office:value-type="float" office:value="525">
                <text:p>5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645">
                <text:p>15645</text:p>
              </table:table-cell>
              <table:table-cell office:value-type="float" office:value="9794">
                <text:p>9794</text:p>
              </table:table-cell>
              <table:table-cell office:value-type="float" office:value="6276">
                <text:p>6276</text:p>
              </table:table-cell>
              <table:table-cell office:value-type="float" office:value="4034">
                <text:p>4034</text:p>
              </table:table-cell>
              <table:table-cell office:value-type="float" office:value="2674">
                <text:p>2674</text:p>
              </table:table-cell>
              <table:table-cell office:value-type="float" office:value="1901">
                <text:p>1901</text:p>
              </table:table-cell>
              <table:table-cell office:value-type="float" office:value="1124">
                <text:p>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4636">
                <text:p>24636</text:p>
              </table:table-cell>
              <table:table-cell office:value-type="float" office:value="14524">
                <text:p>14524</text:p>
              </table:table-cell>
              <table:table-cell office:value-type="float" office:value="8909">
                <text:p>8909</text:p>
              </table:table-cell>
              <table:table-cell office:value-type="float" office:value="5494">
                <text:p>5494</text:p>
              </table:table-cell>
              <table:table-cell office:value-type="float" office:value="3496">
                <text:p>3496</text:p>
              </table:table-cell>
              <table:table-cell office:value-type="float" office:value="2255">
                <text:p>2255</text:p>
              </table:table-cell>
              <table:table-cell office:value-type="float" office:value="1599">
                <text:p>1599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0318">
                <text:p>40318</text:p>
              </table:table-cell>
              <table:table-cell office:value-type="float" office:value="22848">
                <text:p>22848</text:p>
              </table:table-cell>
              <table:table-cell office:value-type="float" office:value="13458">
                <text:p>13458</text:p>
              </table:table-cell>
              <table:table-cell office:value-type="float" office:value="8121">
                <text:p>8121</text:p>
              </table:table-cell>
              <table:table-cell office:value-type="float" office:value="4781">
                <text:p>4781</text:p>
              </table:table-cell>
              <table:table-cell office:value-type="float" office:value="2949">
                <text:p>2949</text:p>
              </table:table-cell>
              <table:table-cell office:value-type="float" office:value="1926">
                <text:p>1926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1280">
                <text:p>61280</text:p>
              </table:table-cell>
              <table:table-cell office:value-type="float" office:value="35149">
                <text:p>35149</text:p>
              </table:table-cell>
              <table:table-cell office:value-type="float" office:value="19997">
                <text:p>19997</text:p>
              </table:table-cell>
              <table:table-cell office:value-type="float" office:value="11537">
                <text:p>11537</text:p>
              </table:table-cell>
              <table:table-cell office:value-type="float" office:value="6834">
                <text:p>6834</text:p>
              </table:table-cell>
              <table:table-cell office:value-type="float" office:value="3848">
                <text:p>3848</text:p>
              </table:table-cell>
              <table:table-cell office:value-type="float" office:value="2313">
                <text:p>231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3603">
                <text:p>103603</text:p>
              </table:table-cell>
              <table:table-cell office:value-type="float" office:value="54654">
                <text:p>54654</text:p>
              </table:table-cell>
              <table:table-cell office:value-type="float" office:value="29253">
                <text:p>29253</text:p>
              </table:table-cell>
              <table:table-cell office:value-type="float" office:value="15375">
                <text:p>15375</text:p>
              </table:table-cell>
              <table:table-cell office:value-type="float" office:value="8297">
                <text:p>8297</text:p>
              </table:table-cell>
              <table:table-cell office:value-type="float" office:value="4511">
                <text:p>4511</text:p>
              </table:table-cell>
              <table:table-cell office:value-type="float" office:value="2423">
                <text:p>2423</text:p>
              </table:table-cell>
              <table:table-cell office:value-type="float" office:value="1465">
                <text:p>1465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COMPILAD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FIFO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4419">
            <text:p>84419</text:p>
          </table:table-cell>
          <table:table-cell office:value-type="float" office:value="59035">
            <text:p>59035</text:p>
          </table:table-cell>
          <table:table-cell office:value-type="float" office:value="40341">
            <text:p>40341</text:p>
          </table:table-cell>
          <table:table-cell office:value-type="float" office:value="21639">
            <text:p>21639</text:p>
          </table:table-cell>
          <table:table-cell office:value-type="float" office:value="10190">
            <text:p>10190</text:p>
          </table:table-cell>
          <table:table-cell office:value-type="float" office:value="4849">
            <text:p>4849</text:p>
          </table:table-cell>
          <table:table-cell table:number-columns-repeated="2" office:value-type="float" office:value="3621">
            <text:p>362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98067">
            <text:p>98067</text:p>
          </table:table-cell>
          <table:table-cell office:value-type="float" office:value="70315">
            <text:p>70315</text:p>
          </table:table-cell>
          <table:table-cell office:value-type="float" office:value="48526">
            <text:p>48526</text:p>
          </table:table-cell>
          <table:table-cell office:value-type="float" office:value="31698">
            <text:p>31698</text:p>
          </table:table-cell>
          <table:table-cell office:value-type="float" office:value="15609">
            <text:p>15609</text:p>
          </table:table-cell>
          <table:table-cell office:value-type="float" office:value="6673">
            <text:p>6673</text:p>
          </table:table-cell>
          <table:table-cell office:value-type="float" office:value="3432">
            <text:p>3432</text:p>
          </table:table-cell>
          <table:table-cell office:value-type="float" office:value="2852">
            <text:p>28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2386">
            <text:p>132386</text:p>
          </table:table-cell>
          <table:table-cell office:value-type="float" office:value="92279">
            <text:p>92279</text:p>
          </table:table-cell>
          <table:table-cell office:value-type="float" office:value="65270">
            <text:p>65270</text:p>
          </table:table-cell>
          <table:table-cell office:value-type="float" office:value="44465">
            <text:p>44465</text:p>
          </table:table-cell>
          <table:table-cell office:value-type="float" office:value="26928">
            <text:p>26928</text:p>
          </table:table-cell>
          <table:table-cell office:value-type="float" office:value="11951">
            <text:p>11951</text:p>
          </table:table-cell>
          <table:table-cell office:value-type="float" office:value="4825">
            <text:p>4825</text:p>
          </table:table-cell>
          <table:table-cell office:value-type="float" office:value="2494">
            <text:p>249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9322">
            <text:p>189322</text:p>
          </table:table-cell>
          <table:table-cell office:value-type="float" office:value="123445">
            <text:p>123445</text:p>
          </table:table-cell>
          <table:table-cell office:value-type="float" office:value="83950">
            <text:p>83950</text:p>
          </table:table-cell>
          <table:table-cell office:value-type="float" office:value="57600">
            <text:p>57600</text:p>
          </table:table-cell>
          <table:table-cell office:value-type="float" office:value="38430">
            <text:p>38430</text:p>
          </table:table-cell>
          <table:table-cell office:value-type="float" office:value="21527">
            <text:p>21527</text:p>
          </table:table-cell>
          <table:table-cell office:value-type="float" office:value="8198">
            <text:p>8198</text:p>
          </table:table-cell>
          <table:table-cell office:value-type="float" office:value="3201">
            <text:p>320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63907">
            <text:p>263907</text:p>
          </table:table-cell>
          <table:table-cell office:value-type="float" office:value="170963">
            <text:p>170963</text:p>
          </table:table-cell>
          <table:table-cell office:value-type="float" office:value="109458">
            <text:p>109458</text:p>
          </table:table-cell>
          <table:table-cell office:value-type="float" office:value="72140">
            <text:p>72140</text:p>
          </table:table-cell>
          <table:table-cell office:value-type="float" office:value="47785">
            <text:p>47785</text:p>
          </table:table-cell>
          <table:table-cell office:value-type="float" office:value="30752">
            <text:p>30752</text:p>
          </table:table-cell>
          <table:table-cell office:value-type="float" office:value="14172">
            <text:p>14172</text:p>
          </table:table-cell>
          <table:table-cell office:value-type="float" office:value="5223">
            <text:p>522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70856">
            <text:p>370856</text:p>
          </table:table-cell>
          <table:table-cell office:value-type="float" office:value="227915">
            <text:p>227915</text:p>
          </table:table-cell>
          <table:table-cell office:value-type="float" office:value="147332">
            <text:p>147332</text:p>
          </table:table-cell>
          <table:table-cell office:value-type="float" office:value="93778">
            <text:p>93778</text:p>
          </table:table-cell>
          <table:table-cell office:value-type="float" office:value="60369">
            <text:p>60369</text:p>
          </table:table-cell>
          <table:table-cell office:value-type="float" office:value="38496">
            <text:p>38496</text:p>
          </table:table-cell>
          <table:table-cell office:value-type="float" office:value="22804">
            <text:p>22804</text:p>
          </table:table-cell>
          <table:table-cell office:value-type="float" office:value="9859">
            <text:p>9859</text:p>
          </table:table-cell>
        </table:table-row>
        <table:table-row table:style-name="ro2">
          <table:table-cell office:value-type="string">
            <text:p>FIFO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896">
            <text:p>8896</text:p>
          </table:table-cell>
          <table:table-cell office:value-type="float" office:value="6112">
            <text:p>6112</text:p>
          </table:table-cell>
          <table:table-cell office:value-type="float" office:value="4235">
            <text:p>4235</text:p>
          </table:table-cell>
          <table:table-cell office:value-type="float" office:value="2426">
            <text:p>2426</text:p>
          </table:table-cell>
          <table:table-cell office:value-type="float" office:value="1331">
            <text:p>1331</text:p>
          </table:table-cell>
          <table:table-cell office:value-type="float" office:value="631">
            <text:p>63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025">
            <text:p>11025</text:p>
          </table:table-cell>
          <table:table-cell office:value-type="float" office:value="7512">
            <text:p>7512</text:p>
          </table:table-cell>
          <table:table-cell office:value-type="float" office:value="5081">
            <text:p>5081</text:p>
          </table:table-cell>
          <table:table-cell office:value-type="float" office:value="3422">
            <text:p>3422</text:p>
          </table:table-cell>
          <table:table-cell office:value-type="float" office:value="1821">
            <text:p>1821</text:p>
          </table:table-cell>
          <table:table-cell office:value-type="float" office:value="878">
            <text:p>878</text:p>
          </table:table-cell>
          <table:table-cell office:value-type="float" office:value="418">
            <text:p>418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271">
            <text:p>16271</text:p>
          </table:table-cell>
          <table:table-cell office:value-type="float" office:value="10718">
            <text:p>10718</text:p>
          </table:table-cell>
          <table:table-cell office:value-type="float" office:value="7236">
            <text:p>7236</text:p>
          </table:table-cell>
          <table:table-cell office:value-type="float" office:value="4807">
            <text:p>4807</text:p>
          </table:table-cell>
          <table:table-cell office:value-type="float" office:value="2966">
            <text:p>2966</text:p>
          </table:table-cell>
          <table:table-cell office:value-type="float" office:value="1496">
            <text:p>1496</text:p>
          </table:table-cell>
          <table:table-cell office:value-type="float" office:value="676">
            <text:p>676</text:p>
          </table:table-cell>
          <table:table-cell office:value-type="float" office:value="276">
            <text:p>27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5517">
            <text:p>25517</text:p>
          </table:table-cell>
          <table:table-cell office:value-type="float" office:value="15415">
            <text:p>15415</text:p>
          </table:table-cell>
          <table:table-cell office:value-type="float" office:value="9907">
            <text:p>9907</text:p>
          </table:table-cell>
          <table:table-cell office:value-type="float" office:value="6447">
            <text:p>6447</text:p>
          </table:table-cell>
          <table:table-cell office:value-type="float" office:value="4253">
            <text:p>4253</text:p>
          </table:table-cell>
          <table:table-cell office:value-type="float" office:value="2426">
            <text:p>2426</text:p>
          </table:table-cell>
          <table:table-cell office:value-type="float" office:value="1108">
            <text:p>1108</text:p>
          </table:table-cell>
          <table:table-cell office:value-type="float" office:value="468">
            <text:p>468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8152">
            <text:p>38152</text:p>
          </table:table-cell>
          <table:table-cell office:value-type="float" office:value="23359">
            <text:p>23359</text:p>
          </table:table-cell>
          <table:table-cell office:value-type="float" office:value="13723">
            <text:p>13723</text:p>
          </table:table-cell>
          <table:table-cell office:value-type="float" office:value="8344">
            <text:p>8344</text:p>
          </table:table-cell>
          <table:table-cell office:value-type="float" office:value="5228">
            <text:p>5228</text:p>
          </table:table-cell>
          <table:table-cell office:value-type="float" office:value="3301">
            <text:p>3301</text:p>
          </table:table-cell>
          <table:table-cell office:value-type="float" office:value="1632">
            <text:p>1632</text:p>
          </table:table-cell>
          <table:table-cell office:value-type="float" office:value="694">
            <text:p>69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61107">
            <text:p>61107</text:p>
          </table:table-cell>
          <table:table-cell office:value-type="float" office:value="35426">
            <text:p>35426</text:p>
          </table:table-cell>
          <table:table-cell office:value-type="float" office:value="21218">
            <text:p>21218</text:p>
          </table:table-cell>
          <table:table-cell office:value-type="float" office:value="12150">
            <text:p>12150</text:p>
          </table:table-cell>
          <table:table-cell office:value-type="float" office:value="7110">
            <text:p>7110</text:p>
          </table:table-cell>
          <table:table-cell office:value-type="float" office:value="4353">
            <text:p>4353</text:p>
          </table:table-cell>
          <table:table-cell office:value-type="float" office:value="2511">
            <text:p>2511</text:p>
          </table:table-cell>
          <table:table-cell office:value-type="float" office:value="1132">
            <text:p>1132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SIMULAD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2797">
            <text:p>62797</text:p>
          </table:table-cell>
          <table:table-cell office:value-type="float" office:value="36907">
            <text:p>36907</text:p>
          </table:table-cell>
          <table:table-cell office:value-type="float" office:value="21264">
            <text:p>21264</text:p>
          </table:table-cell>
          <table:table-cell office:value-type="float" office:value="12433">
            <text:p>12433</text:p>
          </table:table-cell>
          <table:table-cell office:value-type="float" office:value="8318">
            <text:p>8318</text:p>
          </table:table-cell>
          <table:table-cell office:value-type="float" office:value="6344">
            <text:p>6344</text:p>
          </table:table-cell>
          <table:table-cell office:value-type="float" office:value="5307">
            <text:p>5307</text:p>
          </table:table-cell>
          <table:table-cell office:value-type="float" office:value="5144">
            <text:p>514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8596">
            <text:p>88596</text:p>
          </table:table-cell>
          <table:table-cell office:value-type="float" office:value="51830">
            <text:p>51830</text:p>
          </table:table-cell>
          <table:table-cell office:value-type="float" office:value="28950">
            <text:p>28950</text:p>
          </table:table-cell>
          <table:table-cell office:value-type="float" office:value="15779">
            <text:p>15779</text:p>
          </table:table-cell>
          <table:table-cell office:value-type="float" office:value="8952">
            <text:p>8952</text:p>
          </table:table-cell>
          <table:table-cell office:value-type="float" office:value="5913">
            <text:p>5913</text:p>
          </table:table-cell>
          <table:table-cell office:value-type="float" office:value="4515">
            <text:p>4515</text:p>
          </table:table-cell>
          <table:table-cell office:value-type="float" office:value="3890">
            <text:p>38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6696">
            <text:p>136696</text:p>
          </table:table-cell>
          <table:table-cell office:value-type="float" office:value="80917">
            <text:p>80917</text:p>
          </table:table-cell>
          <table:table-cell office:value-type="float" office:value="45065">
            <text:p>45065</text:p>
          </table:table-cell>
          <table:table-cell office:value-type="float" office:value="23931">
            <text:p>23931</text:p>
          </table:table-cell>
          <table:table-cell office:value-type="float" office:value="12482">
            <text:p>12482</text:p>
          </table:table-cell>
          <table:table-cell office:value-type="float" office:value="7019">
            <text:p>7019</text:p>
          </table:table-cell>
          <table:table-cell office:value-type="float" office:value="4844">
            <text:p>4844</text:p>
          </table:table-cell>
          <table:table-cell office:value-type="float" office:value="3756">
            <text:p>37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8203">
            <text:p>208203</text:p>
          </table:table-cell>
          <table:table-cell office:value-type="float" office:value="124207">
            <text:p>124207</text:p>
          </table:table-cell>
          <table:table-cell office:value-type="float" office:value="72655">
            <text:p>72655</text:p>
          </table:table-cell>
          <table:table-cell office:value-type="float" office:value="39849">
            <text:p>39849</text:p>
          </table:table-cell>
          <table:table-cell office:value-type="float" office:value="19729">
            <text:p>19729</text:p>
          </table:table-cell>
          <table:table-cell office:value-type="float" office:value="9995">
            <text:p>9995</text:p>
          </table:table-cell>
          <table:table-cell office:value-type="float" office:value="5711">
            <text:p>5711</text:p>
          </table:table-cell>
          <table:table-cell office:value-type="float" office:value="3960">
            <text:p>396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8326">
            <text:p>278326</text:p>
          </table:table-cell>
          <table:table-cell office:value-type="float" office:value="174522">
            <text:p>174522</text:p>
          </table:table-cell>
          <table:table-cell office:value-type="float" office:value="106342">
            <text:p>106342</text:p>
          </table:table-cell>
          <table:table-cell office:value-type="float" office:value="62165">
            <text:p>62165</text:p>
          </table:table-cell>
          <table:table-cell office:value-type="float" office:value="32736">
            <text:p>32736</text:p>
          </table:table-cell>
          <table:table-cell office:value-type="float" office:value="15131">
            <text:p>15131</text:p>
          </table:table-cell>
          <table:table-cell office:value-type="float" office:value="7354">
            <text:p>7354</text:p>
          </table:table-cell>
          <table:table-cell office:value-type="float" office:value="4302">
            <text:p>430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33261">
            <text:p>433261</text:p>
          </table:table-cell>
          <table:table-cell office:value-type="float" office:value="252032">
            <text:p>252032</text:p>
          </table:table-cell>
          <table:table-cell office:value-type="float" office:value="152415">
            <text:p>152415</text:p>
          </table:table-cell>
          <table:table-cell office:value-type="float" office:value="85620">
            <text:p>85620</text:p>
          </table:table-cell>
          <table:table-cell office:value-type="float" office:value="46913">
            <text:p>46913</text:p>
          </table:table-cell>
          <table:table-cell office:value-type="float" office:value="21676">
            <text:p>21676</text:p>
          </table:table-cell>
          <table:table-cell office:value-type="float" office:value="8851">
            <text:p>8851</text:p>
          </table:table-cell>
          <table:table-cell office:value-type="float" office:value="4337">
            <text:p>4337</text:p>
          </table:table-cell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1701">
            <text:p>11701</text:p>
          </table:table-cell>
          <table:table-cell office:value-type="float" office:value="7780">
            <text:p>7780</text:p>
          </table:table-cell>
          <table:table-cell office:value-type="float" office:value="5249">
            <text:p>5249</text:p>
          </table:table-cell>
          <table:table-cell office:value-type="float" office:value="3593">
            <text:p>3593</text:p>
          </table:table-cell>
          <table:table-cell office:value-type="float" office:value="2650">
            <text:p>2650</text:p>
          </table:table-cell>
          <table:table-cell office:value-type="float" office:value="1871">
            <text:p>1871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5645">
            <text:p>15645</text:p>
          </table:table-cell>
          <table:table-cell office:value-type="float" office:value="9794">
            <text:p>9794</text:p>
          </table:table-cell>
          <table:table-cell office:value-type="float" office:value="6276">
            <text:p>6276</text:p>
          </table:table-cell>
          <table:table-cell office:value-type="float" office:value="4034">
            <text:p>4034</text:p>
          </table:table-cell>
          <table:table-cell office:value-type="float" office:value="2674">
            <text:p>2674</text:p>
          </table:table-cell>
          <table:table-cell office:value-type="float" office:value="1901">
            <text:p>1901</text:p>
          </table:table-cell>
          <table:table-cell office:value-type="float" office:value="1124">
            <text:p>1124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636">
            <text:p>24636</text:p>
          </table:table-cell>
          <table:table-cell office:value-type="float" office:value="14524">
            <text:p>14524</text:p>
          </table:table-cell>
          <table:table-cell office:value-type="float" office:value="8909">
            <text:p>8909</text:p>
          </table:table-cell>
          <table:table-cell office:value-type="float" office:value="5494">
            <text:p>5494</text:p>
          </table:table-cell>
          <table:table-cell office:value-type="float" office:value="3496">
            <text:p>3496</text:p>
          </table:table-cell>
          <table:table-cell office:value-type="float" office:value="2255">
            <text:p>2255</text:p>
          </table:table-cell>
          <table:table-cell office:value-type="float" office:value="1599">
            <text:p>1599</text:p>
          </table:table-cell>
          <table:table-cell office:value-type="float" office:value="815">
            <text:p>81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318">
            <text:p>40318</text:p>
          </table:table-cell>
          <table:table-cell office:value-type="float" office:value="22848">
            <text:p>22848</text:p>
          </table:table-cell>
          <table:table-cell office:value-type="float" office:value="13458">
            <text:p>13458</text:p>
          </table:table-cell>
          <table:table-cell office:value-type="float" office:value="8121">
            <text:p>8121</text:p>
          </table:table-cell>
          <table:table-cell office:value-type="float" office:value="4781">
            <text:p>4781</text:p>
          </table:table-cell>
          <table:table-cell office:value-type="float" office:value="2949">
            <text:p>2949</text:p>
          </table:table-cell>
          <table:table-cell office:value-type="float" office:value="1926">
            <text:p>1926</text:p>
          </table:table-cell>
          <table:table-cell office:value-type="float" office:value="1300">
            <text:p>130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1280">
            <text:p>61280</text:p>
          </table:table-cell>
          <table:table-cell office:value-type="float" office:value="35149">
            <text:p>35149</text:p>
          </table:table-cell>
          <table:table-cell office:value-type="float" office:value="19997">
            <text:p>19997</text:p>
          </table:table-cell>
          <table:table-cell office:value-type="float" office:value="11537">
            <text:p>11537</text:p>
          </table:table-cell>
          <table:table-cell office:value-type="float" office:value="6834">
            <text:p>6834</text:p>
          </table:table-cell>
          <table:table-cell office:value-type="float" office:value="3848">
            <text:p>3848</text:p>
          </table:table-cell>
          <table:table-cell office:value-type="float" office:value="2313">
            <text:p>2313</text:p>
          </table:table-cell>
          <table:table-cell office:value-type="float" office:value="1461">
            <text:p>146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3603">
            <text:p>103603</text:p>
          </table:table-cell>
          <table:table-cell office:value-type="float" office:value="54654">
            <text:p>54654</text:p>
          </table:table-cell>
          <table:table-cell office:value-type="float" office:value="29253">
            <text:p>29253</text:p>
          </table:table-cell>
          <table:table-cell office:value-type="float" office:value="15375">
            <text:p>15375</text:p>
          </table:table-cell>
          <table:table-cell office:value-type="float" office:value="8297">
            <text:p>8297</text:p>
          </table:table-cell>
          <table:table-cell office:value-type="float" office:value="4511">
            <text:p>4511</text:p>
          </table:table-cell>
          <table:table-cell office:value-type="float" office:value="2423">
            <text:p>2423</text:p>
          </table:table-cell>
          <table:table-cell office:value-type="float" office:value="1465">
            <text:p>1465</text:p>
          </table:table-cell>
        </table:table-row>
      </table:table>
      <table:named-expressions/>
    </office:spreadsheet>
  </office:body>
</office:document-content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283cm" svg:y="0.315cm" chart:style-name="ch2">
          <text:p>COMPRESSOR RANDOM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2130">
                <text:p>2130</text:p>
              </table:table-cell>
              <table:table-cell office:value-type="float" office:value="1390">
                <text:p>1390</text:p>
              </table:table-cell>
              <table:table-cell office:value-type="float" office:value="742">
                <text:p>742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588">
                <text:p>2588</text:p>
              </table:table-cell>
              <table:table-cell office:value-type="float" office:value="1674">
                <text:p>1674</text:p>
              </table:table-cell>
              <table:table-cell office:value-type="float" office:value="899">
                <text:p>899</text:p>
              </table:table-cell>
              <table:table-cell office:value-type="float" office:value="399">
                <text:p>399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706">
                <text:p>3706</text:p>
              </table:table-cell>
              <table:table-cell office:value-type="float" office:value="2055">
                <text:p>2055</text:p>
              </table:table-cell>
              <table:table-cell office:value-type="float" office:value="1197">
                <text:p>1197</text:p>
              </table:table-cell>
              <table:table-cell office:value-type="float" office:value="661">
                <text:p>661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9411">
                <text:p>9411</text:p>
              </table:table-cell>
              <table:table-cell office:value-type="float" office:value="3068">
                <text:p>3068</text:p>
              </table:table-cell>
              <table:table-cell office:value-type="float" office:value="1719">
                <text:p>1719</text:p>
              </table:table-cell>
              <table:table-cell office:value-type="float" office:value="975">
                <text:p>975</text:p>
              </table:table-cell>
              <table:table-cell office:value-type="float" office:value="457">
                <text:p>457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8509">
                <text:p>118509</text:p>
              </table:table-cell>
              <table:table-cell office:value-type="float" office:value="8701">
                <text:p>8701</text:p>
              </table:table-cell>
              <table:table-cell office:value-type="float" office:value="2586">
                <text:p>2586</text:p>
              </table:table-cell>
              <table:table-cell office:value-type="float" office:value="1328">
                <text:p>1328</text:p>
              </table:table-cell>
              <table:table-cell office:value-type="float" office:value="709">
                <text:p>709</text:p>
              </table:table-cell>
              <table:table-cell office:value-type="float" office:value="268">
                <text:p>26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27610">
                <text:p>227610</text:p>
              </table:table-cell>
              <table:table-cell office:value-type="float" office:value="109066">
                <text:p>109066</text:p>
              </table:table-cell>
              <table:table-cell office:value-type="float" office:value="8294">
                <text:p>8294</text:p>
              </table:table-cell>
              <table:table-cell office:value-type="float" office:value="2167">
                <text:p>2167</text:p>
              </table:table-cell>
              <table:table-cell office:value-type="float" office:value="1090">
                <text:p>1090</text:p>
              </table:table-cell>
              <table:table-cell office:value-type="float" office:value="475">
                <text:p>475</text:p>
              </table:table-cell>
              <table:table-cell office:value-type="float" office:value="138">
                <text:p>138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283cm" svg:y="0.315cm" chart:style-name="ch2">
          <text:p>COMPRESSOR RANDOM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443">
                <text:p>443</text:p>
              </table:table-cell>
              <table:table-cell office:value-type="float" office:value="307">
                <text:p>307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29">
                <text:p>529</text:p>
              </table:table-cell>
              <table:table-cell office:value-type="float" office:value="363">
                <text:p>363</text:p>
              </table:table-cell>
              <table:table-cell office:value-type="float" office:value="195">
                <text:p>19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17">
                <text:p>717</text:p>
              </table:table-cell>
              <table:table-cell office:value-type="float" office:value="434">
                <text:p>434</text:p>
              </table:table-cell>
              <table:table-cell office:value-type="float" office:value="253">
                <text:p>253</text:p>
              </table:table-cell>
              <table:table-cell office:value-type="float" office:value="134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251">
                <text:p>1251</text:p>
              </table:table-cell>
              <table:table-cell office:value-type="float" office:value="614">
                <text:p>614</text:p>
              </table:table-cell>
              <table:table-cell office:value-type="float" office:value="372">
                <text:p>372</text:p>
              </table:table-cell>
              <table:table-cell office:value-type="float" office:value="224">
                <text:p>22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2110">
                <text:p>22110</text:p>
              </table:table-cell>
              <table:table-cell office:value-type="float" office:value="1087">
                <text:p>1087</text:p>
              </table:table-cell>
              <table:table-cell office:value-type="float" office:value="514">
                <text:p>514</text:p>
              </table:table-cell>
              <table:table-cell office:value-type="float" office:value="294">
                <text:p>294</text:p>
              </table:table-cell>
              <table:table-cell office:value-type="float" office:value="163">
                <text:p>163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972">
                <text:p>35972</text:p>
              </table:table-cell>
              <table:table-cell office:value-type="float" office:value="17194">
                <text:p>17194</text:p>
              </table:table-cell>
              <table:table-cell office:value-type="float" office:value="1022">
                <text:p>1022</text:p>
              </table:table-cell>
              <table:table-cell office:value-type="float" office:value="435">
                <text:p>435</text:p>
              </table:table-cell>
              <table:table-cell office:value-type="float" office:value="234">
                <text:p>234</text:p>
              </table:table-cell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COMPRESS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130">
            <text:p>2130</text:p>
          </table:table-cell>
          <table:table-cell office:value-type="float" office:value="1390">
            <text:p>1390</text:p>
          </table:table-cell>
          <table:table-cell office:value-type="float" office:value="742">
            <text:p>742</text:p>
          </table:table-cell>
          <table:table-cell table:number-columns-repeated="5" office:value-type="float" office:value="419">
            <text:p>4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588">
            <text:p>2588</text:p>
          </table:table-cell>
          <table:table-cell office:value-type="float" office:value="1674">
            <text:p>1674</text:p>
          </table:table-cell>
          <table:table-cell office:value-type="float" office:value="899">
            <text:p>899</text:p>
          </table:table-cell>
          <table:table-cell office:value-type="float" office:value="399">
            <text:p>399</text:p>
          </table:table-cell>
          <table:table-cell table:number-columns-repeated="4" office:value-type="float" office:value="317">
            <text:p>3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706">
            <text:p>3706</text:p>
          </table:table-cell>
          <table:table-cell office:value-type="float" office:value="2055">
            <text:p>2055</text:p>
          </table:table-cell>
          <table:table-cell office:value-type="float" office:value="1197">
            <text:p>1197</text:p>
          </table:table-cell>
          <table:table-cell office:value-type="float" office:value="661">
            <text:p>661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9411">
            <text:p>9411</text:p>
          </table:table-cell>
          <table:table-cell office:value-type="float" office:value="3068">
            <text:p>3068</text:p>
          </table:table-cell>
          <table:table-cell office:value-type="float" office:value="1719">
            <text:p>1719</text:p>
          </table:table-cell>
          <table:table-cell office:value-type="float" office:value="975">
            <text:p>975</text:p>
          </table:table-cell>
          <table:table-cell office:value-type="float" office:value="457">
            <text:p>457</text:p>
          </table:table-cell>
          <table:table-cell table:number-columns-repeated="3" office:value-type="float" office:value="209">
            <text:p>20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8509">
            <text:p>118509</text:p>
          </table:table-cell>
          <table:table-cell office:value-type="float" office:value="8701">
            <text:p>8701</text:p>
          </table:table-cell>
          <table:table-cell office:value-type="float" office:value="2586">
            <text:p>2586</text:p>
          </table:table-cell>
          <table:table-cell office:value-type="float" office:value="1328">
            <text:p>1328</text:p>
          </table:table-cell>
          <table:table-cell office:value-type="float" office:value="709">
            <text:p>709</text:p>
          </table:table-cell>
          <table:table-cell office:value-type="float" office:value="268">
            <text:p>268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27610">
            <text:p>227610</text:p>
          </table:table-cell>
          <table:table-cell office:value-type="float" office:value="109066">
            <text:p>109066</text:p>
          </table:table-cell>
          <table:table-cell office:value-type="float" office:value="8294">
            <text:p>8294</text:p>
          </table:table-cell>
          <table:table-cell office:value-type="float" office:value="2167">
            <text:p>2167</text:p>
          </table:table-cell>
          <table:table-cell office:value-type="float" office:value="1090">
            <text:p>1090</text:p>
          </table:table-cell>
          <table:table-cell office:value-type="float" office:value="475">
            <text:p>475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43">
            <text:p>443</text:p>
          </table:table-cell>
          <table:table-cell office:value-type="float" office:value="307">
            <text:p>307</text:p>
          </table:table-cell>
          <table:table-cell office:value-type="float" office:value="131">
            <text:p>13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29">
            <text:p>529</text:p>
          </table:table-cell>
          <table:table-cell office:value-type="float" office:value="363">
            <text:p>363</text:p>
          </table:table-cell>
          <table:table-cell office:value-type="float" office:value="195">
            <text:p>19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17">
            <text:p>717</text:p>
          </table:table-cell>
          <table:table-cell office:value-type="float" office:value="434">
            <text:p>434</text:p>
          </table:table-cell>
          <table:table-cell office:value-type="float" office:value="253">
            <text:p>253</text:p>
          </table:table-cell>
          <table:table-cell office:value-type="float" office:value="134">
            <text:p>13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251">
            <text:p>1251</text:p>
          </table:table-cell>
          <table:table-cell office:value-type="float" office:value="614">
            <text:p>614</text:p>
          </table:table-cell>
          <table:table-cell office:value-type="float" office:value="372">
            <text:p>372</text:p>
          </table:table-cell>
          <table:table-cell office:value-type="float" office:value="224">
            <text:p>224</text:p>
          </table:table-cell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2110">
            <text:p>22110</text:p>
          </table:table-cell>
          <table:table-cell office:value-type="float" office:value="1087">
            <text:p>1087</text:p>
          </table:table-cell>
          <table:table-cell office:value-type="float" office:value="514">
            <text:p>514</text:p>
          </table:table-cell>
          <table:table-cell office:value-type="float" office:value="294">
            <text:p>294</text:p>
          </table:table-cell>
          <table:table-cell office:value-type="float" office:value="163">
            <text:p>163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5972">
            <text:p>35972</text:p>
          </table:table-cell>
          <table:table-cell office:value-type="float" office:value="17194">
            <text:p>17194</text:p>
          </table:table-cell>
          <table:table-cell office:value-type="float" office:value="1022">
            <text:p>1022</text:p>
          </table:table-cell>
          <table:table-cell office:value-type="float" office:value="435">
            <text:p>435</text:p>
          </table:table-cell>
          <table:table-cell office:value-type="float" office:value="234">
            <text:p>234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5cm" svg:y="0.315cm" chart:style-name="ch2">
          <text:p>MATRIZ RANDOM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42167">
                <text:p>42167</text:p>
              </table:table-cell>
              <table:table-cell office:value-type="float" office:value="22496">
                <text:p>22496</text:p>
              </table:table-cell>
              <table:table-cell office:value-type="float" office:value="11899">
                <text:p>11899</text:p>
              </table:table-cell>
              <table:table-cell office:value-type="float" office:value="6647">
                <text:p>6647</text:p>
              </table:table-cell>
              <table:table-cell office:value-type="float" office:value="4370">
                <text:p>4370</text:p>
              </table:table-cell>
              <table:table-cell office:value-type="float" office:value="3291">
                <text:p>3291</text:p>
              </table:table-cell>
              <table:table-cell office:value-type="float" office:value="2994">
                <text:p>2994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3497">
                <text:p>83497</text:p>
              </table:table-cell>
              <table:table-cell office:value-type="float" office:value="35009">
                <text:p>35009</text:p>
              </table:table-cell>
              <table:table-cell office:value-type="float" office:value="18141">
                <text:p>18141</text:p>
              </table:table-cell>
              <table:table-cell office:value-type="float" office:value="9260">
                <text:p>9260</text:p>
              </table:table-cell>
              <table:table-cell office:value-type="float" office:value="5239">
                <text:p>5239</text:p>
              </table:table-cell>
              <table:table-cell office:value-type="float" office:value="3474">
                <text:p>3474</text:p>
              </table:table-cell>
              <table:table-cell office:value-type="float" office:value="2662">
                <text:p>2662</text:p>
              </table:table-cell>
              <table:table-cell office:value-type="float" office:value="2543">
                <text:p>254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1914">
                <text:p>191914</text:p>
              </table:table-cell>
              <table:table-cell office:value-type="float" office:value="79045">
                <text:p>79045</text:p>
              </table:table-cell>
              <table:table-cell office:value-type="float" office:value="31949">
                <text:p>31949</text:p>
              </table:table-cell>
              <table:table-cell office:value-type="float" office:value="15523">
                <text:p>15523</text:p>
              </table:table-cell>
              <table:table-cell office:value-type="float" office:value="7742">
                <text:p>7742</text:p>
              </table:table-cell>
              <table:table-cell office:value-type="float" office:value="4333">
                <text:p>4333</text:p>
              </table:table-cell>
              <table:table-cell office:value-type="float" office:value="2928">
                <text:p>2928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13974">
                <text:p>313974</text:p>
              </table:table-cell>
              <table:table-cell office:value-type="float" office:value="185803">
                <text:p>185803</text:p>
              </table:table-cell>
              <table:table-cell office:value-type="float" office:value="72700">
                <text:p>72700</text:p>
              </table:table-cell>
              <table:table-cell office:value-type="float" office:value="26967">
                <text:p>26967</text:p>
              </table:table-cell>
              <table:table-cell office:value-type="float" office:value="12269">
                <text:p>12269</text:p>
              </table:table-cell>
              <table:table-cell office:value-type="float" office:value="5983">
                <text:p>5983</text:p>
              </table:table-cell>
              <table:table-cell office:value-type="float" office:value="3402">
                <text:p>3402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11959">
                <text:p>411959</text:p>
              </table:table-cell>
              <table:table-cell office:value-type="float" office:value="303148">
                <text:p>303148</text:p>
              </table:table-cell>
              <table:table-cell office:value-type="float" office:value="171706">
                <text:p>171706</text:p>
              </table:table-cell>
              <table:table-cell office:value-type="float" office:value="61009">
                <text:p>61009</text:p>
              </table:table-cell>
              <table:table-cell office:value-type="float" office:value="22545">
                <text:p>22545</text:p>
              </table:table-cell>
              <table:table-cell office:value-type="float" office:value="9900">
                <text:p>9900</text:p>
              </table:table-cell>
              <table:table-cell office:value-type="float" office:value="4679">
                <text:p>4679</text:p>
              </table:table-cell>
              <table:table-cell office:value-type="float" office:value="2730">
                <text:p>273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78731">
                <text:p>478731</text:p>
              </table:table-cell>
              <table:table-cell office:value-type="float" office:value="357040">
                <text:p>357040</text:p>
              </table:table-cell>
              <table:table-cell office:value-type="float" office:value="257464">
                <text:p>257464</text:p>
              </table:table-cell>
              <table:table-cell office:value-type="float" office:value="131764">
                <text:p>131764</text:p>
              </table:table-cell>
              <table:table-cell office:value-type="float" office:value="42514">
                <text:p>42514</text:p>
              </table:table-cell>
              <table:table-cell office:value-type="float" office:value="16609">
                <text:p>16609</text:p>
              </table:table-cell>
              <table:table-cell office:value-type="float" office:value="7442">
                <text:p>7442</text:p>
              </table:table-cell>
              <table:table-cell office:value-type="float" office:value="3676">
                <text:p>3676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5cm" svg:y="0.315cm" chart:style-name="ch2">
          <text:p>MATRIZ RANDOM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8031">
                <text:p>8031</text:p>
              </table:table-cell>
              <table:table-cell office:value-type="float" office:value="4484">
                <text:p>4484</text:p>
              </table:table-cell>
              <table:table-cell office:value-type="float" office:value="2652">
                <text:p>2652</text:p>
              </table:table-cell>
              <table:table-cell office:value-type="float" office:value="1618">
                <text:p>1618</text:p>
              </table:table-cell>
              <table:table-cell office:value-type="float" office:value="1038">
                <text:p>1038</text:p>
              </table:table-cell>
              <table:table-cell office:value-type="float" office:value="449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028">
                <text:p>16028</text:p>
              </table:table-cell>
              <table:table-cell office:value-type="float" office:value="6908">
                <text:p>6908</text:p>
              </table:table-cell>
              <table:table-cell office:value-type="float" office:value="3831">
                <text:p>3831</text:p>
              </table:table-cell>
              <table:table-cell office:value-type="float" office:value="2112">
                <text:p>2112</text:p>
              </table:table-cell>
              <table:table-cell office:value-type="float" office:value="1305">
                <text:p>1305</text:p>
              </table:table-cell>
              <table:table-cell office:value-type="float" office:value="802">
                <text:p>802</text:p>
              </table:table-cell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6285">
                <text:p>36285</text:p>
              </table:table-cell>
              <table:table-cell office:value-type="float" office:value="15204">
                <text:p>15204</text:p>
              </table:table-cell>
              <table:table-cell office:value-type="float" office:value="6302">
                <text:p>6302</text:p>
              </table:table-cell>
              <table:table-cell office:value-type="float" office:value="3295">
                <text:p>3295</text:p>
              </table:table-cell>
              <table:table-cell office:value-type="float" office:value="1846">
                <text:p>1846</text:p>
              </table:table-cell>
              <table:table-cell office:value-type="float" office:value="1113">
                <text:p>1113</text:p>
              </table:table-cell>
              <table:table-cell office:value-type="float" office:value="636">
                <text:p>63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917">
                <text:p>50917</text:p>
              </table:table-cell>
              <table:table-cell office:value-type="float" office:value="35422">
                <text:p>35422</text:p>
              </table:table-cell>
              <table:table-cell office:value-type="float" office:value="14127">
                <text:p>14127</text:p>
              </table:table-cell>
              <table:table-cell office:value-type="float" office:value="5370">
                <text:p>5370</text:p>
              </table:table-cell>
              <table:table-cell office:value-type="float" office:value="2717">
                <text:p>2717</text:p>
              </table:table-cell>
              <table:table-cell office:value-type="float" office:value="1517">
                <text:p>1517</text:p>
              </table:table-cell>
              <table:table-cell office:value-type="float" office:value="868">
                <text:p>86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5128">
                <text:p>55128</text:p>
              </table:table-cell>
              <table:table-cell office:value-type="float" office:value="50289">
                <text:p>50289</text:p>
              </table:table-cell>
              <table:table-cell office:value-type="float" office:value="33371">
                <text:p>33371</text:p>
              </table:table-cell>
              <table:table-cell office:value-type="float" office:value="11745">
                <text:p>11745</text:p>
              </table:table-cell>
              <table:table-cell office:value-type="float" office:value="4470">
                <text:p>4470</text:p>
              </table:table-cell>
              <table:table-cell office:value-type="float" office:value="2170">
                <text:p>2170</text:p>
              </table:table-cell>
              <table:table-cell office:value-type="float" office:value="1182">
                <text:p>1182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7980">
                <text:p>57980</text:p>
              </table:table-cell>
              <table:table-cell office:value-type="float" office:value="54531">
                <text:p>54531</text:p>
              </table:table-cell>
              <table:table-cell office:value-type="float" office:value="48356">
                <text:p>48356</text:p>
              </table:table-cell>
              <table:table-cell office:value-type="float" office:value="27367">
                <text:p>27367</text:p>
              </table:table-cell>
              <table:table-cell office:value-type="float" office:value="8067">
                <text:p>8067</text:p>
              </table:table-cell>
              <table:table-cell office:value-type="float" office:value="3348">
                <text:p>3348</text:p>
              </table:table-cell>
              <table:table-cell office:value-type="float" office:value="1714">
                <text:p>1714</text:p>
              </table:table-cell>
              <table:table-cell office:value-type="float" office:value="949">
                <text:p>949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1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MATRIZ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2167">
            <text:p>42167</text:p>
          </table:table-cell>
          <table:table-cell office:value-type="float" office:value="22496">
            <text:p>22496</text:p>
          </table:table-cell>
          <table:table-cell office:value-type="float" office:value="11899">
            <text:p>11899</text:p>
          </table:table-cell>
          <table:table-cell office:value-type="float" office:value="6647">
            <text:p>6647</text:p>
          </table:table-cell>
          <table:table-cell office:value-type="float" office:value="4370">
            <text:p>4370</text:p>
          </table:table-cell>
          <table:table-cell office:value-type="float" office:value="3291">
            <text:p>3291</text:p>
          </table:table-cell>
          <table:table-cell table:number-columns-repeated="2" office:value-type="float" office:value="2994">
            <text:p>29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3497">
            <text:p>83497</text:p>
          </table:table-cell>
          <table:table-cell office:value-type="float" office:value="35009">
            <text:p>35009</text:p>
          </table:table-cell>
          <table:table-cell office:value-type="float" office:value="18141">
            <text:p>18141</text:p>
          </table:table-cell>
          <table:table-cell office:value-type="float" office:value="9260">
            <text:p>9260</text:p>
          </table:table-cell>
          <table:table-cell office:value-type="float" office:value="5239">
            <text:p>5239</text:p>
          </table:table-cell>
          <table:table-cell office:value-type="float" office:value="3474">
            <text:p>3474</text:p>
          </table:table-cell>
          <table:table-cell office:value-type="float" office:value="2662">
            <text:p>2662</text:p>
          </table:table-cell>
          <table:table-cell office:value-type="float" office:value="2543">
            <text:p>25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91914">
            <text:p>191914</text:p>
          </table:table-cell>
          <table:table-cell office:value-type="float" office:value="79045">
            <text:p>79045</text:p>
          </table:table-cell>
          <table:table-cell office:value-type="float" office:value="31949">
            <text:p>31949</text:p>
          </table:table-cell>
          <table:table-cell office:value-type="float" office:value="15523">
            <text:p>15523</text:p>
          </table:table-cell>
          <table:table-cell office:value-type="float" office:value="7742">
            <text:p>7742</text:p>
          </table:table-cell>
          <table:table-cell office:value-type="float" office:value="4333">
            <text:p>4333</text:p>
          </table:table-cell>
          <table:table-cell office:value-type="float" office:value="2928">
            <text:p>2928</text:p>
          </table:table-cell>
          <table:table-cell office:value-type="float" office:value="2238">
            <text:p>223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13974">
            <text:p>313974</text:p>
          </table:table-cell>
          <table:table-cell office:value-type="float" office:value="185803">
            <text:p>185803</text:p>
          </table:table-cell>
          <table:table-cell office:value-type="float" office:value="72700">
            <text:p>72700</text:p>
          </table:table-cell>
          <table:table-cell office:value-type="float" office:value="26967">
            <text:p>26967</text:p>
          </table:table-cell>
          <table:table-cell office:value-type="float" office:value="12269">
            <text:p>12269</text:p>
          </table:table-cell>
          <table:table-cell office:value-type="float" office:value="5983">
            <text:p>5983</text:p>
          </table:table-cell>
          <table:table-cell office:value-type="float" office:value="3402">
            <text:p>3402</text:p>
          </table:table-cell>
          <table:table-cell office:value-type="float" office:value="2312">
            <text:p>2312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411959">
            <text:p>411959</text:p>
          </table:table-cell>
          <table:table-cell office:value-type="float" office:value="303148">
            <text:p>303148</text:p>
          </table:table-cell>
          <table:table-cell office:value-type="float" office:value="171706">
            <text:p>171706</text:p>
          </table:table-cell>
          <table:table-cell office:value-type="float" office:value="61009">
            <text:p>61009</text:p>
          </table:table-cell>
          <table:table-cell office:value-type="float" office:value="22545">
            <text:p>22545</text:p>
          </table:table-cell>
          <table:table-cell office:value-type="float" office:value="9900">
            <text:p>9900</text:p>
          </table:table-cell>
          <table:table-cell office:value-type="float" office:value="4679">
            <text:p>4679</text:p>
          </table:table-cell>
          <table:table-cell office:value-type="float" office:value="2730">
            <text:p>273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78731">
            <text:p>478731</text:p>
          </table:table-cell>
          <table:table-cell office:value-type="float" office:value="357040">
            <text:p>357040</text:p>
          </table:table-cell>
          <table:table-cell office:value-type="float" office:value="257464">
            <text:p>257464</text:p>
          </table:table-cell>
          <table:table-cell office:value-type="float" office:value="131764">
            <text:p>131764</text:p>
          </table:table-cell>
          <table:table-cell office:value-type="float" office:value="42514">
            <text:p>42514</text:p>
          </table:table-cell>
          <table:table-cell office:value-type="float" office:value="16609">
            <text:p>16609</text:p>
          </table:table-cell>
          <table:table-cell office:value-type="float" office:value="7442">
            <text:p>7442</text:p>
          </table:table-cell>
          <table:table-cell office:value-type="float" office:value="3676">
            <text:p>3676</text:p>
          </table:table-cell>
        </table:table-row>
        <table:table-row table:style-name="ro2">
          <table:table-cell office:value-type="string">
            <text:p>RANDOM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031">
            <text:p>8031</text:p>
          </table:table-cell>
          <table:table-cell office:value-type="float" office:value="4484">
            <text:p>4484</text:p>
          </table:table-cell>
          <table:table-cell office:value-type="float" office:value="2652">
            <text:p>2652</text:p>
          </table:table-cell>
          <table:table-cell office:value-type="float" office:value="1618">
            <text:p>1618</text:p>
          </table:table-cell>
          <table:table-cell office:value-type="float" office:value="1038">
            <text:p>1038</text:p>
          </table:table-cell>
          <table:table-cell office:value-type="float" office:value="449">
            <text:p>4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028">
            <text:p>16028</text:p>
          </table:table-cell>
          <table:table-cell office:value-type="float" office:value="6908">
            <text:p>6908</text:p>
          </table:table-cell>
          <table:table-cell office:value-type="float" office:value="3831">
            <text:p>3831</text:p>
          </table:table-cell>
          <table:table-cell office:value-type="float" office:value="2112">
            <text:p>2112</text:p>
          </table:table-cell>
          <table:table-cell office:value-type="float" office:value="1305">
            <text:p>1305</text:p>
          </table:table-cell>
          <table:table-cell office:value-type="float" office:value="802">
            <text:p>802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6285">
            <text:p>36285</text:p>
          </table:table-cell>
          <table:table-cell office:value-type="float" office:value="15204">
            <text:p>15204</text:p>
          </table:table-cell>
          <table:table-cell office:value-type="float" office:value="6302">
            <text:p>6302</text:p>
          </table:table-cell>
          <table:table-cell office:value-type="float" office:value="3295">
            <text:p>3295</text:p>
          </table:table-cell>
          <table:table-cell office:value-type="float" office:value="1846">
            <text:p>1846</text:p>
          </table:table-cell>
          <table:table-cell office:value-type="float" office:value="1113">
            <text:p>1113</text:p>
          </table:table-cell>
          <table:table-cell office:value-type="float" office:value="636">
            <text:p>636</text:p>
          </table:table-cell>
          <table:table-cell office:value-type="float" office:value="65">
            <text:p>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0917">
            <text:p>50917</text:p>
          </table:table-cell>
          <table:table-cell office:value-type="float" office:value="35422">
            <text:p>35422</text:p>
          </table:table-cell>
          <table:table-cell office:value-type="float" office:value="14127">
            <text:p>14127</text:p>
          </table:table-cell>
          <table:table-cell office:value-type="float" office:value="5370">
            <text:p>5370</text:p>
          </table:table-cell>
          <table:table-cell office:value-type="float" office:value="2717">
            <text:p>2717</text:p>
          </table:table-cell>
          <table:table-cell office:value-type="float" office:value="1517">
            <text:p>1517</text:p>
          </table:table-cell>
          <table:table-cell office:value-type="float" office:value="868">
            <text:p>868</text:p>
          </table:table-cell>
          <table:table-cell office:value-type="float" office:value="450">
            <text:p>45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55128">
            <text:p>55128</text:p>
          </table:table-cell>
          <table:table-cell office:value-type="float" office:value="50289">
            <text:p>50289</text:p>
          </table:table-cell>
          <table:table-cell office:value-type="float" office:value="33371">
            <text:p>33371</text:p>
          </table:table-cell>
          <table:table-cell office:value-type="float" office:value="11745">
            <text:p>11745</text:p>
          </table:table-cell>
          <table:table-cell office:value-type="float" office:value="4470">
            <text:p>4470</text:p>
          </table:table-cell>
          <table:table-cell office:value-type="float" office:value="2170">
            <text:p>2170</text:p>
          </table:table-cell>
          <table:table-cell office:value-type="float" office:value="1182">
            <text:p>1182</text:p>
          </table:table-cell>
          <table:table-cell office:value-type="float" office:value="684">
            <text:p>68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57980">
            <text:p>57980</text:p>
          </table:table-cell>
          <table:table-cell office:value-type="float" office:value="54531">
            <text:p>54531</text:p>
          </table:table-cell>
          <table:table-cell office:value-type="float" office:value="48356">
            <text:p>48356</text:p>
          </table:table-cell>
          <table:table-cell office:value-type="float" office:value="27367">
            <text:p>27367</text:p>
          </table:table-cell>
          <table:table-cell office:value-type="float" office:value="8067">
            <text:p>8067</text:p>
          </table:table-cell>
          <table:table-cell office:value-type="float" office:value="3348">
            <text:p>3348</text:p>
          </table:table-cell>
          <table:table-cell office:value-type="float" office:value="1714">
            <text:p>1714</text:p>
          </table:table-cell>
          <table:table-cell office:value-type="float" office:value="949">
            <text:p>949</text:p>
          </table:table-cell>
        </table:table-row>
      </table:table>
      <table:named-expressions/>
    </office:spreadshee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SIMULADOR FIFO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59155">
                <text:p>59155</text:p>
              </table:table-cell>
              <table:table-cell office:value-type="float" office:value="34943">
                <text:p>34943</text:p>
              </table:table-cell>
              <table:table-cell office:value-type="float" office:value="20163">
                <text:p>20163</text:p>
              </table:table-cell>
              <table:table-cell office:value-type="float" office:value="11449">
                <text:p>11449</text:p>
              </table:table-cell>
              <table:table-cell office:value-type="float" office:value="7663">
                <text:p>7663</text:p>
              </table:table-cell>
              <table:table-cell office:value-type="float" office:value="6168">
                <text:p>6168</text:p>
              </table:table-cell>
              <table:table-cell office:value-type="float" office:value="5333">
                <text:p>5333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85283">
                <text:p>85283</text:p>
              </table:table-cell>
              <table:table-cell office:value-type="float" office:value="48301">
                <text:p>48301</text:p>
              </table:table-cell>
              <table:table-cell office:value-type="float" office:value="27778">
                <text:p>27778</text:p>
              </table:table-cell>
              <table:table-cell office:value-type="float" office:value="15440">
                <text:p>15440</text:p>
              </table:table-cell>
              <table:table-cell office:value-type="float" office:value="8089">
                <text:p>8089</text:p>
              </table:table-cell>
              <table:table-cell office:value-type="float" office:value="5492">
                <text:p>5492</text:p>
              </table:table-cell>
              <table:table-cell office:value-type="float" office:value="4314">
                <text:p>4314</text:p>
              </table:table-cell>
              <table:table-cell office:value-type="float" office:value="3890">
                <text:p>389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1827">
                <text:p>131827</text:p>
              </table:table-cell>
              <table:table-cell office:value-type="float" office:value="78338">
                <text:p>78338</text:p>
              </table:table-cell>
              <table:table-cell office:value-type="float" office:value="42421">
                <text:p>42421</text:p>
              </table:table-cell>
              <table:table-cell office:value-type="float" office:value="22816">
                <text:p>22816</text:p>
              </table:table-cell>
              <table:table-cell office:value-type="float" office:value="11884">
                <text:p>11884</text:p>
              </table:table-cell>
              <table:table-cell office:value-type="float" office:value="6293">
                <text:p>6293</text:p>
              </table:table-cell>
              <table:table-cell office:value-type="float" office:value="4528">
                <text:p>4528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08367">
                <text:p>208367</text:p>
              </table:table-cell>
              <table:table-cell office:value-type="float" office:value="119307">
                <text:p>119307</text:p>
              </table:table-cell>
              <table:table-cell office:value-type="float" office:value="70724">
                <text:p>70724</text:p>
              </table:table-cell>
              <table:table-cell office:value-type="float" office:value="37606">
                <text:p>37606</text:p>
              </table:table-cell>
              <table:table-cell office:value-type="float" office:value="18800">
                <text:p>18800</text:p>
              </table:table-cell>
              <table:table-cell office:value-type="float" office:value="9188">
                <text:p>9188</text:p>
              </table:table-cell>
              <table:table-cell office:value-type="float" office:value="5108">
                <text:p>5108</text:p>
              </table:table-cell>
              <table:table-cell office:value-type="float" office:value="3751">
                <text:p>3751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74439">
                <text:p>274439</text:p>
              </table:table-cell>
              <table:table-cell office:value-type="float" office:value="174434">
                <text:p>174434</text:p>
              </table:table-cell>
              <table:table-cell office:value-type="float" office:value="101483">
                <text:p>101483</text:p>
              </table:table-cell>
              <table:table-cell office:value-type="float" office:value="60922">
                <text:p>60922</text:p>
              </table:table-cell>
              <table:table-cell office:value-type="float" office:value="31700">
                <text:p>31700</text:p>
              </table:table-cell>
              <table:table-cell office:value-type="float" office:value="14066">
                <text:p>14066</text:p>
              </table:table-cell>
              <table:table-cell office:value-type="float" office:value="6783">
                <text:p>6783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27573">
                <text:p>427573</text:p>
              </table:table-cell>
              <table:table-cell office:value-type="float" office:value="248262">
                <text:p>248262</text:p>
              </table:table-cell>
              <table:table-cell office:value-type="float" office:value="152352">
                <text:p>152352</text:p>
              </table:table-cell>
              <table:table-cell office:value-type="float" office:value="81506">
                <text:p>81506</text:p>
              </table:table-cell>
              <table:table-cell office:value-type="float" office:value="46770">
                <text:p>46770</text:p>
              </table:table-cell>
              <table:table-cell office:value-type="float" office:value="20809">
                <text:p>20809</text:p>
              </table:table-cell>
              <table:table-cell office:value-type="float" office:value="8367">
                <text:p>8367</text:p>
              </table:table-cell>
              <table:table-cell office:value-type="float" office:value="3934">
                <text:p>39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SIMULADOR FIFO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0812">
                <text:p>10812</text:p>
              </table:table-cell>
              <table:table-cell office:value-type="float" office:value="7237">
                <text:p>7237</text:p>
              </table:table-cell>
              <table:table-cell office:value-type="float" office:value="4921">
                <text:p>4921</text:p>
              </table:table-cell>
              <table:table-cell office:value-type="float" office:value="3394">
                <text:p>3394</text:p>
              </table:table-cell>
              <table:table-cell office:value-type="float" office:value="2533">
                <text:p>2533</text:p>
              </table:table-cell>
              <table:table-cell office:value-type="float" office:value="1953">
                <text:p>1953</text:p>
              </table:table-cell>
              <table:table-cell office:value-type="float" office:value="687">
                <text:p>6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4870">
                <text:p>14870</text:p>
              </table:table-cell>
              <table:table-cell office:value-type="float" office:value="8979">
                <text:p>8979</text:p>
              </table:table-cell>
              <table:table-cell office:value-type="float" office:value="5976">
                <text:p>5976</text:p>
              </table:table-cell>
              <table:table-cell office:value-type="float" office:value="3860">
                <text:p>3860</text:p>
              </table:table-cell>
              <table:table-cell office:value-type="float" office:value="2486">
                <text:p>2486</text:p>
              </table:table-cell>
              <table:table-cell office:value-type="float" office:value="1844">
                <text:p>1844</text:p>
              </table:table-cell>
              <table:table-cell office:value-type="float" office:value="1263">
                <text:p>1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3530">
                <text:p>23530</text:p>
              </table:table-cell>
              <table:table-cell office:value-type="float" office:value="13864">
                <text:p>13864</text:p>
              </table:table-cell>
              <table:table-cell office:value-type="float" office:value="8239">
                <text:p>8239</text:p>
              </table:table-cell>
              <table:table-cell office:value-type="float" office:value="5184">
                <text:p>5184</text:p>
              </table:table-cell>
              <table:table-cell office:value-type="float" office:value="3330">
                <text:p>3330</text:p>
              </table:table-cell>
              <table:table-cell office:value-type="float" office:value="2101">
                <text:p>2101</text:p>
              </table:table-cell>
              <table:table-cell office:value-type="float" office:value="1576">
                <text:p>1576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0706">
                <text:p>40706</text:p>
              </table:table-cell>
              <table:table-cell office:value-type="float" office:value="21908">
                <text:p>21908</text:p>
              </table:table-cell>
              <table:table-cell office:value-type="float" office:value="12728">
                <text:p>12728</text:p>
              </table:table-cell>
              <table:table-cell office:value-type="float" office:value="7479">
                <text:p>7479</text:p>
              </table:table-cell>
              <table:table-cell office:value-type="float" office:value="4536">
                <text:p>4536</text:p>
              </table:table-cell>
              <table:table-cell office:value-type="float" office:value="2831">
                <text:p>2831</text:p>
              </table:table-cell>
              <table:table-cell office:value-type="float" office:value="1806">
                <text:p>1806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61494">
                <text:p>61494</text:p>
              </table:table-cell>
              <table:table-cell office:value-type="float" office:value="35348">
                <text:p>35348</text:p>
              </table:table-cell>
              <table:table-cell office:value-type="float" office:value="18918">
                <text:p>18918</text:p>
              </table:table-cell>
              <table:table-cell office:value-type="float" office:value="11045">
                <text:p>11045</text:p>
              </table:table-cell>
              <table:table-cell office:value-type="float" office:value="6415">
                <text:p>6415</text:p>
              </table:table-cell>
              <table:table-cell office:value-type="float" office:value="3579">
                <text:p>3579</text:p>
              </table:table-cell>
              <table:table-cell office:value-type="float" office:value="2200">
                <text:p>2200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02791">
                <text:p>102791</text:p>
              </table:table-cell>
              <table:table-cell office:value-type="float" office:value="54716">
                <text:p>54716</text:p>
              </table:table-cell>
              <table:table-cell office:value-type="float" office:value="29562">
                <text:p>29562</text:p>
              </table:table-cell>
              <table:table-cell office:value-type="float" office:value="14469">
                <text:p>14469</text:p>
              </table:table-cell>
              <table:table-cell office:value-type="float" office:value="7718">
                <text:p>7718</text:p>
              </table:table-cell>
              <table:table-cell office:value-type="float" office:value="4237">
                <text:p>4237</text:p>
              </table:table-cell>
              <table:table-cell office:value-type="float" office:value="2283">
                <text:p>2283</text:p>
              </table:table-cell>
              <table:table-cell office:value-type="float" office:value="1323">
                <text:p>13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SIMULAD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FIFO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9155">
            <text:p>59155</text:p>
          </table:table-cell>
          <table:table-cell office:value-type="float" office:value="34943">
            <text:p>34943</text:p>
          </table:table-cell>
          <table:table-cell office:value-type="float" office:value="20163">
            <text:p>20163</text:p>
          </table:table-cell>
          <table:table-cell office:value-type="float" office:value="11449">
            <text:p>11449</text:p>
          </table:table-cell>
          <table:table-cell office:value-type="float" office:value="7663">
            <text:p>7663</text:p>
          </table:table-cell>
          <table:table-cell office:value-type="float" office:value="6168">
            <text:p>6168</text:p>
          </table:table-cell>
          <table:table-cell office:value-type="float" office:value="5333">
            <text:p>5333</text:p>
          </table:table-cell>
          <table:table-cell office:value-type="float" office:value="5144">
            <text:p>514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5283">
            <text:p>85283</text:p>
          </table:table-cell>
          <table:table-cell office:value-type="float" office:value="48301">
            <text:p>48301</text:p>
          </table:table-cell>
          <table:table-cell office:value-type="float" office:value="27778">
            <text:p>27778</text:p>
          </table:table-cell>
          <table:table-cell office:value-type="float" office:value="15440">
            <text:p>15440</text:p>
          </table:table-cell>
          <table:table-cell office:value-type="float" office:value="8089">
            <text:p>8089</text:p>
          </table:table-cell>
          <table:table-cell office:value-type="float" office:value="5492">
            <text:p>5492</text:p>
          </table:table-cell>
          <table:table-cell office:value-type="float" office:value="4314">
            <text:p>4314</text:p>
          </table:table-cell>
          <table:table-cell office:value-type="float" office:value="3890">
            <text:p>389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31827">
            <text:p>131827</text:p>
          </table:table-cell>
          <table:table-cell office:value-type="float" office:value="78338">
            <text:p>78338</text:p>
          </table:table-cell>
          <table:table-cell office:value-type="float" office:value="42421">
            <text:p>42421</text:p>
          </table:table-cell>
          <table:table-cell office:value-type="float" office:value="22816">
            <text:p>22816</text:p>
          </table:table-cell>
          <table:table-cell office:value-type="float" office:value="11884">
            <text:p>11884</text:p>
          </table:table-cell>
          <table:table-cell office:value-type="float" office:value="6293">
            <text:p>6293</text:p>
          </table:table-cell>
          <table:table-cell office:value-type="float" office:value="4528">
            <text:p>4528</text:p>
          </table:table-cell>
          <table:table-cell office:value-type="float" office:value="3669">
            <text:p>366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08367">
            <text:p>208367</text:p>
          </table:table-cell>
          <table:table-cell office:value-type="float" office:value="119307">
            <text:p>119307</text:p>
          </table:table-cell>
          <table:table-cell office:value-type="float" office:value="70724">
            <text:p>70724</text:p>
          </table:table-cell>
          <table:table-cell office:value-type="float" office:value="37606">
            <text:p>37606</text:p>
          </table:table-cell>
          <table:table-cell office:value-type="float" office:value="18800">
            <text:p>18800</text:p>
          </table:table-cell>
          <table:table-cell office:value-type="float" office:value="9188">
            <text:p>9188</text:p>
          </table:table-cell>
          <table:table-cell office:value-type="float" office:value="5108">
            <text:p>5108</text:p>
          </table:table-cell>
          <table:table-cell office:value-type="float" office:value="3751">
            <text:p>375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74439">
            <text:p>274439</text:p>
          </table:table-cell>
          <table:table-cell office:value-type="float" office:value="174434">
            <text:p>174434</text:p>
          </table:table-cell>
          <table:table-cell office:value-type="float" office:value="101483">
            <text:p>101483</text:p>
          </table:table-cell>
          <table:table-cell office:value-type="float" office:value="60922">
            <text:p>60922</text:p>
          </table:table-cell>
          <table:table-cell office:value-type="float" office:value="31700">
            <text:p>31700</text:p>
          </table:table-cell>
          <table:table-cell office:value-type="float" office:value="14066">
            <text:p>14066</text:p>
          </table:table-cell>
          <table:table-cell office:value-type="float" office:value="6783">
            <text:p>6783</text:p>
          </table:table-cell>
          <table:table-cell office:value-type="float" office:value="3837">
            <text:p>3837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427573">
            <text:p>427573</text:p>
          </table:table-cell>
          <table:table-cell office:value-type="float" office:value="248262">
            <text:p>248262</text:p>
          </table:table-cell>
          <table:table-cell office:value-type="float" office:value="152352">
            <text:p>152352</text:p>
          </table:table-cell>
          <table:table-cell office:value-type="float" office:value="81506">
            <text:p>81506</text:p>
          </table:table-cell>
          <table:table-cell office:value-type="float" office:value="46770">
            <text:p>46770</text:p>
          </table:table-cell>
          <table:table-cell office:value-type="float" office:value="20809">
            <text:p>20809</text:p>
          </table:table-cell>
          <table:table-cell office:value-type="float" office:value="8367">
            <text:p>8367</text:p>
          </table:table-cell>
          <table:table-cell office:value-type="float" office:value="3934">
            <text:p>3934</text:p>
          </table:table-cell>
        </table:table-row>
        <table:table-row table:style-name="ro2">
          <table:table-cell office:value-type="string">
            <text:p>FIFO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812">
            <text:p>10812</text:p>
          </table:table-cell>
          <table:table-cell office:value-type="float" office:value="7237">
            <text:p>7237</text:p>
          </table:table-cell>
          <table:table-cell office:value-type="float" office:value="4921">
            <text:p>4921</text:p>
          </table:table-cell>
          <table:table-cell office:value-type="float" office:value="3394">
            <text:p>3394</text:p>
          </table:table-cell>
          <table:table-cell office:value-type="float" office:value="2533">
            <text:p>2533</text:p>
          </table:table-cell>
          <table:table-cell office:value-type="float" office:value="1953">
            <text:p>1953</text:p>
          </table:table-cell>
          <table:table-cell office:value-type="float" office:value="687">
            <text:p>687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4870">
            <text:p>14870</text:p>
          </table:table-cell>
          <table:table-cell office:value-type="float" office:value="8979">
            <text:p>8979</text:p>
          </table:table-cell>
          <table:table-cell office:value-type="float" office:value="5976">
            <text:p>5976</text:p>
          </table:table-cell>
          <table:table-cell office:value-type="float" office:value="3860">
            <text:p>3860</text:p>
          </table:table-cell>
          <table:table-cell office:value-type="float" office:value="2486">
            <text:p>2486</text:p>
          </table:table-cell>
          <table:table-cell office:value-type="float" office:value="1844">
            <text:p>1844</text:p>
          </table:table-cell>
          <table:table-cell office:value-type="float" office:value="1263">
            <text:p>12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3530">
            <text:p>23530</text:p>
          </table:table-cell>
          <table:table-cell office:value-type="float" office:value="13864">
            <text:p>13864</text:p>
          </table:table-cell>
          <table:table-cell office:value-type="float" office:value="8239">
            <text:p>8239</text:p>
          </table:table-cell>
          <table:table-cell office:value-type="float" office:value="5184">
            <text:p>5184</text:p>
          </table:table-cell>
          <table:table-cell office:value-type="float" office:value="3330">
            <text:p>3330</text:p>
          </table:table-cell>
          <table:table-cell office:value-type="float" office:value="2101">
            <text:p>2101</text:p>
          </table:table-cell>
          <table:table-cell office:value-type="float" office:value="1576">
            <text:p>1576</text:p>
          </table:table-cell>
          <table:table-cell office:value-type="float" office:value="898">
            <text:p>89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706">
            <text:p>40706</text:p>
          </table:table-cell>
          <table:table-cell office:value-type="float" office:value="21908">
            <text:p>21908</text:p>
          </table:table-cell>
          <table:table-cell office:value-type="float" office:value="12728">
            <text:p>12728</text:p>
          </table:table-cell>
          <table:table-cell office:value-type="float" office:value="7479">
            <text:p>7479</text:p>
          </table:table-cell>
          <table:table-cell office:value-type="float" office:value="4536">
            <text:p>4536</text:p>
          </table:table-cell>
          <table:table-cell office:value-type="float" office:value="2831">
            <text:p>2831</text:p>
          </table:table-cell>
          <table:table-cell office:value-type="float" office:value="1806">
            <text:p>1806</text:p>
          </table:table-cell>
          <table:table-cell office:value-type="float" office:value="1285">
            <text:p>1285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61494">
            <text:p>61494</text:p>
          </table:table-cell>
          <table:table-cell office:value-type="float" office:value="35348">
            <text:p>35348</text:p>
          </table:table-cell>
          <table:table-cell office:value-type="float" office:value="18918">
            <text:p>18918</text:p>
          </table:table-cell>
          <table:table-cell office:value-type="float" office:value="11045">
            <text:p>11045</text:p>
          </table:table-cell>
          <table:table-cell office:value-type="float" office:value="6415">
            <text:p>6415</text:p>
          </table:table-cell>
          <table:table-cell office:value-type="float" office:value="3579">
            <text:p>3579</text:p>
          </table:table-cell>
          <table:table-cell office:value-type="float" office:value="2200">
            <text:p>2200</text:p>
          </table:table-cell>
          <table:table-cell office:value-type="float" office:value="1381">
            <text:p>1381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02791">
            <text:p>102791</text:p>
          </table:table-cell>
          <table:table-cell office:value-type="float" office:value="54716">
            <text:p>54716</text:p>
          </table:table-cell>
          <table:table-cell office:value-type="float" office:value="29562">
            <text:p>29562</text:p>
          </table:table-cell>
          <table:table-cell office:value-type="float" office:value="14469">
            <text:p>14469</text:p>
          </table:table-cell>
          <table:table-cell office:value-type="float" office:value="7718">
            <text:p>7718</text:p>
          </table:table-cell>
          <table:table-cell office:value-type="float" office:value="4237">
            <text:p>4237</text:p>
          </table:table-cell>
          <table:table-cell office:value-type="float" office:value="2283">
            <text:p>2283</text:p>
          </table:table-cell>
          <table:table-cell office:value-type="float" office:value="1323">
            <text:p>1323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3cm" svg:y="0.315cm" chart:style-name="ch2">
          <text:p>Compressor FIFO</text:p>
        </chart:title>
        <chart:subtitle svg:x="6.897cm" svg:y="1.273cm" chart:style-name="ch3">
          <text:p>Page Fault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692cm" svg:y="2.513cm" svg:width="10.212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5.993cm" chart:style-name="ch8">
              <text:p>Page Fault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1928">
                <text:p>1928</text:p>
              </table:table-cell>
              <table:table-cell office:value-type="float" office:value="1249">
                <text:p>1249</text:p>
              </table:table-cell>
              <table:table-cell office:value-type="float" office:value="772">
                <text:p>772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497">
                <text:p>2497</text:p>
              </table:table-cell>
              <table:table-cell office:value-type="float" office:value="1467">
                <text:p>1467</text:p>
              </table:table-cell>
              <table:table-cell office:value-type="float" office:value="891">
                <text:p>891</text:p>
              </table:table-cell>
              <table:table-cell office:value-type="float" office:value="511">
                <text:p>511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235">
                <text:p>3235</text:p>
              </table:table-cell>
              <table:table-cell office:value-type="float" office:value="1804">
                <text:p>1804</text:p>
              </table:table-cell>
              <table:table-cell office:value-type="float" office:value="1030">
                <text:p>1030</text:p>
              </table:table-cell>
              <table:table-cell office:value-type="float" office:value="570">
                <text:p>57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214">
                <text:p>11214</text:p>
              </table:table-cell>
              <table:table-cell office:value-type="float" office:value="2862">
                <text:p>2862</text:p>
              </table:table-cell>
              <table:table-cell office:value-type="float" office:value="1495">
                <text:p>1495</text:p>
              </table:table-cell>
              <table:table-cell office:value-type="float" office:value="850">
                <text:p>850</text:p>
              </table:table-cell>
              <table:table-cell office:value-type="float" office:value="430">
                <text:p>430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3347">
                <text:p>113347</text:p>
              </table:table-cell>
              <table:table-cell office:value-type="float" office:value="10640">
                <text:p>10640</text:p>
              </table:table-cell>
              <table:table-cell office:value-type="float" office:value="2234">
                <text:p>2234</text:p>
              </table:table-cell>
              <table:table-cell office:value-type="float" office:value="1119">
                <text:p>1119</text:p>
              </table:table-cell>
              <table:table-cell office:value-type="float" office:value="640">
                <text:p>640</text:p>
              </table:table-cell>
              <table:table-cell office:value-type="float" office:value="309">
                <text:p>309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6583">
                <text:p>216583</text:p>
              </table:table-cell>
              <table:table-cell office:value-type="float" office:value="104991">
                <text:p>104991</text:p>
              </table:table-cell>
              <table:table-cell office:value-type="float" office:value="10332">
                <text:p>10332</text:p>
              </table:table-cell>
              <table:table-cell office:value-type="float" office:value="1956">
                <text:p>1956</text:p>
              </table:table-cell>
              <table:table-cell office:value-type="float" office:value="890">
                <text:p>890</text:p>
              </table:table-cell>
              <table:table-cell office:value-type="float" office:value="444">
                <text:p>444</text:p>
              </table:table-cell>
              <table:table-cell office:value-type="float" office:value="155">
                <text:p>155</text:p>
              </table:table-cell>
              <table:table-cell office:value-type="float" office:value="137">
                <text:p>1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759cm" svg:y="0.315cm" chart:style-name="ch2">
          <text:p>COMPRESSOR FIFO</text:p>
        </chart:title>
        <chart:subtitle svg:x="6.46cm" svg:y="1.273cm" chart:style-name="ch3">
          <text:p>Paginas Escritas</text:p>
        </chart:subtitle>
        <chart:legend chart:legend-position="end" svg:x="13.728cm" svg:y="2.457cm" style:legend-expansion="high" chart:style-name="ch4"/>
        <chart:plot-area chart:style-name="ch5" chart:data-source-has-labels="both" svg:x="1.33cm" svg:y="2.314cm" svg:width="11.761cm" svg:height="5.525cm">
          <chartooo:coordinate-region svg:x="2.507cm" svg:y="2.513cm" svg:width="10.397cm" svg:height="4.679cm"/>
          <chart:axis chart:dimension="x" chart:name="primary-x" chart:style-name="ch6" chartooo:axis-type="auto">
            <chartooo:date-scale/>
            <chart:title svg:x="5.909cm" svg:y="8.018cm" chart:style-name="ch7">
              <text:p>Tamanho Pagina</text:p>
            </chart:title>
            <chart:categories table:cell-range-address="local-table.$A$2:.$A$7"/>
          </chart:axis>
          <chart:axis chart:dimension="y" chart:name="primary-y" chart:style-name="ch6">
            <chart:title svg:x="0.451cm" svg:y="6.337cm" chart:style-name="ch8">
              <text:p>Paginas Escritas</text:p>
            </chart:title>
            <chart:grid chart:style-name="ch9" chart:class="major"/>
          </chart:axis>
          <chart:series chart:style-name="ch10" chart:values-cell-range-address="local-table.$B$2:.$B$7" chart:label-cell-address="local-table.$B$1" chart:class="chart:line">
            <chart:data-point chart:repeated="6"/>
          </chart:series>
          <chart:series chart:style-name="ch11" chart:values-cell-range-address="local-table.$C$2:.$C$7" chart:label-cell-address="local-table.$C$1" chart:class="chart:line">
            <chart:data-point chart:repeated="6"/>
          </chart:series>
          <chart:series chart:style-name="ch12" chart:values-cell-range-address="local-table.$D$2:.$D$7" chart:label-cell-address="local-table.$D$1" chart:class="chart:line">
            <chart:data-point chart:repeated="6"/>
          </chart:series>
          <chart:series chart:style-name="ch13" chart:values-cell-range-address="local-table.$E$2:.$E$7" chart:label-cell-address="local-table.$E$1" chart:class="chart:line">
            <chart:data-point chart:repeated="6"/>
          </chart:series>
          <chart:series chart:style-name="ch14" chart:values-cell-range-address="local-table.$F$2:.$F$7" chart:label-cell-address="local-table.$F$1" chart:class="chart:line">
            <chart:data-point chart:repeated="6"/>
          </chart:series>
          <chart:series chart:style-name="ch15" chart:values-cell-range-address="local-table.$G$2:.$G$7" chart:label-cell-address="local-table.$G$1" chart:class="chart:line">
            <chart:data-point chart:repeated="6"/>
          </chart:series>
          <chart:series chart:style-name="ch16" chart:values-cell-range-address="local-table.$H$2:.$H$7" chart:label-cell-address="local-table.$H$1" chart:class="chart:line">
            <chart:data-point chart:repeated="6"/>
          </chart:series>
          <chart:series chart:style-name="ch17" chart:values-cell-range-address="local-table.$I$2:.$I$7" chart:label-cell-address="local-table.$I$1" chart:class="chart:line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</table:table-cell>
              <table:table-cell office:value-type="string">
                <text:p>256</text:p>
              </table:table-cell>
              <table:table-cell office:value-type="string">
                <text:p>512</text:p>
              </table:table-cell>
              <table:table-cell office:value-type="string">
                <text:p>1024</text:p>
              </table:table-cell>
              <table:table-cell office:value-type="string">
                <text:p>2048</text:p>
              </table:table-cell>
              <table:table-cell office:value-type="string">
                <text:p>4096</text:p>
              </table:table-cell>
              <table:table-cell office:value-type="string">
                <text:p>8192</text:p>
              </table:table-cell>
              <table:table-cell office:value-type="string">
                <text:p>16384</text:p>
              </table:table-cell>
            </table:table-row>
          </table:table-header-rows>
          <table:table-rows>
            <table:table-row>
              <table:table-cell office:value-type="float" office:value="2">
                <text:p/>
              </table:table-cell>
              <table:table-cell office:value-type="float" office:value="434">
                <text:p>434</text:p>
              </table:table-cell>
              <table:table-cell office:value-type="float" office:value="279">
                <text:p>279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25">
                <text:p>525</text:p>
              </table:table-cell>
              <table:table-cell office:value-type="float" office:value="338">
                <text:p>338</text:p>
              </table:table-cell>
              <table:table-cell office:value-type="float" office:value="202">
                <text:p>202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675">
                <text:p>675</text:p>
              </table:table-cell>
              <table:table-cell office:value-type="float" office:value="403">
                <text:p>403</text:p>
              </table:table-cell>
              <table:table-cell office:value-type="float" office:value="236">
                <text:p>236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80">
                <text:p>1080</text:p>
              </table:table-cell>
              <table:table-cell office:value-type="float" office:value="612">
                <text:p>612</text:p>
              </table:table-cell>
              <table:table-cell office:value-type="float" office:value="347">
                <text:p>347</text:p>
              </table:table-cell>
              <table:table-cell office:value-type="float" office:value="200">
                <text:p>20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4448">
                <text:p>24448</text:p>
              </table:table-cell>
              <table:table-cell office:value-type="float" office:value="1009">
                <text:p>1009</text:p>
              </table:table-cell>
              <table:table-cell office:value-type="float" office:value="452">
                <text:p>452</text:p>
              </table:table-cell>
              <table:table-cell office:value-type="float" office:value="258">
                <text:p>258</text:p>
              </table:table-cell>
              <table:table-cell office:value-type="float" office:value="150">
                <text:p>15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6662">
                <text:p>36662</text:p>
              </table:table-cell>
              <table:table-cell office:value-type="float" office:value="18021">
                <text:p>18021</text:p>
              </table:table-cell>
              <table:table-cell office:value-type="float" office:value="930">
                <text:p>930</text:p>
              </table:table-cell>
              <table:table-cell office:value-type="float" office:value="396">
                <text:p>396</text:p>
              </table:table-cell>
              <table:table-cell office:value-type="float" office:value="212">
                <text:p>212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8" table:default-cell-style-name="ce2"/>
        <table:table-row table:style-name="ro1" table:number-rows-repeated="6">
          <table:table-cell/>
          <table:table-cell table:style-name="Default" table:number-columns-repeated="8"/>
        </table:table-row>
        <table:table-row table:style-name="ro2">
          <table:table-cell office:value-type="string">
            <text:p>COMPRESSOR</text:p>
          </table:table-cell>
          <table:table-cell table:style-name="Default" table:number-columns-repeated="8"/>
        </table:table-row>
        <table:table-row table:style-name="ro2">
          <table:table-cell office:value-type="string">
            <text:p>FIFO</text:p>
          </table:table-cell>
          <table:table-cell table:style-name="Default" office:value-type="string">
            <text:p>PAGE FAUL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928">
            <text:p>1928</text:p>
          </table:table-cell>
          <table:table-cell office:value-type="float" office:value="1249">
            <text:p>1249</text:p>
          </table:table-cell>
          <table:table-cell office:value-type="float" office:value="772">
            <text:p>772</text:p>
          </table:table-cell>
          <table:table-cell table:number-columns-repeated="5" office:value-type="float" office:value="419">
            <text:p>4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97">
            <text:p>2497</text:p>
          </table:table-cell>
          <table:table-cell office:value-type="float" office:value="1467">
            <text:p>1467</text:p>
          </table:table-cell>
          <table:table-cell office:value-type="float" office:value="891">
            <text:p>891</text:p>
          </table:table-cell>
          <table:table-cell office:value-type="float" office:value="511">
            <text:p>511</text:p>
          </table:table-cell>
          <table:table-cell table:number-columns-repeated="4" office:value-type="float" office:value="317">
            <text:p>3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35">
            <text:p>3235</text:p>
          </table:table-cell>
          <table:table-cell office:value-type="float" office:value="1804">
            <text:p>1804</text:p>
          </table:table-cell>
          <table:table-cell office:value-type="float" office:value="1030">
            <text:p>1030</text:p>
          </table:table-cell>
          <table:table-cell office:value-type="float" office:value="570">
            <text:p>570</text:p>
          </table:table-cell>
          <table:table-cell table:number-columns-repeated="4" office:value-type="float" office:value="255">
            <text:p>2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1214">
            <text:p>11214</text:p>
          </table:table-cell>
          <table:table-cell office:value-type="float" office:value="2862">
            <text:p>2862</text:p>
          </table:table-cell>
          <table:table-cell office:value-type="float" office:value="1495">
            <text:p>1495</text:p>
          </table:table-cell>
          <table:table-cell office:value-type="float" office:value="850">
            <text:p>850</text:p>
          </table:table-cell>
          <table:table-cell office:value-type="float" office:value="430">
            <text:p>430</text:p>
          </table:table-cell>
          <table:table-cell table:number-columns-repeated="3" office:value-type="float" office:value="209">
            <text:p>209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113347">
            <text:p>113347</text:p>
          </table:table-cell>
          <table:table-cell office:value-type="float" office:value="10640">
            <text:p>10640</text:p>
          </table:table-cell>
          <table:table-cell office:value-type="float" office:value="2234">
            <text:p>2234</text:p>
          </table:table-cell>
          <table:table-cell office:value-type="float" office:value="1119">
            <text:p>1119</text:p>
          </table:table-cell>
          <table:table-cell office:value-type="float" office:value="640">
            <text:p>640</text:p>
          </table:table-cell>
          <table:table-cell office:value-type="float" office:value="308">
            <text:p>308</text:p>
          </table:table-cell>
          <table:table-cell table:number-columns-repeated="2" office:value-type="float" office:value="172">
            <text:p>172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216584">
            <text:p>216584</text:p>
          </table:table-cell>
          <table:table-cell office:value-type="float" office:value="104991">
            <text:p>104991</text:p>
          </table:table-cell>
          <table:table-cell office:value-type="float" office:value="10332">
            <text:p>10332</text:p>
          </table:table-cell>
          <table:table-cell office:value-type="float" office:value="1956">
            <text:p>1956</text:p>
          </table:table-cell>
          <table:table-cell office:value-type="float" office:value="890">
            <text:p>890</text:p>
          </table:table-cell>
          <table:table-cell office:value-type="float" office:value="444">
            <text:p>444</text:p>
          </table:table-cell>
          <table:table-cell office:value-type="float" office:value="155">
            <text:p>155</text:p>
          </table:table-cell>
          <table:table-cell office:value-type="float" office:value="137">
            <text:p>137</text:p>
          </table:table-cell>
        </table:table-row>
        <table:table-row table:style-name="ro2">
          <table:table-cell office:value-type="string">
            <text:p>FIFO</text:p>
          </table:table-cell>
          <table:table-cell table:style-name="Default" office:value-type="string">
            <text:p>PAGINAS ESCRITAS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Default" office:value-type="float" office:value="128">
            <text:p>128</text:p>
          </table:table-cell>
          <table:table-cell table:style-name="Default" office:value-type="float" office:value="256">
            <text:p>256</text:p>
          </table:table-cell>
          <table:table-cell table:style-name="Default" office:value-type="float" office:value="512">
            <text:p>512</text:p>
          </table:table-cell>
          <table:table-cell table:style-name="Default" office:value-type="float" office:value="1024">
            <text:p>1024</text:p>
          </table:table-cell>
          <table:table-cell table:style-name="Default" office:value-type="float" office:value="2048">
            <text:p>2048</text:p>
          </table:table-cell>
          <table:table-cell table:style-name="Default" office:value-type="float" office:value="4096">
            <text:p>4096</text:p>
          </table:table-cell>
          <table:table-cell table:style-name="Default" office:value-type="float" office:value="8192">
            <text:p>8192</text:p>
          </table:table-cell>
          <table:table-cell table:style-name="Default" office:value-type="float" office:value="16384">
            <text:p>163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34">
            <text:p>434</text:p>
          </table:table-cell>
          <table:table-cell office:value-type="float" office:value="279">
            <text:p>279</text:p>
          </table:table-cell>
          <table:table-cell office:value-type="float" office:value="152">
            <text:p>152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25">
            <text:p>525</text:p>
          </table:table-cell>
          <table:table-cell office:value-type="float" office:value="338">
            <text:p>338</text:p>
          </table:table-cell>
          <table:table-cell office:value-type="float" office:value="202">
            <text:p>202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75">
            <text:p>675</text:p>
          </table:table-cell>
          <table:table-cell office:value-type="float" office:value="403">
            <text:p>403</text:p>
          </table:table-cell>
          <table:table-cell office:value-type="float" office:value="236">
            <text:p>236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080">
            <text:p>1080</text:p>
          </table:table-cell>
          <table:table-cell office:value-type="float" office:value="612">
            <text:p>612</text:p>
          </table:table-cell>
          <table:table-cell office:value-type="float" office:value="347">
            <text:p>347</text:p>
          </table:table-cell>
          <table:table-cell office:value-type="float" office:value="200">
            <text:p>200</text:p>
          </table:table-cell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24448">
            <text:p>24448</text:p>
          </table:table-cell>
          <table:table-cell office:value-type="float" office:value="1009">
            <text:p>1009</text:p>
          </table:table-cell>
          <table:table-cell office:value-type="float" office:value="452">
            <text:p>452</text:p>
          </table:table-cell>
          <table:table-cell office:value-type="float" office:value="258">
            <text:p>258</text:p>
          </table:table-cell>
          <table:table-cell office:value-type="float" office:value="150">
            <text:p>150</text:p>
          </table:table-cell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36662">
            <text:p>36662</text:p>
          </table:table-cell>
          <table:table-cell office:value-type="float" office:value="18021">
            <text:p>18021</text:p>
          </table:table-cell>
          <table:table-cell office:value-type="float" office:value="930">
            <text:p>930</text:p>
          </table:table-cell>
          <table:table-cell office:value-type="float" office:value="396">
            <text:p>396</text:p>
          </table:table-cell>
          <table:table-cell office:value-type="float" office:value="212">
            <text:p>212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